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d675e"/>
    </style:style>
    <style:style style:name="P4" style:family="paragraph" style:parent-style-name="Text_20_body">
      <style:paragraph-properties fo:margin-left="0in" fo:margin-right="0in" fo:text-align="justify" style:justify-single-word="false" fo:text-indent="0.1965in" style:auto-text-indent="false"/>
      <style:text-properties officeooo:paragraph-rsid="004cab0c"/>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officeooo:paragraph-rsid="002469e6"/>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469e6"/>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95e44"/>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aca68"/>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06cf2"/>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28f0d"/>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a050a"/>
    </style:style>
    <style:style style:name="P22"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43703b"/>
    </style:style>
    <style:style style:name="P23"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495f3c"/>
    </style:style>
    <style:style style:name="P24"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49bc9b"/>
    </style:style>
    <style:style style:name="P25" style:family="paragraph" style:parent-style-name="Text_20_body">
      <style:paragraph-properties fo:margin-left="0in" fo:margin-right="0in" fo:text-align="justify" style:justify-single-word="false" fo:text-indent="0.1965in" style:auto-text-indent="false"/>
      <style:text-properties fo:language="ru" fo:country="RU" officeooo:rsid="00265196" officeooo:paragraph-rsid="00265196"/>
    </style:style>
    <style:style style:name="P26" style:family="paragraph" style:parent-style-name="Text_20_body">
      <style:paragraph-properties fo:margin-left="0in" fo:margin-right="0in" fo:text-align="justify" style:justify-single-word="false" fo:text-indent="0.1965in" style:auto-text-indent="false"/>
      <style:text-properties fo:language="ru" fo:country="RU" officeooo:rsid="002b87f8" officeooo:paragraph-rsid="002cfabc"/>
    </style:style>
    <style:style style:name="P27" style:family="paragraph" style:parent-style-name="Text_20_body">
      <style:paragraph-properties fo:margin-left="0in" fo:margin-right="0in" fo:text-align="justify" style:justify-single-word="false" fo:text-indent="0.1965in" style:auto-text-indent="false"/>
      <style:text-properties fo:language="ru" fo:country="RU" officeooo:rsid="0031ac92" officeooo:paragraph-rsid="0031ac92"/>
    </style:style>
    <style:style style:name="P28" style:family="paragraph" style:parent-style-name="Text_20_body">
      <style:paragraph-properties fo:margin-left="0in" fo:margin-right="0in" fo:text-align="justify" style:justify-single-word="false" fo:text-indent="0.1965in" style:auto-text-indent="false"/>
      <style:text-properties fo:language="ru" fo:country="RU" officeooo:rsid="00378faf" officeooo:paragraph-rsid="00378faf"/>
    </style:style>
    <style:style style:name="P29" style:family="paragraph" style:parent-style-name="Text_20_body">
      <style:paragraph-properties fo:margin-left="0in" fo:margin-right="0in" fo:text-align="justify" style:justify-single-word="false" fo:text-indent="0.1965in" style:auto-text-indent="false"/>
      <style:text-properties fo:language="ru" fo:country="RU" officeooo:rsid="003c9526" officeooo:paragraph-rsid="003c9526"/>
    </style:style>
    <style:style style:name="P30" style:family="paragraph" style:parent-style-name="Text_20_body">
      <style:paragraph-properties fo:margin-left="0in" fo:margin-right="0in" fo:text-align="justify" style:justify-single-word="false" fo:text-indent="0.1965in" style:auto-text-indent="false"/>
      <style:text-properties fo:language="ru" fo:country="RU" officeooo:rsid="0043703b" officeooo:paragraph-rsid="0043703b"/>
    </style:style>
    <style:style style:name="P31"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33"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34"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35"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6666ff"/>
    </style:style>
    <style:style style:name="P4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45" style:family="paragraph" style:parent-style-name="Text_20_body">
      <style:paragraph-properties fo:margin-left="0in" fo:margin-right="0in" fo:text-align="justify" style:justify-single-word="false" fo:text-indent="0.1965in" style:auto-text-indent="false"/>
      <style:text-properties fo:color="#800000"/>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47"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5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fo:color="#0000ff"/>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officeooo:rsid="0020dfed" officeooo:paragraph-rsid="0020dfed"/>
    </style:style>
    <style:style style:name="P7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7" style:family="paragraph" style:parent-style-name="Text_20_body">
      <style:paragraph-properties fo:text-align="justify" style:justify-single-word="false"/>
    </style:style>
    <style:style style:name="P88" style:family="paragraph" style:parent-style-name="Text_20_body">
      <style:text-properties fo:color="#ff6600" fo:language="ru" fo:country="RU"/>
    </style:style>
    <style:style style:name="P89" style:family="paragraph" style:parent-style-name="Text_20_body">
      <style:text-properties fo:language="ru" fo:country="RU"/>
    </style:style>
    <style:style style:name="P90" style:family="paragraph" style:parent-style-name="Text_20_body">
      <loext:graphic-properties draw:fill="solid" draw:fill-color="#eeeeee" draw:opacity="100%"/>
      <style:paragraph-properties fo:background-color="#eeeeee"/>
      <style:text-properties fo:language="ru" fo:country="RU"/>
    </style:style>
    <style:style style:name="P9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background-color="#eeeeee"/>
    </style:style>
    <style:style style:name="P93" style:family="paragraph" style:parent-style-name="First_20_line_20_indent">
      <loext:graphic-properties draw:fill="solid" draw:fill-color="#eeeeee" draw:opacity="100%"/>
      <style:paragraph-properties fo:background-color="#eeeeee"/>
      <style:text-properties fo:language="ru" fo:country="RU"/>
    </style:style>
    <style:style style:name="P9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5" style:family="paragraph" style:parent-style-name="Text_20_body">
      <style:paragraph-properties fo:margin-left="0in" fo:margin-right="0in" fo:text-align="justify" style:justify-single-word="false" fo:text-indent="0in" style:auto-text-indent="false"/>
    </style:style>
    <style:style style:name="P96" style:family="paragraph" style:parent-style-name="Text_20_body">
      <style:paragraph-properties fo:margin-left="0in" fo:margin-right="0in" fo:text-align="justify" style:justify-single-word="false" fo:text-indent="0in" style:auto-text-indent="false"/>
      <style:text-properties fo:color="#800000"/>
    </style:style>
    <style:style style:name="P97" style:family="paragraph" style:parent-style-name="Text_20_body">
      <style:paragraph-properties fo:margin-left="0in" fo:margin-right="0in" fo:text-align="center" style:justify-single-word="false" fo:text-indent="0in" style:auto-text-indent="false"/>
    </style:style>
    <style:style style:name="P9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6" style:family="paragraph" style:parent-style-name="Footnote">
      <style:text-properties fo:language="en" fo:country="US"/>
    </style:style>
    <style:style style:name="P107" style:family="paragraph" style:parent-style-name="Footnote">
      <style:text-properties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0"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50a49d"/>
    </style:style>
    <style:style style:name="P121"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52ae74"/>
    </style:style>
    <style:style style:name="P122" style:family="paragraph" style:parent-style-name="Text_20_body">
      <style:paragraph-properties fo:margin-left="0in" fo:margin-right="0in" fo:text-align="justify" style:justify-single-word="false" fo:text-indent="0.1965in" style:auto-text-indent="false"/>
      <style:text-properties fo:language="ru" fo:country="RU" officeooo:rsid="0051eb72" officeooo:paragraph-rsid="0051eb72"/>
    </style:style>
    <style:style style:name="P123" style:family="paragraph" style:parent-style-name="Text_20_body">
      <style:paragraph-properties fo:margin-left="0in" fo:margin-right="0in" fo:text-align="justify" style:justify-single-word="false" fo:text-indent="0.1965in" style:auto-text-indent="false"/>
      <style:text-properties fo:language="ru" fo:country="RU" officeooo:rsid="0052ae74" officeooo:paragraph-rsid="0052ae74"/>
    </style:style>
    <style:style style:name="P12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8" style:family="paragraph" style:parent-style-name="Heading_20_2">
      <style:text-properties fo:language="en" fo:country="US"/>
    </style:style>
    <style:style style:name="P129" style:family="paragraph" style:parent-style-name="Heading_20_2">
      <style:text-properties fo:language="ru" fo:country="RU"/>
    </style:style>
    <style:style style:name="P130" style:family="paragraph" style:parent-style-name="Heading_20_2">
      <loext:graphic-properties draw:fill="solid" draw:fill-color="#eeeeee" draw:opacity="100%"/>
      <style:paragraph-properties fo:background-color="#eeeeee"/>
      <style:text-properties fo:language="ru" fo:country="RU"/>
    </style:style>
    <style:style style:name="P131" style:family="paragraph" style:parent-style-name="Heading_20_2">
      <loext:graphic-properties draw:fill="solid" draw:fill-color="#eeeeee" draw:opacity="100%"/>
      <style:paragraph-properties fo:background-color="#eeeeee"/>
    </style:style>
    <style:style style:name="P132" style:family="paragraph" style:parent-style-name="Heading_20_1">
      <loext:graphic-properties draw:fill="solid" draw:fill-color="#eeeeee" draw:opacity="100%"/>
      <style:paragraph-properties fo:background-color="#eeeeee"/>
    </style:style>
    <style:style style:name="P133" style:family="paragraph" style:parent-style-name="Heading_20_1">
      <style:paragraph-properties fo:margin-left="0in" fo:margin-right="0in" fo:text-align="center" style:justify-single-word="false" fo:text-indent="0.1965in" style:auto-text-indent="false"/>
    </style:style>
    <style:style style:name="P13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cc627"/>
    </style:style>
    <style:style style:name="T6" style:family="text">
      <style:text-properties fo:language="ru" fo:country="RU" officeooo:rsid="001d675e"/>
    </style:style>
    <style:style style:name="T7" style:family="text">
      <style:text-properties fo:language="ru" fo:country="RU" officeooo:rsid="001f4f32"/>
    </style:style>
    <style:style style:name="T8" style:family="text">
      <style:text-properties fo:language="ru" fo:country="RU" officeooo:rsid="002005cc"/>
    </style:style>
    <style:style style:name="T9" style:family="text">
      <style:text-properties fo:language="ru" fo:country="RU" officeooo:rsid="002154b0"/>
    </style:style>
    <style:style style:name="T10" style:family="text">
      <style:text-properties fo:language="ru" fo:country="RU" officeooo:rsid="002299eb"/>
    </style:style>
    <style:style style:name="T11" style:family="text">
      <style:text-properties fo:language="ru" fo:country="RU" officeooo:rsid="0022d23c"/>
    </style:style>
    <style:style style:name="T12" style:family="text">
      <style:text-properties fo:language="ru" fo:country="RU" officeooo:rsid="00230138"/>
    </style:style>
    <style:style style:name="T13" style:family="text">
      <style:text-properties fo:language="ru" fo:country="RU" officeooo:rsid="0023c457"/>
    </style:style>
    <style:style style:name="T14" style:family="text">
      <style:text-properties fo:language="ru" fo:country="RU" officeooo:rsid="002469e6"/>
    </style:style>
    <style:style style:name="T15" style:family="text">
      <style:text-properties fo:language="ru" fo:country="RU" officeooo:rsid="003e478e"/>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officeooo:rsid="0049bc9b"/>
    </style:style>
    <style:style style:name="T19" style:family="text">
      <style:text-properties fo:language="en" fo:country="US" officeooo:rsid="004eff30"/>
    </style:style>
    <style:style style:name="T20" style:family="text">
      <style:text-properties fo:language="en" fo:country="US" officeooo:rsid="0050a49d"/>
    </style:style>
    <style:style style:name="T21" style:family="text">
      <style:text-properties fo:color="#ff3333"/>
    </style:style>
    <style:style style:name="T22" style:family="text">
      <style:text-properties fo:color="#ff3333" fo:language="ru" fo:country="RU"/>
    </style:style>
    <style:style style:name="T23" style:family="text">
      <style:text-properties fo:font-style="italic" style:font-style-asian="italic" style:font-style-complex="italic"/>
    </style:style>
    <style:style style:name="T24" style:family="text">
      <style:text-properties fo:color="#6666ff" fo:language="ru" fo:country="RU"/>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en" fo:country="US"/>
    </style:style>
    <style:style style:name="T28" style:family="text">
      <style:text-properties fo:color="#800000" fo:language="en" fo:country="US" fo:font-style="normal" style:font-style-asian="normal" style:font-style-complex="normal"/>
    </style:style>
    <style:style style:name="T29" style:family="text">
      <style:text-properties fo:color="#800000" fo:font-style="normal" style:font-style-asian="normal" style:font-style-complex="normal"/>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officeooo:rsid="004cab0c" style:font-style-asian="normal" style:font-style-complex="normal"/>
    </style:style>
    <style:style style:name="T37" style:family="text">
      <style:text-properties fo:background-color="transparent" loext:char-shading-value="0"/>
    </style:style>
    <style:style style:name="T38" style:family="text">
      <style:text-properties style:text-position="super 58%"/>
    </style:style>
    <style:style style:name="T39" style:family="text">
      <style:text-properties fo:color="#c5000b"/>
    </style:style>
    <style:style style:name="T40" style:family="text">
      <style:text-properties fo:language="fr" fo:country="FR"/>
    </style:style>
    <style:style style:name="T41" style:family="text">
      <style:text-properties fo:color="#0000ff"/>
    </style:style>
    <style:style style:name="T42" style:family="text">
      <style:text-properties fo:color="#3333ff"/>
    </style:style>
    <style:style style:name="T43" style:family="text">
      <style:text-properties officeooo:rsid="0017d3d9"/>
    </style:style>
    <style:style style:name="T44" style:family="text">
      <style:text-properties officeooo:rsid="00184141"/>
    </style:style>
    <style:style style:name="T45" style:family="text">
      <style:text-properties officeooo:rsid="00196026"/>
    </style:style>
    <style:style style:name="T46" style:family="text">
      <style:text-properties officeooo:rsid="001b4618"/>
    </style:style>
    <style:style style:name="T47" style:family="text">
      <style:text-properties officeooo:rsid="002469e6"/>
    </style:style>
    <style:style style:name="T48" style:family="text">
      <style:text-properties officeooo:rsid="0027e927"/>
    </style:style>
    <style:style style:name="T49" style:family="text">
      <style:text-properties officeooo:rsid="00295e44"/>
    </style:style>
    <style:style style:name="T50" style:family="text">
      <style:text-properties officeooo:rsid="002aca68"/>
    </style:style>
    <style:style style:name="T51" style:family="text">
      <style:text-properties officeooo:rsid="002cfabc"/>
    </style:style>
    <style:style style:name="T52" style:family="text">
      <style:text-properties officeooo:rsid="002f630d"/>
    </style:style>
    <style:style style:name="T53" style:family="text">
      <style:text-properties officeooo:rsid="00300cd6"/>
    </style:style>
    <style:style style:name="T54" style:family="text">
      <style:text-properties officeooo:rsid="00306cf2"/>
    </style:style>
    <style:style style:name="T55" style:family="text">
      <style:text-properties officeooo:rsid="00328f0d"/>
    </style:style>
    <style:style style:name="T56" style:family="text">
      <style:text-properties officeooo:rsid="0035d306"/>
    </style:style>
    <style:style style:name="T57" style:family="text">
      <style:text-properties officeooo:rsid="00397e39"/>
    </style:style>
    <style:style style:name="T58" style:family="text">
      <style:text-properties officeooo:rsid="003bacd3"/>
    </style:style>
    <style:style style:name="T59" style:family="text">
      <style:text-properties officeooo:rsid="0043703b"/>
    </style:style>
    <style:style style:name="T60" style:family="text">
      <style:text-properties officeooo:rsid="00445e38"/>
    </style:style>
    <style:style style:name="T61" style:family="text">
      <style:text-properties officeooo:rsid="0045acc9"/>
    </style:style>
    <style:style style:name="T62" style:family="text">
      <style:text-properties officeooo:rsid="0047f715"/>
    </style:style>
    <style:style style:name="T63" style:family="text">
      <style:text-properties officeooo:rsid="00493ba7"/>
    </style:style>
    <style:style style:name="T64" style:family="text">
      <style:text-properties officeooo:rsid="00495f3c"/>
    </style:style>
    <style:style style:name="T65" style:family="text">
      <style:text-properties officeooo:rsid="0049bc9b"/>
    </style:style>
    <style:style style:name="T66" style:family="text">
      <style:text-properties officeooo:rsid="004ecd66"/>
    </style:style>
    <style:style style:name="T67" style:family="text">
      <style:text-properties officeooo:rsid="0052ae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3" text:outline-level="1">Последний фанфик</text:h>
      <text:p text:style-name="P5">От Massaraksh</text:p>
      <text:p text:style-name="P1"/>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338466000794947289" text:style-name="L1">
        <text:list-item>
          <text:p text:style-name="P115">добавить детектив <text:span text:style-name="T1">(реализовано)</text:span>+ магические уроки/трактаты Старсвирла</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1375636359958072341" text:style-name="L2">
        <text:list-item>
          <text:p text:style-name="P117">«Великие грифоны прошлого» - из канона (5<text:span text:style-name="T16">s8e)</text:span></text:p>
        </text:list-item>
        <text:list-item>
          <text:p text:style-name="P117">«Высшие заклинания в повседневном использовании: от песчинки до дворца»</text:p>
        </text:list-item>
        <text:list-item>
          <text:p text:style-name="P117">«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Магия для Чайников» - обмен</text:p>
        </text:list-item>
        <text:list-item>
          <text:p text:style-name="P117">«Энциклопедия Арканум» - обмен</text:p>
        </text:list-item>
        <text:list-item>
          <text:p text:style-name="P117">«О Гейсах» - обмен</text:p>
        </text:list-item>
        <text:list-item>
          <text:p text:style-name="P117">«Тайны Тайных Наук» - обмен</text:p>
        </text:list-item>
        <text:list-item>
          <text:p text:style-name="P117"><text:soft-page-break/>«Основы Заклятий» - обмен</text:p>
        </text:list-item>
        <text:list-item>
          <text:p text:style-name="P117">«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6649913718684793367"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6">(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Рома</text:h>
      <text:p text:style-name="P95">Программист в команде UI-программистов</text:p>
      <text:h text:style-name="Heading_20_3" text:outline-level="3"><text:soft-page-break/>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5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42">В <text:span text:style-name="T1">конце</text:span> каждой главы <text:span text:style-name="T1">(чтобы не спойлерить)</text:span> - рисунок мозаики, отображающий суть главы.</text:p>
      <text:p text:style-name="P42"/>
      <text:h text:style-name="P128" text:outline-level="2">1. Терра</text:h>
      <text:p text:style-name="P41">музыка - кондовая электронная, холодная и отчаянная (Electronics “Disappointed”)</text:p>
      <text:p text:style-name="P41"/>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10">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25">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1">– Макс, не беспокойся, охрана уже в курсе. Тебе выдадут временный.</text:p>
      <text:p text:style-name="P11">–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1"><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8"><text:note text:id="ftn1" text:note-class="footnote"><text:note-citation>1</text:note-citation><text:note-body><text:p text:style-name="P10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6">Team lead — г<text:span text:style-name="T1">лавный программист команды, работающей над проектом</text:span></text:p></text:note-body></text:note> проекта ушёл в запой, семь лет работы в жопу?</text:p>
      <text:p text:style-name="P10">Блядь!</text:p>
      <text:p text:style-name="P7">– Ладно, <text:span text:style-name="T16">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37"><text:span text:style-name="T1">Пиздец! Мало того, что годы без отпусков на работе просиживал,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5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53">В уголке <text:span text:style-name="T16">RnD-</text:span><text:span text:style-name="T1">зоны</text:span><text:span text:style-name="T1"><text:note text:id="ftn3" text:note-class="footnote"><text:note-citation>3</text:note-citation><text:note-body><text:p text:style-name="P10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6">UI</text:span>-программистов.</text:p>
      <text:p text:style-name="P53">Я повесил куртку на спинку кресла и включил комп.</text:p>
      <text:p text:style-name="P5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53">Я запустил административную консоль и ввёл <text:span text:style-name="T1">логин и пароль</text:span>. Голосовой модуль у нас ещё не отлажен, обойдёмся текстом.</text:p>
      <text:p text:style-name="P33"/>
      <text:p text:style-name="P66"><text:span text:style-name="T16">&gt;\</text:span>Привет, Нексус. Это Макс.</text:p>
      <text:p text:style-name="P66"><text:span text:style-name="T16">&lt;\</text:span>Привет Макс. <text:span text:style-name="T1">Рад тебя видеть. Где ты отсутствовал три дня?</text:span></text:p>
      <text:p text:style-name="P66"><text:span text:style-name="T16">&gt;\</text:span><text:span text:style-name="T1">Неважно.</text:span><text:span text:style-name="T16"> </text:span>Выдай <text:span text:style-name="T1">общую </text:span>диагностику <text:span text:style-name="T1">на экран</text:span> в сжатом формате.</text:p>
      <text:p text:style-name="P39"/>
      <text:p text:style-name="P53">Так, что тут у нас? По логам видно, что <text:s/>три последних запроса вызвали сбои в работе кластера и заставили перегрузиться один из хостов.</text:p>
      <text:p text:style-name="P53">Введём-ка парочку <text:span text:style-name="T1">простейших</text:span> вопросов <text:span text:style-name="T1">для разминки</text:span>.</text:p>
      <text:p text:style-name="P53"/>
      <text:p text:style-name="P66"><text:span text:style-name="T16">&gt;\</text:span>Как называется наш проект?</text:p>
      <text:p text:style-name="P66"><text:span text:style-name="T16">&lt;\</text:span>Дайсон.</text:p>
      <text:p text:style-name="P66"><text:span text:style-name="T16">&gt;\</text:span>Сколько тебе лет?</text:p>
      <text:p text:style-name="P66"><text:span text:style-name="T16">&lt;\</text:span>Два года с начала запуска кластера.</text:p>
      <text:p text:style-name="P66"><text:span text:style-name="T16">&gt;\</text:span>Какой сейчас год?</text:p>
      <text:p text:style-name="P66"><text:soft-page-break/><text:span text:style-name="T16">&gt;\</text:span>202<text:span text:style-name="T1">6</text:span>-й.</text:p>
      <text:p text:style-name="P40"/>
      <text:p text:style-name="P53">Так, на закрытые словарные вопросы ответы есть <text:span text:style-name="T1">—</text:span> значит, речевой транслятор и база знаний в порядке.</text:p>
      <text:p text:style-name="P53">Проверим бизнес-логику на тестовой задачке.</text:p>
      <text:p text:style-name="P52"/>
      <text:p text:style-name="P66"><text:span text:style-name="T16">&gt;\</text:span>Нексус, отключи память <text:span text:style-name="T1">заданий</text:span> за последнюю неделю.</text:p>
      <text:p text:style-name="P66"><text:span text:style-name="T16">&lt;\</text:span>Выполнено.</text:p>
      <text:p text:style-name="P66"><text:span text:style-name="T1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16">&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16">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1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16">&lt;\</text:span><text:span text:style-name="T1">Выполняю задачу</text:span>...</text:p>
      <text:p text:style-name="P67"><text:span text:style-name="T16">&lt;\</text:span>...</text:p>
      <text:p text:style-name="P67"><text:span text:style-name="T16">&lt;\</text:span>Решение:</text:p>
      <text:p text:style-name="P67"><text:span text:style-name="T1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1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5">Подробный план действий по дням приведен в файле «Война <text:soft-page-break/>корпораций_A_06.09.2026_23<text:span text:style-name="T16">:47.bmf»</text:span></text:p>
      <text:p text:style-name="P39"/>
      <text:p text:style-name="P48">&lt;<text:span text:style-name="T1">как-то говённо. Улучшить</text:span>&gt;</text:p>
      <text:p text:style-name="P53">Хм, не понял? Ч<text:span text:style-name="T1">ё</text:span> за хрень?</text:p>
      <text:p text:style-name="P53"/>
      <text:p text:style-name="P66"><text:span text:style-name="T16">&gt;</text:span>\Нексус, почему ты используешь жёсткие настройки <text:span text:style-name="T1">для решения задачи</text:span>?</text:p>
      <text:p text:style-name="P66"><text:span text:style-name="T16">&lt;\</text:span>Настройки правильные, <text:span text:style-name="T1">Макс</text:span>.</text:p>
      <text:p text:style-name="P40"/>
      <text:p text:style-name="P53">Хм. Кто-то из релиз-команды лажанулся <text:span text:style-name="T1">с бизнес-настройками</text:span><text:span text:style-name="T16">?</text:span> Ладно, <text:span text:style-name="T1">это не моё дело, на стабильность работы это не влияет. П</text:span>роехали.</text:p>
      <text:p text:style-name="P53"><text:span text:style-name="T1">Ч</text:span>то у нас с аналитикой?</text:p>
      <text:p text:style-name="P33"/>
      <text:p text:style-name="P66"><text:span text:style-name="T16">&gt;</text:span>\Нексус, <text:span text:style-name="T1">в неком городе живёт брадобрей, который бреет всех людей, которые не бреются сами. Вопрос: кто бреет брадобрея</text:span>?</text:p>
      <text:p text:style-name="P40"/>
      <text:p text:style-name="P53">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53">Ага, уже теплее.</text:p>
      <text:p text:style-name="P53"/>
      <text:p text:style-name="P66"><text:span text:style-name="T16">&gt;</text:span>\Нексус, выдай <text:span text:style-name="T1">краткую </text:span>диагностику модулей <text:span text:style-name="T1">аналитики</text:span></text:p>
      <text:p text:style-name="P53"/>
      <text:p text:style-name="P53">Йо! </text:p>
      <text:p text:style-name="P53">Видеокамеры молча наблюдают за поднятым вверх <text:span text:style-name="T1">большим пальцем</text:span>.</text:p>
      <text:p text:style-name="P53">Всё понятно. Версия аналитического модуля устарела и стала несовместимой с последним релизом кибермозга. </text:p>
      <text:p text:style-name="P53">Набираю номер прожект-мэнеджера.</text:p>
      <text:p text:style-name="P53"><text:span text:style-name="T1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53"><text:span text:style-name="T16">– </text:span>Окей. Спасибо, Макс. <text:span text:style-name="T1">Выручил.</text:span></text:p>
      <text:p text:style-name="P5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5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2">– Но эти установки работают не в тестовом кластере, а на продакшене.</text:p>
      <text:p text:style-name="P12">– Забей, это не наше дело.</text:p>
      <text:p text:style-name="P53"><text:span text:style-name="T1">– </text:span>Ааа, понятно. Ну ладно, у меня всё. <text:span text:style-name="T1">Отбой</text:span>!</text:p>
      <text:p text:style-name="P54"><text:span text:style-name="T1">– Отбой</text:span>. <text:span text:style-name="T1">Ещё раз спасибо, что помог. Жаль, что ты ушёл</text:span><text:span text:style-name="T16">.</text:span></text:p>
      <text:p text:style-name="P73">Гудки.</text:p>
      <text:p text:style-name="P53"><text:span text:style-name="T1">У</text:span>ходя попрощался с охранником, <text:span text:style-name="T1">увлечённо исследующим тему педофилии</text:span>.</text:p>
      <text:p text:style-name="P53"><text:soft-page-break/>Всё, свободен. Хотя <text:s/><text:span text:style-name="T1">воскресенье</text:span> уже испорчен<text:span text:style-name="T1">о</text:span>.</text:p>
      <text:p text:style-name="P97">***</text:p>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3">***</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6">Junior — <text:span text:style-name="T1">младший программист.</text:span></text:p></text:note-body></text:note></text:span><text:span text:style-name="T1">, а оглянуться не успел — и уже лидер проекта, входящего в </text:span><text:span text:style-name="T16">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5">***</text:p>
      <text:p text:style-name="P1">Грохот улицы не достигал крыши 24-хэтажного корпуса <text:span text:style-name="T2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7"><text:span text:style-name="T1">Блядь</text:span>, что за мысли пошли!</text:p>
      <text:p text:style-name="P1">Я вспомнил Влада, <text:span text:style-name="T16">&lt;</text:span><text:span text:style-name="T26">месяц</text:span><text:span text:style-name="T16">&gt;</text:span> назад прыгнувшего с крыши <text:span text:style-name="T1">своей</text:span> многоэтажки.</text:p>
      <text:p text:style-name="P37">Нет, это не для меня. Я сюда пришёл подышать воздухом. И только.</text:p>
      <text:p text:style-name="P1">Влад тогда совершил глупость, большую глупость. Я ему давно го<text:span text:style-name="T37">ворил </text:span><text:span text:style-name="T2">—</text:span><text:span text:style-name="T3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5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5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7">А у нас получается... </text:span><text:span text:style-name="T2">–</text:span><text:span text:style-name="T3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6">AI <text:span text:style-name="T2">– </text:span><text:span text:style-name="T3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3">Картинка дёрнулась и поплыла, звёзды опять стали вращаться.</text:span> </text:p>
      <text:p text:style-name="P1">Теряю сознание, что ли? Надо отойти от перил. Надо...</text:p>
      <text:p text:style-name="P3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6">2. </text:span>Дом, любимый дом</text:h>
      <text:p text:style-name="P69">Музыка быстрая, тревожная, надорваная и печальная (Pet Shop Boys “So Hard” ?)</text:p>
      <text:p text:style-name="P43"/>
      <text:p text:style-name="P9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45"/>
      <text:p text:style-name="P4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43"/>
      <text:p text:style-name="P5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53">Единорог поднял голову.</text:p>
      <text:p text:style-name="P53"><text:span text:style-name="T16">–</text:span> Она очнула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7">, </text:span><text:span text:style-name="T2">а от снотворного таких глюков у меня ни разу не было</text:span><text:span text:style-name="T3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6">облака.&lt;</text:span><text:span text:style-name="T26">Описание получше. Подземелье</text:span><text:span text:style-name="T1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7">проводник</text:span>??? А?!! Ахахахахахаха! <text:span text:style-name="T1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6">&lt;</text:span><text:span text:style-name="T26">парой сезонов</text:span><text:span text:style-name="T1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мог к ним вернуться.</text:p>
      <text:p text:style-name="P55"><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5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3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ё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33">верх</text:span>…</text:p>
      <text:p text:style-name="P7">Тут м<text:span text:style-name="T16">еня, </text:span>наконец,<text:span text:style-name="T16"> стошнило. Буквально вывернуло наизнанку: из носа текло, в глазах стояли слёзы. </text:span></text:p>
      <text:p text:style-name="P7"><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40">Jack of Hearts</text:span><text:span text:style-name="T40"><text:note text:id="ftn7" text:note-class="footnote"><text:note-citation>7</text:note-citation><text:note-body><text:p text:style-name="Footnote"><text:bookmark text:name="result_box1"/><text:span text:style-name="T40">Jack of Hearts</text:span> <text:span text:style-name="T1">– Червовый валет (фр.)</text:span></text:p></text:note-body></text:note></text:span><text:span text:style-name="T4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Я разогнулся и выпустил шею аликорницы. Она перевела <text:s/>взгляд на меня. Потом — на своё копыто, краешек которого оказался запачкан.</text:p>
      <text:p text:style-name="P31">Я смутился и потянулся за платком.</text:p>
      <text:p text:style-name="P31">– Я это… Извиняюсь. Сейчас вытру.</text:p>
      <text:p text:style-name="P7"><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3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3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7">–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text:soft-page-break/>–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7">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7">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7">Спи, сестра моя родная,<text:line-break/>Спи. Усни.<text:line-break/>Крыльями тебя укрою,<text:line-break/>Спи. Усни.</text:p><text:p text:style-name="P107"><text:tab/>В чаще тёмной волки воют,<text:line-break/>Спи. Усни.</text:p><text:p text:style-name="P107"><text:tab/>В мрачном замке духи ноют,<text:line-break/>Спи. Усни.</text:p><text:p text:style-name="P107"><text:tab/>Сказки вечность нам читает,<text:line-break/>Спи. Усни.<text:line-break/>День осенний угасает,<text:line-break/>Спи. Усни.<text:line-break/>Помни только в сне глубоком,</text:p><text:p text:style-name="P107"><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31">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text:soft-page-break/>– Присмотри за ней. – обратилась она ко мне, кивнув на спящую сестру. Мне показалось, или в её <text:span text:style-name="T2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25">напряжённо</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33">,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7"><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16">–</text:span> ТЫ!!! ТЫ!..</text:p>
      <text:p text:style-name="P7"><text:span text:style-name="T16">–</text:span> Да, я!!! <text:span text:style-name="T16">–</text:span> Дискорд подбоченился и с вызовом посмотрел на разъярённую аликорницу. <text:span text:style-name="T16">–</text:span> Можешь скинуть меня в болото, можешь превратить обратно в камень, &lt;<text:span text:style-name="T2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7"/>
      <text:h text:style-name="Heading_20_2" text:outline-level="2"><text:soft-page-break/><text:span text:style-name="T16">3. </text:span>Кантерлот</text:h>
      <text:p text:style-name="P70">Музыка медленная, фэнтезийная, средневековая, изысканая, дворцовая (стиль Dire Straits “Coyote”)</text:p>
      <text:p text:style-name="P8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70"/>
      <text:p text:style-name="P37">Глава IV. Пределы магии</text:p>
      <text:p text:style-name="P36"/>
      <text:p text:style-name="P37">Вашему покорному слуге известны четыре предела магии: </text:p>
      <text:list xml:id="list6155579059907107525" text:style-name="L4">
        <text:list-item>
          <text:p text:style-name="P11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 Сколько страниц сегодня нахреначили?</text:span></text:p><text:p text:style-name="P106">– <text:span text:style-name="T1">Восемь, о учитель!</text:span></text:p><text:p text:style-name="P106">– Отлично. Надиктую ещё две и сбегаешь за кофе.</text:p></text:note-body></text:note></text:span></text:p>
        </text:list-item>
      </text:list>
      <text:p text:style-name="P10"/>
      <text:p text:style-name="P14">Я захлопнул “Основы заклинан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8">Дискорд исчез. Последний раз драконикуса видели, когда он на своей маленькой и юркой колеснице удалялся в сторону Жеребячьих<text:span text:style-name="T25"> </text:span>гор.</text:p>
      <text:p text:style-name="P6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8">Я потянулся. Хватит на сегодня чтения. Настало время ежедневной прогулки по городу. Тем более, что у меня есть деньги.</text:p>
      <text:p text:style-name="P6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8">Так что даже на ремонт одежды и покупку необходимых в повседневной жизни мелочей у меня финансов не было. До недавнего времени. </text:p>
      <text:p text:style-name="P6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34">– Разве что один бит. Серебряный.</text:p>
      <text:p text:style-name="P68"><text:span text:style-name="T16">Ну, понятно, в </text:span><text:span text:style-name="T1">верхнем городе</text:span><text:span text:style-name="T16">, да ещё рядом со дворцом, цены кусаются. Надо топать на окраину. Но, блин, корявые пальцы внесли свою коррективу в шопинг-план!</text:span></text:p>
      <text:p text:style-name="P68"><text:span text:style-name="T16">Как раз на спуске в нижний </text:span><text:span text:style-name="T1">город</text:span><text:span text:style-name="T1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6">.</text:span></text:p>
      <text:p text:style-name="P34">В погоне за ней я чуть не открыл лбом дубовые ворота — серебряшка прокатилась прямо под ними.</text:p>
      <text:p text:style-name="P14"><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4">Я приоткрыл створку.</text:p>
      <text:p text:style-name="P34">–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34">– Макс. – <text:s/>отрекомендовался я. – <text:s/>Человек.</text:p>
      <text:p text:style-name="P34">–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4">Рядом с ним в ангаре на двух домкратах покоилась старая знакомая <text:span text:style-name="T16">— королевская колымага, на </text:span><text:soft-page-break/><text:span text:style-name="T16">которой я прибыл в Кантерлот. Уцелевшее заднее колесо с обломком оси лежало тут же, посреди небольшого мощёного дворика.</text:span></text:p>
      <text:p text:style-name="P34">–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34">– К сожалению, не слышал. Я тут недавно.</text:p>
      <text:p text:style-name="P34">–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34">– Я вижу вас. – честно признался я.</text:p>
      <text:p text:style-name="P34">–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34">– Вы говорили, что королевские кареты делали три мастерских…</text:p>
      <text:p text:style-name="P34">–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34">Норф строго посмотрел на меня поверх очков.</text:p>
      <text:p text:style-name="P34">–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34">Единорог с силой крутанул колесо. Оно беззвучно завертелось, превратившись в серый размытый диск.</text:p>
      <text:p text:style-name="P34">–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34">Норф пошёл к сараю, стоявшему у задней стены дворика. На полпути он обернулся.</text:p>
      <text:p text:style-name="P34">– Не могли бы вы помочь мне вон с тем домкратом? А то склероз замучал, а бегать туда-сюда уже малость трудновато.</text:p>
      <text:p text:style-name="P34">Распахнув ветхие ворота сарайчика, он картинно вскинул копыто.</text:p>
      <text:p text:style-name="P34">– “Королева Лорен ”! Встречайте!</text:p>
      <text:p text:style-name="P34">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34">–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34">Норф заговорщицки подмигнул мне.</text:p>
      <text:p text:style-name="P34"><text:soft-page-break/>–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повышенного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34">Норф любовно погладил обтекатель кареты и стал подымать её на домкрате.</text:p>
      <text:p text:style-name="P34">–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34">Норф снял заднее колесо и покатил его под навес. Я закрыл охромевшую “Королеву Лорен” в гараже и последовал за ним.&lt;<text:span text:style-name="T2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34">– А вы, как я вижу, королевский гость? – Норф кивнул на ворот рубашки с закрепённой клипсой-пропуском. – Могу я вас попросить об одном одолжении?</text:p>
      <text:p text:style-name="P34">– Да пожалуйста!</text:p>
      <text:p text:style-name="P34">– Подождите минутку, я сейчас.</text:p>
      <text:p text:style-name="P34">Норф закончил монтаж колеса и скрылся в небольшом домике в глубине двора.</text:p>
      <text:p text:style-name="P34">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34">Я торопливо отошёл к воротам. Норф как раз вышел из дома с маленькой деревянной коробочкой красного цвета.</text:p>
      <text:p text:style-name="P34">–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34">– Не забуду. – пообещал я.</text:p>
      <text:p text:style-name="P34"/>
      <text:h text:style-name="Heading_20_2" text:outline-level="2"><text:span text:style-name="T16">4. </text:span>Библиотека</text:h>
      <text:p text:style-name="P35">&lt;<text:span text:style-name="T41">Mike Oldfield – Tres Lunas ”To Be Free” (Radio Edit)</text:span>&gt;</text:p>
      <text:p text:style-name="P37">Глава VI. Основы</text:p>
      <text:p text:style-name="P37"/>
      <text:p text:style-name="P3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3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7"><text:soft-page-break/>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10">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0"/>
      <text:p text:style-name="P55">На книгу упала тень.</text:p>
      <text:p text:style-name="P57">– Эй, нельзя ли не заслонять …</text:p>
      <text:p text:style-name="P57">Я поперхнулся словом, упёршись носом в покрытую белой шерстью грудь. Селестия оступила, извиняясь.</text:p>
      <text:p text:style-name="P57">– Извини за беспокойство. Просто стало интересно, что ты так увлечённо читаешь? Стража докладывала, что ты днюешь и ночуешь в библиотеке.</text:p>
      <text:p text:style-name="P55"><text:span text:style-name="T16">За прошедшие дни я уже привык и к магии, и к разумным эквиноподобным и даже </text:span><text:span text:style-name="T1">к вегетарианскому рациону</text:span><text:span text:style-name="T16">. Но вид перебинтованной аликорницы, представшей передо мной в неком подобии экзоскелета, лишил меня дара речи.</text:span></text:p>
      <text:p text:style-name="P57">– Эээ…</text:p>
      <text:p text:style-name="P5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7">Она потянулась за спину, сжала зубами зажим, и, после негромкого щелчка, экзоскелет “разошёлся” в стороны.</text:p>
      <text:p text:style-name="P57">– Вот, так лучше. – улыбнулась она, вышагивая из него. – Доктор Плантаго Майор был уверен, что я не дотянусь до замка.</text:p>
      <text:p text:style-name="P57">– Насколько я знаю, тебе было прописано два месяца постельного режима. Сейчас и недели не прошло...</text:p>
      <text:p text:style-name="P57">– Не волнуйся, аликорны куда крепче единорогов, по стандартам которых меня лечат.</text:p>
      <text:p text:style-name="P5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5">Она, почувствовав мой взгляд, подняла нос <text:span text:style-name="T1">из</text:span> книги и <text:s/>посмотрела на меня, насторожив уши.</text:p>
      <text:p text:style-name="P55"><text:span text:style-name="T1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9">– А по-моему, ты не…</text:p>
      <text:p text:style-name="P55"><text:span text:style-name="T17">– Так, я попрошу! – перебила меня венценосная кобыла. – Давай, ты не будешь лезть в мои дела, а я не буду</text:span><text:span text:style-name="T4">… эээ… ммм…</text:span></text:p>
      <text:p text:style-name="P59">– Не будешь что?</text:p>
      <text:p text:style-name="P61">Селестия нахмурилась и приняла грозный вид.</text:p>
      <text:p text:style-name="P61"><text:span text:style-name="T16">– </text:span>Не забывай, человек, я — могущественный маг и правитель Эквестрии. Ко мне нужно относиться с <text:soft-page-break/>должным уважением!</text:p>
      <text:p text:style-name="P61"><text:span text:style-name="T16">– </text:span>А то что? Превратишь в жабу? Сошлёшь на Луну? Убьёшь нахер?</text:p>
      <text:p text:style-name="P61">Аликорница сникла. Уши её опустились.</text:p>
      <text:p text:style-name="P61"><text:span text:style-name="T16">– </text:span>Макс, не надо... Ты же знаешь, я этого не сделаю.</text:p>
      <text:p text:style-name="P61"><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1">Селестия приложила копыто ко лбу и издала протяжный стон.</text:p>
      <text:p text:style-name="P59">– О, небо! Я забыла распорядиться насчёт тебя! Какая же я тупая! Макс, извини, пожалуйста!</text:p>
      <text:p text:style-name="P61"><text:span text:style-name="T1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6">.</text:span></text:p>
      <text:p text:style-name="P61"><text:span text:style-name="T16">Аликорница уселась н</text:span>а пол <text:span text:style-name="T16">и прижала копыто к груди.</text:span></text:p>
      <text:p text:style-name="P59">– Да будет так! Сим заявляю, что отныне и впредь буду общаться с тобой на равных, человек Макс. Слово Селестии!</text:p>
      <text:p text:style-name="P61"><text:span text:style-name="T16">– Лады! Вот видишь, нам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61"><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1"><text:span text:style-name="T16">– </text:span>Вот, читай отсюда. <text:span text:style-name="T16">– а</text:span>ликорница подчеркнула абзац копытом.</text:p>
      <text:p text:style-name="P61"/>
      <text:p text:style-name="P63">***</text:p>
      <text:p text:style-name="P63"/>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61"/>
      <text:p text:style-name="P61">&lt;<text:span text:style-name="T25">Селестии не удастся привлечь Макса на сторону Эквестри даже с помощью 34 — это удастся Дэш</text:span>&gt;</text:p>
      <text:p text:style-name="P61">В ухе стало щекотно от тёплого дуновения.</text:p>
      <text:p text:style-name="P59">– Теперь ты понимаешь, почему мы не ожидали увидеть тебя? Мы, вообще-то, вызывали сверхаликорна…</text:p>
      <text:p text:style-name="P59">Я повернулся к Селестии.</text:p>
      <text:p text:style-name="P5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9">Аликорница отвернулась.</text:p>
      <text:p text:style-name="P59">– Это очень чувствительная тема. – сказала она после недолгой заминки. – <text:s/>Постыдная для нас.</text:p>
      <text:p text:style-name="P59">– Какая тема?</text:p>
      <text:p text:style-name="P59">Селестия повернулась, но старалась избегать меня взглядом.</text:p>
      <text:p text:style-name="P59">– Магия.</text:p>
      <text:p text:style-name="P59">– Что?</text:p>
      <text:p text:style-name="P5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9">Я посмотрел на аликорницу. Та старательно делала вид, что интересуется состоянием лака на копыте.</text:p>
      <text:p text:style-name="P59">– То есть, вы почувствовали ослабление своих магических способностей, и решили, что миру приходит конец?</text:p>
      <text:p text:style-name="P5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9">– Ээээ… ммм… А вы пробовали обратиться к врачу? – начал я как можно мягче.</text:p>
      <text:p text:style-name="P59">БАЦ!</text:p>
      <text:p text:style-name="P5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9">– Это бесполезно… Он не верит мне. У меня нет времени его переубедить.</text:p>
      <text:p text:style-name="P59">Потом она обратилась ко мне.</text:p>
      <text:p text:style-name="P59">– <text:s/>Извини. Сорвалась. Мне очень стыдно. Последнее время всё идёт наперекосяк, совсем не так, как мы планировали.</text:p>
      <text:p text:style-name="P5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1"><text:soft-page-break/></text:p>
      <text:p text:style-name="P6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1">Я снял её копыто со своего плеча и осторожно поставил на пол.</text:p>
      <text:p text:style-name="P59"><text:span text:style-name="T1">– Зачем? </text:span>– спросил я. – Что это за театр, твоё… Ваше Высочество? Во-первых, я не давал своё согласие на чтение моих мыслей. Во-вторых…</text:p>
      <text:p text:style-name="P59">Я присел на корточки, раздвинул гриву и снизу вверх заглянул в морду аликорнице.</text:p>
      <text:p text:style-name="P6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1">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6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1">Я протянул руку, вытер ей слёзы и погладил по шее.</text:p>
      <text:p text:style-name="P61">– Не плачь. Я не отказываюсь. Хотя, скорее всего, Стар Свирл что-то напутал в заклинании, потому что я человек, а не сверхаликорн.</text:p>
      <text:p text:style-name="P6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1">Селестия успокоилась и смущённо потёрлась носом мне о плечо.</text:p>
      <text:p text:style-name="P61">– <text:s/>И я не читала твои мысли. У тебя на лице всё написано — ты не умеешь скрывать эмоции.</text:p>
      <text:p text:style-name="P61">Наружная дверь заскрипела, после чего коридор наполнился топотом множества копыт и шумом голосов.</text:p>
      <text:p text:style-name="P59">Аликорница <text:span text:style-name="T1">прислушалась, </text:span>всполошилась и стала носиться по читальному залу с загнанным видом.</text:p>
      <text:p text:style-name="P59">– <text:s/>Кентаврячьи яйца! Они нашли меня!</text:p>
      <text:p text:style-name="P5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9">– <text:s/>Ты! Чего! Делаешь! Твоё, <text:span text:style-name="T1">блин,</text:span> высочество!!! – <text:s/>я едва уберёг <text:span text:style-name="T1">своё </text:span>естество от острого рога.</text:p>
      <text:p text:style-name="P59"><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9">– Помоги! Мне самой не закрыть замок, – <text:s/>обратилась аликорница ко мне, тщётно пытаясь охватить зубами раскрытую защёлку.</text:p>
      <text:p text:style-name="P5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59">– <text:s/>Давай я помогу! – <text:s/>Селестия изогнула шею и стала зубами сжимать защёлку.</text:p>
      <text:p text:style-name="P59">ШЛОП!</text:p>
      <text:p text:style-name="P5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1">Увидев Селестию, толпа замерла. Та в попытке спрятать меня, раскрыла крылья.</text:p>
      <text:p text:style-name="P61">В наступившей тишине аликорница прошептала мне убито:</text:p>
      <text:p text:style-name="P59">– <text:s/><text:span text:style-name="T1">Что-то мне не хочется оборачиваться.</text:span></text:p>
      <text:p text:style-name="P61">– <text:s/>А придётся. Кстати, крылья можешь опустить. Всё равно видна табуретка и мои ноги.</text:p>
      <text:p text:style-name="P61">Селестия закрыла глаза и медленно обернулась к толпе.</text:p>
      <text:p text:style-name="P5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59"><text:span text:style-name="T1">– Занавес. </text:span>– <text:s/><text:span text:style-name="T1">подытожил я.</text:span></text:p>
      <text:p text:style-name="P59"/>
      <text:h text:style-name="P129" text:outline-level="2"><text:span text:style-name="T16">5. </text:span>Индиго</text:h>
      <text:p text:style-name="P59"/>
      <text:p text:style-name="P5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5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1"><text:span text:style-name="T1">– </text:span>А-а-апчхииии! – раздалось прямо у меня под ногами.</text:p>
      <text:p text:style-name="P6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1">– Ты кто? – машинально спросил я.</text:p>
      <text:p text:style-name="P61"><text:soft-page-break/>– Индиго. – ответили глаза.</text:p>
      <text:p text:style-name="P61">Ответ не прояснил ситуацию ни на йоту, так что я продолжил.</text:p>
      <text:p text:style-name="P61">– А чего ты под лавкой делаешь?</text:p>
      <text:p text:style-name="P61">– Прячусь.</text:p>
      <text:p text:style-name="P61">Поняв, что расспросами ничего не добьёшься, я предложил прямо:</text:p>
      <text:p text:style-name="P61">– Может, ты вылезешь? Меня можно не бояться. Я не страшный.</text:p>
      <text:p text:style-name="P61">Под лавкой началась <text:s/>возня и сопение, потом наружу вылез жеребёнок-единорог насыщенного фиолетового цвета.</text:p>
      <text:p text:style-name="P61">– А я тебя вовсе и не боюсь. Вот ещё! Я в прятки играла.</text:p>
      <text:p text:style-name="P6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1">– Ничо страшного! – малютка вытерла нос. – Меня всё равно искать некому.</text:p>
      <text:p text:style-name="P61">– Это как? Ты же с кем-то в прятки играешь? – продолжал допытываться я.</text:p>
      <text:p text:style-name="P61">– Сама с собой и играю. – хмуро ответила кобылка. – А тебе чего, дяденька?</text:p>
      <text:p text:style-name="P61">Я понял, что жеребёнок не настроен на беседу. Пожал плечами <text:s/>и повернулся было уходить.</text:p>
      <text:p text:style-name="P61">– Эээ, гм…</text:p>
      <text:p text:style-name="P61">Я повернулся обратно.</text:p>
      <text:p text:style-name="P61">– Что?</text:p>
      <text:p text:style-name="P61">Единорожка ковыряла копытом землю и шмыгала носом, не смотря на меня. Я терпеливо ждал.</text:p>
      <text:p text:style-name="P61">– Дяденька, а ты не мог бы спросить принцессу Селестию, куда девалась Шейла Блюскай? А то мне играть не с кем.</text:p>
      <text:p text:style-name="P61">– При случае спрошу. Если встречу.</text:p>
      <text:p text:style-name="P61">– Встретишь, конечно! Скажи ей, что у меня сегодня день рождения, и я очень сильно огорчилась, когда она на него не пришла!</text:p>
      <text:p text:style-name="P61"><text:s/>Такая уверенность кобылки меня заинтриговала. Я пригляделся к жеребёнку повнимательнее. Да нет, вроде, раньше её не встречал.</text:p>
      <text:p text:style-name="P61">– Позволь поинтересоваться, откуда у тебя такая уверенность, что я встречусь с Селестией? Я ей, знаешь ли, свиданий не назначаю.</text:p>
      <text:p text:style-name="P61">– Да ладно-о-о, брось заливать-то! – скептически протянуло юное создание. – Все знают, что вы встречаетесь. Вот и спроси её, пажалста, когда увидишь.</text:p>
      <text:p text:style-name="P61">– Кто это «все»?</text:p>
      <text:p text:style-name="P61">– Ну, прислуга, стража, мой па…</text:p>
      <text:p text:style-name="P61">Ох! Во что же это такое я вляпался, а? За кого они меня, чёрт побери, принимают?</text:p>
      <text:p text:style-name="P61">Я присел на лавочку и наклонился пониже, чтобы наши головы были на одном уровне.</text:p>
      <text:p text:style-name="P61">– А твоего «па» не смущает, что я и Селестия м-м-м… немного разных видов? Точнее, совсем разных?</text:p>
      <text:p text:style-name="P61">– И чо? – без малейшего замешательства спросила кроха.</text:p>
      <text:p text:style-name="P6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1">–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6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1">– <text:s/>Кха-кхе-гррхмм... Э-э-э... м-м-м... ну-у-у...</text:p>
      <text:p text:style-name="P61">У меня в голове произошло короткое замыкание. Слова пропали. Уши начали гореть.</text:p>
      <text:p text:style-name="P61">– <text:s/>Как, ты говоришь, тебя зовут? – в конце-концов выдавил осипшим голосом я, стараясь перевести тему. – Про чей день рождения я должен рассказать?</text:p>
      <text:p text:style-name="P6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1">У меня в памяти зажглась лампочка.</text:p>
      <text:p text:style-name="P61">– Постой-постой, не части. Твой отец, случайно, не Хорст Мэдтроттер?</text:p>
      <text:p text:style-name="P61">– Агась. А ты откуда знаешь?</text:p>
      <text:p text:style-name="P61">– Да так, один пони сказал. – я полез за пазуху и достал красную коробочку. – Вот тебе подарок.</text:p>
      <text:p text:style-name="P6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1">– Вообще-то, это не мой подарок. Его просил передать один старик, Норф Каррус из каретной мастерской.</text:p>
      <text:p text:style-name="P61">– Аааа, я его знаю! Мы с Шейлой ходили к нему играть, пока она не пропала. У Норфа интересно!</text:p>
      <text:p text:style-name="P61">Индиго открыла коробочку. Внутри на подстилке из тырсы лежала крохотная модель кареты в мельчайших подробностях.</text:p>
      <text:p text:style-name="P61">– Ух ты! – благоговейно прошептала Индиго. – Королева Лорен! Я даже управляла ею немножко.</text:p>
      <text:p text:style-name="P61">– Как ею можно управлять, если она не запряжена? Уж не Норф ли таскал её? – усомнился я.</text:p>
      <text:p text:style-name="P6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1">Я остался сидеть в полнейшем замешательстве. </text:p>
      <text:p text:style-name="P61"/>
      <text:p text:style-name="P63">***</text:p>
      <text:p text:style-name="P61">&lt;<text:span text:style-name="T41">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1"/>
      <text:p text:style-name="P61">В дверях библиотеки появился знакомый силуэт.</text:p>
      <text:p text:style-name="P61">– Привет, твоё высочество! Тебя уже выпустили, или опять от докторов смылась?</text:p>
      <text:p text:style-name="P61"><text:soft-page-break/>Аликорница прошла в комнату и устало уселась рядом со мной.</text:p>
      <text:p text:style-name="P6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1">Я с подозрением посмотрел на Селестию. Где-то я уже видел эту улыбочку на хитрой роже.</text:p>
      <text:p text:style-name="P6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1">– Вот ещё! – возмущению Селестии не было предела. Аликорница встала и демонстративно повернулась ко мне задом.</text:p>
      <text:p text:style-name="P6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1">Я подёргал замок на накрупнике. Таки не врёт.</text:p>
      <text:p text:style-name="P61">– Убедился? Вообще-то, такое недоверие меня оскорбляет. Ни один пони так бы себя не повёл со мной. – Селестия улеглась возле кресла и надулась.</text:p>
      <text:p text:style-name="P61">– Разумеется, твои подданные вели бы себя с большим пиететом. Но я же не твой подданный, твоё высочество!</text:p>
      <text:p text:style-name="P61">Аликорница вскинула копыто к виску.</text:p>
      <text:p text:style-name="P6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1">– Окей, как хочешь. Никаких больше высочеств.</text:p>
      <text:p text:style-name="P6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61">Селестия сморщила нос в улыбке и спросила, прикрывшись крылом:</text:p>
      <text:p text:style-name="P61">– К слову, а что говорят мои подданные про нас? Что означает «чёрте-что»?</text:p>
      <text:p text:style-name="P61">Я вспомнил разговор с Индиго и почувствовал, как снова начинают гореть уши.</text:p>
      <text:p text:style-name="P61">– Чёрте-что — это значит «ерунда». Большая ерунда.</text:p>
      <text:p text:style-name="P61">– Оу, как интересно! – Селестия приблизила ко мне морду и повернула уши. – Расскажи-ка поподробнее. Я вся во внимании.</text:p>
      <text:p text:style-name="P61">–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61">Аликорница, широко раскрыв глаза, медленно тянула ко мне морду. Наконец, когда наши носы почти соприкоснулись, она не выдержала.</text:p>
      <text:p text:style-name="P61">– А-ха-ха-ха-ха-ха-ха!!! О-у-у-у-у-у-ха-ха-ха! И-и-и-и-ха-ха-ха! – Селестия перевернулась на спину и дёргала от смеха копытами.</text:p>
      <text:p text:style-name="P61">– <text:s/>Очень смешно! Ей говорят, что она подозревается в сексуальных извращениях, а она регочет! Мне-то пофиг, а тебе ещё править придётся!</text:p>
      <text:p text:style-name="P61">– <text:s/>И-и-изви-ни, Макс, не-мо-гу-у-у-у… Ох! Давненько я так не смеялась! Лет двести — так точно!</text:p>
      <text:p text:style-name="P61">Я потянул её за копыто и перевернул обратно на живот.</text:p>
      <text:p text:style-name="P61">– Что смешного-то?</text:p>
      <text:p text:style-name="P61">Аликорница вытерла крылом выступившие слёзы и объяснила:</text:p>
      <text:p text:style-name="P61">–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1">– Ты не видишь ничего странного в межвидовых спариваниях? – охренел я. – Куда я, блин, попал???</text:p>
      <text:p text:style-name="P61">Селестия развернула моё кресло к себе и задумчиво посмотрела мне в глаза.</text:p>
      <text:p text:style-name="P61">– Очевидно, мне стоит рассказать тебе, Макс, откуда произошли пегасы и единороги.</text:p>
      <text:p text:style-name="P6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1">– А как выглядят сами истинные единороги? – спросил я.</text:p>
      <text:p text:style-name="P6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61">– Ха! – ответил я. – В моём мире они также известны. Правда, как несуществующий, сказочный вид.</text:p>
      <text:p text:style-name="P6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1">– Ишь ты! А что было дальше?</text:p>
      <text:p text:style-name="P6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61"/>
      <text:p text:style-name="P61">Селестия встала, потянувшись по-кошачьи, и направилась к выходу. У двери она обернулась ко мне.</text:p>
      <text:p text:style-name="P61">– Сто лет не гуляла по парку. Составишь мне компанию?</text:p>
      <text:p text:style-name="P61">Я поднялся с кресла, гадая, шутила Селестия про сто лет, или нет?</text:p>
      <text:p text:style-name="P6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1"><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1">Селестия грустно засмеялась своим мыслям.</text:p>
      <text:p text:style-name="P6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1">– А о чём ты грустила?</text:p>
      <text:p text:style-name="P6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1">– Но ты не выглядишь сумасшедшей.</text:p>
      <text:p text:style-name="P61">–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1">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61">– Постой, а как же Луна? Мне показалось, она питала тёплые чувства к Кимеринну?</text:p>
      <text:p text:style-name="P61">Селестия задумалась, автоматически ковыряя копытом ямку под валуном.</text:p>
      <text:p text:style-name="P6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1">– А Дискорд? Ты говорила, он от древности вообще сбрендил. Тем-не-менее, он определённо «подъезжал» к Луне тогда, в развалинах.</text:p>
      <text:p text:style-name="P6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1">Селестия рассмеялась.</text:p>
      <text:p text:style-name="P61"><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1">Селестия вскочила с места.</text:p>
      <text:p text:style-name="P61">– АЙ-Я-Я-Я-Я-Й!</text:p>
      <text:p text:style-name="P6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1">– Раньше тут не было муравейника!!! – Селестия с мольбой взглянула на меня. – Мааакс!! Помоги! Они кусаются! Я <text:s/>сейчас свихнусь почище Дискорда!</text:p>
      <text:p text:style-name="P61">Аликорница подпрыгнула и, взбрыкнув, начала кружиться в обратную сторону.</text:p>
      <text:p text:style-name="P61">– Вот нечего землю ковырять там, где не надо! Стой!!! – я схватил её за хвост, останавливая. Затем осторожно завёл руку под накрупник.</text:p>
      <text:p text:style-name="P61">…</text:p>
      <text:p text:style-name="P61">–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1">– Да ладно! Мне это ничего не стоило.</text:p>
      <text:p text:style-name="P6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1">– Эммм... Селестия?</text:p>
      <text:p text:style-name="P61">– Дааа? – ответила аликорница, не повернув головы. В её тоне слышались смешливые нотки.</text:p>
      <text:p text:style-name="P61">Я вытащил руку из-под накрупника.</text:p>
      <text:p text:style-name="P61">– Всё в порядке?</text:p>
      <text:p text:style-name="P61">Селестия повернула голову, и я ясно увидел широкую улыбку и фирменный ехидный прищур из-под чёлки.</text:p>
      <text:p text:style-name="P61">– А почему ты спрашиваешь? Ты разобрался с муравьями?</text:p>
      <text:p text:style-name="P61">– Вроде да. Хотя, по-моему, дело уже не в муравьях.</text:p>
      <text:p text:style-name="P61">– По-моему, тоже. – рассмеялась аликорница. – Продолжай...</text:p>
      <text:p text:style-name="P61"><text:soft-page-break/></text:p>
      <text:h text:style-name="P128" text:outline-level="2">6. Стыд</text:h>
      <text:p text:style-name="P61"/>
      <text:p text:style-name="P64">~~~ Завтра на семь в библиотеке ~~~</text:p>
      <text:p text:style-name="P64"/>
      <text:p text:style-name="P61">–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1">Норф носился по мастерской, окрылённый новообретенным учеником.</text:p>
      <text:p text:style-name="P6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1">–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61">Я посмотрел на часы. До семи оставалось двадцать минут — как раз, чтоб успеть дойти до библиотеки.</text:p>
      <text:p text:style-name="P61">– На сегодня довольно. Я ж вижу, ты торопишься. – заметил Норф.</text:p>
      <text:p text:style-name="P6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1">Я закрыл саквояж и сунул его в рюкзак.</text:p>
      <text:p text:style-name="P61">– Завтра будешь? – спросил Норф.</text:p>
      <text:p text:style-name="P61">– В то же время. – подтвердил я.</text:p>
      <text:p text:style-name="P61"/>
      <text:p text:style-name="P63">***</text:p>
      <text:p text:style-name="P61"/>
      <text:p text:style-name="P6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1">– Здрасьте!</text:p>
      <text:p text:style-name="P61"><text:soft-page-break/>Аликорница не ответила, всматриваясь в глобус.</text:p>
      <text:p text:style-name="P61">– Привет, говорю! – я подошёл вплотную и легонько сжал ей холку.</text:p>
      <text:p text:style-name="P61">– А, это ты, Макс? Привет. – аликорница, наконец, оторвалась от разноцветной сферы. – Как осваиваешься?</text:p>
      <text:p text:style-name="P61">– Нормально осваиваюсь. Работу себе нашёл. К <text:s/>Норфолку Каррусу в ученики записался.</text:p>
      <text:p text:style-name="P6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1">– Да, уже пять дней. Так здорово снова чувствовать свои мышцы! Корсет был ужасен.</text:p>
      <text:p text:style-name="P61">Аликорница прошлась передо мной с раскрытыми крыльями, демонстрируя восстановленную работоспособность.</text:p>
      <text:p text:style-name="P61">– Ну что же, и я рад за тебя. – я отвернулся, присел на край стола и стал изучать потолок. – Зачем вызывала?</text:p>
      <text:p text:style-name="P6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1">– Ты сердишься?</text:p>
      <text:p text:style-name="P61">Её ресницы щекотали мне щёку. Я отодвинул её морду от лица и сказал скучающим тоном:</text:p>
      <text:p text:style-name="P61">– Та не, с чего бы? За что мне на тебя сердиться?</text:p>
      <text:p text:style-name="P61">– Но ты ведёшь себя как чужой. Как будто мы незнакомы! Ещё чуть-чуть, и станешь называть меня на «Вы» и «Ваше Высочество».</text:p>
      <text:p text:style-name="P61">Меня прорвало.</text:p>
      <text:p text:style-name="P6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1">Я вытащил из заднего кармана брюк смятую записку с королевскими вензелями и бросил её под ноги Селестии.</text:p>
      <text:p text:style-name="P6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1">Наконец Селестия развернулась и глубоко выдохнула.</text:p>
      <text:p text:style-name="P6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1">Я подошёл к аликорнице и прикоснулся к её шее.</text:p>
      <text:p text:style-name="P61">– Всё в порядке. Я тебя понимаю — и ценю твоё признание. Сам бы ещё и не так себя повёл на твоём месте.</text:p>
      <text:p text:style-name="P61">– Да? А как бы ты себя повёл? – заинтересовалась Селестия.</text:p>
      <text:p text:style-name="P61"><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61">– Я бы не извинился. Огрызался бы и считал себя правым до последнего. Ещё и послал бы подальше.</text:p>
      <text:p text:style-name="P61">Аликорница насмешливо покачала головой.</text:p>
      <text:p text:style-name="P6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1">Я снова присел на столик, теперь уже лицом к аликорнице.</text:p>
      <text:p text:style-name="P61">– Так что случилось? Куда ты пропадала? Рассказывай.</text:p>
      <text:p text:style-name="P6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1">– Что ты видишь? – спросила она напряжённо.</text:p>
      <text:p text:style-name="P6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1">– Ты не ошиблась? Нет тут никакого города.</text:p>
      <text:p text:style-name="P61">– Сейчас нет. Раньше был. – еле слышно прошептала аликорница.</text:p>
      <text:p text:style-name="P61">– Чего ты так волнуешься? Может, на более подробной карте есть? Я бы на точность глобуса не слишком полагался.</text:p>
      <text:p text:style-name="P6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1">– Так, может, его и не было? – заметил я цинично.</text:p>
      <text:p text:style-name="P6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1">– А как ты сама помнишь о том заклинании, если оно стёрто из бытия? – резонно подметил я.</text:p>
      <text:p text:style-name="P61">– У меня есть защита памяти. Я поставила её, когда сражалась с Иггусом… Правда, защита еле действует, так как прошло очень много времени.</text:p>
      <text:p text:style-name="P6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6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1">Аликорница потёрла висок и растерянно посмотрела на меня.</text:p>
      <text:p text:style-name="P6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1">Я обнял аликорницу, успокаивая.</text:p>
      <text:p text:style-name="P61">– Не волнуйся, принцесса. Ты делаешь всё, что от тебя зависит. Не твоя вина, если это происходит.</text:p>
      <text:p text:style-name="P61">Селестия рассеянно мотнула головой, не соглашаясь со мной.</text:p>
      <text:p text:style-name="P6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1">Она проследовала к выходу, кивком головы приглашая меня следовать за ней.</text:p>
      <text:p text:style-name="P6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1">– Да так, ни о чём. – покраснел я, вернувшись на дорожку.</text:p>
      <text:p text:style-name="P61">Селестия всмотрелась в меня внимательно и всё поняла.</text:p>
      <text:p text:style-name="P61">– <text:s/>Нам не туда. Не сейчас. Я хочу показать тебе Эквестрию. – тихо сказала она.</text:p>
      <text:p text:style-name="P61">&lt;<text:span text:style-name="T42">Pet Shop Boys — A Man Could Get Arrested</text:span>&gt;</text:p>
      <text:p text:style-name="P6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1">Она ещё сочувствует! Я старался не смотреть в её сторону, отводя глаза. Так мы дошли до городской стены.</text:p>
      <text:p text:style-name="P61">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61">Взобравшись на боевой ход по винтовой лестнице крохотной сторожевой башенки, мы остановились у зубца.</text:p>
      <text:p text:style-name="P6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61">– Что ты чувствуешь? – спросила аликорница.</text:p>
      <text:p text:style-name="P61">– У меня нет слов. Ничего прекраснее я в жизни не видел! – только и смог выговорить я.</text:p>
      <text:p text:style-name="P61">Селестия склонила голову, соглашаясь.</text:p>
      <text:p text:style-name="P6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5">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1">– Прошлогодний выпуск. – заметила Селестия. – Отличная работа, хотя жеребячливости хватает. Что неудивительно, учитывая их возраст.</text:p>
      <text:p text:style-name="P6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6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1">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61">– Проблемы? Что за проблемы? Извини, я таки прослушал.</text:p>
      <text:p text:style-name="P61">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61">– Когда твоя жизнь длится тысячи лет, начинаешь тонко чувствовать гармонию мира. – начала она.</text:p>
      <text:p text:style-name="P61"/>
      <text:h text:style-name="Heading_20_2" text:outline-level="2">8. Нелетающие пегасы</text:h>
      <text:p text:style-name="P61"/>
      <text:p text:style-name="P1"><text:soft-page-break/>...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p>
      <text:p text:style-name="P1">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1">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постой, <text:span text:style-name="T16">–</text:span> я попыталась удержать ускользающую тень сомнения. <text:span text:style-name="T16">–</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45">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м… Они… м-м-м… не больны… в некотором смысле… <text:span text:style-name="T16">–</text:span> гонец изо всех сил ковырял копытом <text:s/>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31"/>
      <text:p text:style-name="P31">Семь жеребят-подростков стояли передо мною с отсутствующим видом.</text:p>
      <text:p text:style-name="P31">– Представьтесь перед вашей принцессой! – шикнул на них сопровождающий стражник.</text:p>
      <text:p text:style-name="P31">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text:span text:style-name="T62">не способных </text:span><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text:span text:style-name="T43">я </text:span>стражнику. Тот вышел, тихо затворив за собой дверь.</text:p>
      <text:p text:style-name="P1"><text:span text:style-name="T1">–</text:span> Ну, дорогие мои, теперь расскажите своей принцессе правду. Ваша ложь <text:span text:style-name="T44">её</text:span>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text:span text:style-name="T45">Я</text:span>-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7">старший. </text:span><text:span text:style-name="T2">–</text:span><text:span text:style-name="T3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4">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text:span><text:span text:style-name="T36">о</text:span>н искренне в это верили.</text:p>
      <text:p text:style-name="P1"><text:span text:style-name="T1">–</text:span> Кто рассказал вам это? Эту… <text:span text:style-name="T46">глупость</text:span>?</text:p>
      <text:p text:style-name="P3"><text:span text:style-name="T5">П</text:span><text:span text:style-name="T1">лотину отчуждения прорвало. Жеребята сгрудились передо мной </text:span><text:span text:style-name="T6">и</text:span><text:span text:style-name="T1"> жались к ногам, </text:span><text:span text:style-name="T6">п</text:span><text:span text:style-name="T1">ытаясь спрятаться подо мной. </text:span><text:span text:style-name="T6">З</text:span><text:span text:style-name="T1">ахлёбываясь от торопливости, </text:span><text:span text:style-name="T7">они</text:span><text:span text:style-name="T1"> рассказыв</text:span><text:span text:style-name="T7">али</text:span><text:span text:style-name="T1"> страшные подробности своих снов. </text:span><text:span text:style-name="T8">Мне стал понятен сидящий в них ужас.</text:span></text:p>
      <text:p text:style-name="P72"><text:span text:style-name="T8">И</text:span><text:span text:style-name="T1">х </text:span><text:span text:style-name="T10">кошмары</text:span><text:span text:style-name="T1"> были более-менее похожи, как будто </text:span><text:span text:style-name="T9">им снился один сон на всех. </text:span><text:span text:style-name="T11">Погодная фабрика Клаудсдейла перерабатывала в </text:span><text:span text:style-name="T13">радугу </text:span><text:span text:style-name="T11">жеребят, проваливших лётные экзамены. </text:span><text:span text:style-name="T14">Шокирующие п</text:span><text:span text:style-name="T11">одробности </text:span><text:span text:style-name="T12">истории могли бы <text:s/>свести с ума, не будь </text:span><text:span text:style-name="T15">моя психика</text:span><text:span text:style-name="T12"> закалена тысячелетиями политики.</text:span></text:p>
      <text:p text:style-name="P9"><text:span text:style-name="T47">После того, как выговорился последний из жеребят, я поняла, что сама не справлюсь. </text:span>Я обняла их крыльями и, <text:span text:style-name="T63">попросив прощения,</text:span> прошептала усыпляющее заклинание. <text:span text:style-name="T47">После чего вызвала стражу и отдала приказ.</text:span></text:p>
      <text:p text:style-name="P16">Луна прибыла через <text:span text:style-name="T48">пятнадцать минут.</text:span></text:p>
      <text:p text:style-name="P23">– Сестрица, тебе придётся дать весомое оправдание моему испорченному покою! – лёд в голосе Луны можно было насыпать кубиками в мартини. – <text:span text:style-name="T64">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span></text:p>
      <text:p text:style-name="P25"><text:span text:style-name="T48">Судя по р</text:span>астрёпанн<text:span text:style-name="T48">ой</text:span> грив<text:span text:style-name="T48">е,</text:span> <text:span text:style-name="T48">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span></text:p>
      <text:p text:style-name="P17">– <text:span text:style-name="T49">Извини, Луна, дело срочное.</text:span></text:p>
      <text:p text:style-name="P18">– <text:span text:style-name="T50">Надеюсь, оно стоит моих прерванных грёз об Ночной Эквестрии!</text:span></text:p>
      <text:p text:style-name="P18">– <text:span text:style-name="T52">Об Ночной Эквестрии?? Брось, сестра, я знаю, о чём ты грезишь! Уж точно среди моих стражников нет никого с таким именем.</text:span></text:p>
      <text:p text:style-name="P18">– <text:span text:style-name="T53">Да как ты смеешь?!!</text:span></text:p>
      <text:p text:style-name="P26"><text:span text:style-name="T56">Сестре всегда не хватало чувства юмора и здоровой самоиронии. </text:span>Я <text:span text:style-name="T53">молча </text:span>подняла<text:span text:style-name="T51">сь и</text:span> сложила <text:span text:style-name="T51">крылья</text:span> на спине. <text:span text:style-name="T51">У Луны отвалилась челюсть при виде</text:span> сем<text:span text:style-name="T51">ерых</text:span> жеребят, мирно посапывающих у моих ног.</text:p>
      <text:p text:style-name="P19">– <text:span text:style-name="T54">Это… Твои??? И ты скрывала от меня всё это время??? Но кто??? Кто их отец? КТО ЭТОТ…</text:span></text:p>
      <text:p text:style-name="P27">Мне пришлось заткнуть Луне рот, чтобы не разбудить жеребят.</text:p>
      <text:p text:style-name="P20">– <text:span text:style-name="T55">Тсссс! Неужели ты думаешь, что по плодовитости я могу дать фору Кризалис? Нет, это не мои жеребята. Успокойся и взгляни на их сны.</text:span></text:p>
      <text:p text:style-name="P28">Луна умолкла и сосредоточилась. Постепенно на её морде гнев смен<text:span text:style-name="T57">ил</text:span>ся недоверием, <text:span text:style-name="T57">а потом и</text:span> ужасом.</text:p>
      <text:p text:style-name="P21">– <text:span text:style-name="T58">Сто рогов мне в круп! ЧТО ЭТО ЗА…</text:span></text:p>
      <text:p text:style-name="P29">От волнения Луна вспомнила армейские ругательства. Мне снова пришлось заткнуть ей рот. </text:p>
      <text:p text:style-name="P22"><text:soft-page-break/>– <text:span text:style-name="T59">Из-за этого кошмара они отказались сдавать лётный экзамен и рискуют стать отвержеными. Ты же знаешь пегасов...</text:span></text:p>
      <text:p text:style-name="P30">Луна нахмурилась и кивнула. <text:span text:style-name="T61">В Клаудсдейле существовала стойкая неприязнь к неполноценным. </text:span>Когда-то <text:span text:style-name="T61">Луна в обличье </text:span>Найтмэр Мун сама приложила немало сил к <text:span text:style-name="T61">её</text:span> <text:span text:style-name="T61">укреплению</text:span>. <text:span text:style-name="T61">Потом м</text:span>не понадобилось двести лет мягкого давления, чтобы искоренить политику рас<text:span text:style-name="T66">овой чистоты</text:span> у пегасов. Но <text:span text:style-name="T61">всё же </text:span>она очень глубоко въелась им в сознание: остат<text:span text:style-name="T60">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span></text:p>
      <text:p text:style-name="P120">– <text:span text:style-name="T65">Погоди немного, я сейчас. </text:span>– <text:span text:style-name="T65">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м ореоле.</text:span></text:p>
      <text:p text:style-name="P120"><text:span text:style-name="T65">Я никогда не умела так пропускать сквозь себя сырую магическую энергию, как моя младшая сестрёнка </text:span><text:span text:style-name="T18">— </text:span><text:span text:style-name="T19">и </text:span><text:span text:style-name="T20">втайне немного завидовала этому</text:span><text:span text:style-name="T65">. Если бы Луна со своими способностями к магии умела обуздывать свои эмоции </text:span><text:span text:style-name="T18">— </text:span><text:span text:style-name="T65">мне не пришлось бы готовить себе преемника.</text:span></text:p>
      <text:p text:style-name="P122">Наконец, Луна <text:span text:style-name="T67">закашлялась и опустилась на пол</text:span>, выходя из транса. <text:span text:style-name="T67">Она обессиленно бухнулась на колени мотая головой.</text:span></text:p>
      <text:p text:style-name="P121">– <text:span text:style-name="T67">К такому я не была готова! Эта гадость пришла не из нашего мира. Ам, в их снах, я видела...</text:span></text:p>
      <text:p text:style-name="P123">Луну <text:s/>вырвало чёрной слизью.</text:p>
      <text:p text:style-name="P24"/>
      <text:p text:style-name="P24"/>
      <text:p text:style-name="P7">&lt;Позвала Луну, чтобы та помогла прогнать кошмар. После того, как жеребята ушли — разговор с Луной. Та не в теме&gt;</text:p>
      <text:p text:style-name="P61"/>
      <text:p text:style-name="P61">&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61"/>
      <text:p text:style-name="P61"/>
      <text:p text:style-name="P62">Откуда-то с окраины парка донёсся еле слышный вопль:</text:p>
      <text:p text:style-name="P62">– Индиго-о-о! Индиго-о-о-о! Домой!! Где эта несносная кобылка?!</text:p>
      <text:p text:style-name="P62">Я вспомнил утреннюю встречу.</text:p>
      <text:p text:style-name="P62">– У меня к тебе просьба от одной весьма бойкой особы.</text:p>
      <text:p text:style-name="P62">– Да? – отвлеклась от мрачных дум аликорница.</text:p>
      <text:p text:style-name="P62">– Некая Индиго Мэдтроттер просила тебя найти её подружку, Шейлу Блюскай. Якобы, она пропала.</text:p>
      <text:p text:style-name="P62">– Шейла? – Селестия тёрла копытом висок, старалась освежить память. – Да-да, помню её.</text:p>
      <text:p text:style-name="P62"/>
      <text:p text:style-name="P62"/>
      <text:p text:style-name="P62">&lt;Индиго Мэдтроттер утратила Шейлу Блюскай. Селестия вспоминает эпизод с Шейлой.&gt;</text:p>
      <text:p text:style-name="P62"/>
      <text:p text:style-name="P62">&lt;<text:span text:style-name="T25">(после 34:</text:span></text:p>
      <text:p text:style-name="P51">← Не понял? А что это, если не любовь?</text:p>
      <text:p text:style-name="P51">- Мааакс! - мягко произнесла аликорница. - Аликорны не могут любить. Я же тебе рассказывала <text:soft-page-break/>прямо перед этим. Думала, ты поймёшь...</text:p>
      <text:p text:style-name="P51">– Охренеть! А зачем ты завела отношения со мной? Тебе жеребцов из дворцовой стражи не хватает? Свежачка захотелось? </text:p>
      <text:p text:style-name="P8"><text:span text:style-name="T29">–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7"> когда ты обблевал тебе копыто - т</text:span><text:span text:style-name="T28">ы стоял тогда такой жалкий, обблёванный, беспомощный, - но всё равно старался помочь мне. Это было так трогательно... </text:span></text:p>
      <text:p text:style-name="P51">– Тьфу!</text:p>
      <text:p text:style-name="P62"><text:span text:style-name="T25">– <text:s/>Мне очень жаль...</text:span>&gt;</text:p>
      <text:p text:style-name="P62"/>
      <text:p text:style-name="P60"><text:span text:style-name="T1">&lt;</text:span>сюжеты из 1001 ночи<text:span text:style-name="T1">&gt;</text:span></text:p>
      <text:p text:style-name="P62"/>
      <text:p text:style-name="P62">&lt;Упоминание Стар Свирлом элементов гармонии&gt;</text:p>
      <text:p text:style-name="P65">&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5">Селестия снится Максу сгорающей — и после этого она исчезает из Эквестрии. При этом она успевает сказать Максу, что она его...&gt;</text:p>
      <text:p text:style-name="P58"/>
      <text:p text:style-name="P56"/>
      <text:p text:style-name="P2">Дверь в библиотеку открылась и внутрь заглянул стражник из внутренней стражи.</text:p>
      <text:p text:style-name="P2"><text:span text:style-name="T1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1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16">–</text:span> Уже иду. Где я могу её найти?</text:p>
      <text:p text:style-name="P2"><text:span text:style-name="T16">–</text:span> Я проведу вас, человек Макс. <text:span text:style-name="T1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16">–</text:span> Её высочество у себя в покоях. Проходите.</text:p>
      <text:p text:style-name="P2"><text:span text:style-name="T16">–</text:span> Пегас занял свой пост у двери напротив своего собрата.</text:p>
      <text:p text:style-name="P2"><text:soft-page-break/>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6">&lt;</text:span><text:span text:style-name="T26">На самом деле, Селестия — сибаритка, в отличие от спартанки - Луны</text:span><text:span text:style-name="T1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6">&lt;</text:span><text:span text:style-name="T25">Одним из таких немногих был Кимеринн</text:span><text:span text:style-name="T16">&gt;</text:span>…</text:p>
      <text:p text:style-name="P2"><text:span text:style-name="T16">–</text:span> Мне очень жаль, что так получилось… Селестия.</text:p>
      <text:p text:style-name="P2">Она через силу улыбнулась. </text:p>
      <text:p text:style-name="P2"><text:s/><text:span text:style-name="T1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32">&lt;<text:span text:style-name="T26">После секса, Селестия отказывает Максу в аудиенции (стыдится?). Только перед его отъездом из Кантерлота она прощается с ним</text:span>&gt;</text:p>
      <text:p text:style-name="P49"/>
      <text:p text:style-name="P6">***</text:p>
      <text:p text:style-name="P32"/>
      <text:p text:style-name="P2"><text:span text:style-name="T16">&lt;Луна - </text:span><text:span text:style-name="T2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6">&gt;</text:span></text:p>
      <text:p text:style-name="P32"/>
      <text:h text:style-name="P131" text:outline-level="2">Рассказ Селестии <text:span text:style-name="T25">(“1001 ночь”)</text:span></text:h>
      <text:p text:style-name="P10"/>
      <text:p text:style-name="P32"/>
      <text:p text:style-name="P2"/>
      <text:h text:style-name="P131" text:outline-level="2">ЛСД-чаепитие</text:h>
      <text:p text:style-name="P2"/>
      <text:p text:style-name="P2"><text:soft-page-break/>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46"><text:span text:style-name="T16">&lt;</text:span>в сцене 34 - Тия при заварке чая добавляет порошок в огонь - тот становится голубым. А в чай - щепотку афродизиака<text:span text:style-name="T16">&gt;</text:span></text:p>
      <text:p text:style-name="P2"/>
      <text:p text:style-name="P2"><text:span text:style-name="T16">–</text:span> И что же, те жеребята перестали бояться экзаменов?</text:p>
      <text:p text:style-name="P2"><text:span text:style-name="T1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1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16">–</text:span> Ты вылила заварку? Зачем? - удивился я.</text:p>
      <text:p text:style-name="P2"><text:span text:style-name="T16">–</text:span> Моя маленькая месть дворцовым ритуалам. Только между нами! <text:span text:style-name="T1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1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16">–</text:span> Ты могла бы нести меня телекинезом. Я, после того, как узнал о ваших способностях, удивлялся, почему ты этого не сделала?</text:p>
      <text:p text:style-name="P2"><text:span text:style-name="T16">–</text:span> Шутишь? <text:span text:style-name="T16">–</text:span> Селестия скосила на меня фиалковый глаз, продолжая колдовать с мешочком. <text:span text:style-name="T16">–</text:span> Ты бы потом не захотел бы видеть меня от перенесенного унижения.</text:p>
      <text:p text:style-name="P46"><text:span text:style-name="T16">&lt;Селестия </text:span>хочет любым способом (34) расположить к себе Макса, чтоб получить союзника в борьбе за спасение Эквестрии<text:span text:style-name="T16">&gt;</text:span></text:p>
      <text:p text:style-name="P2"><text:soft-page-break/>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16">–</text:span> А что же было дальше? Ты сказала, что случай с жеребятами был только началом?</text:p>
      <text:p text:style-name="P2"><text:span text:style-name="T16">–</text:span> А дальше всё было хуже, намного хуже...</text:p>
      <text:p text:style-name="P2"/>
      <text:h text:style-name="P131" text:outline-level="2">Рейд пони-рэйнджеров</text:h>
      <text:p text:style-name="P2">&lt;Магия изо всех окраин Эквестрии бежит к её центру — в Вечнодикий лес&gt;</text:p>
      <text:p text:style-name="P44">(леденящий душу триллер, музыка тревожная)</text:p>
      <text:p text:style-name="P8">&lt;<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6">–</text:span> Тьфу ты, б-бестия! <text:span text:style-name="T16">–</text:span> Мэдтроттер принялся протирать окровавленное лезвие. <text:span text:style-name="T16">–</text:span> Впервые такую тварь встречаю.</text:p>
      <text:p text:style-name="P2"><text:span text:style-name="T16">–</text:span> Не думаю, что она появится ещё. <text:span text:style-name="T16">–</text:span> Калрус вслушивался в лесной шум. Уши его поворачивались по ветру. <text:span text:style-name="T16">–</text:span> Ты её хорошенько угостил. По первому разряду!</text:p>
      <text:p text:style-name="P2"><text:span text:style-name="T16">–</text:span> У нас, в Аппалузе, это называется “салют легионера”, <text:span text:style-name="T16">–</text:span> усмехнулся Хорст. <text:span text:style-name="T16">–</text:span> Мало кто из врагов его переживает.</text:p>
      <text:p text:style-name="P2"><text:span text:style-name="T16">–</text:span> Первым дежуришь ты, Мэдди. Потом я. Калрус <text:span text:style-name="T16">—</text:span> последним, <text:span text:style-name="T16">–</text:span> решил я. <text:span text:style-name="T1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text:soft-page-break/>было великое множество.</text:p>
      <text:p text:style-name="P2"><text:span text:style-name="T16">–</text:span> Что за чертовщина? <text:span text:style-name="T16">–</text:span> Мэдтроттер трогал копытом лежащую на земле плеть лианы, которая медленно уползала в чащу, сворачиваясь в колючий клубок.</text:p>
      <text:p text:style-name="P2"><text:span text:style-name="T16">–</text:span> Не нравится мне это, <text:span text:style-name="T16">–</text:span> пробормотал Калрус, стряхивая с крыла зелёную плеть, свесившуюся с дерева и попытавшуюся обвить его махательный сустав. <text:span text:style-name="T1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6">–</text:span> Да уж, <text:span text:style-name="T16">–</text:span> Мэдтроттер обнажил алебарду и закрепил её на ноге остриём вверх. <text:span text:style-name="T1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16">–</text:span> Шанту?</text:p>
      <text:p text:style-name="P2"><text:span text:style-name="T16">–</text:span> Ваше Высочество? Мы никогда не встречали такое существо раньше и я…</text:p>
      <text:p text:style-name="P2"><text:span text:style-name="T1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6">–</text:span> Хотя кое-кто за за тысячу лет воздержания накопил столько силы, что может жонглировать планетами, не думаю, что он <text:span text:style-name="T16">&lt;</text:span><text:span text:style-name="T24">вот эту-то энергию Дискорд и потратил на превращение в дракона в мире Терры</text:span><text:span text:style-name="T16">&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16">&lt;</text:span><text:span text:style-name="T26">Добавить кокатрикса, мантикору и древесных волков. Тентаклианы переименовать в пландерсиды</text:span><text:span text:style-name="T1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6">–</text:span> Что за ерунда? <text:span text:style-name="T1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6">–</text:span> Не знаю, что за ерунда, но теперь становится ясно, откуда тут те черепа. <text:span text:style-name="T16">–</text:span> Я вытер накрыльный нож о траву и показал на две продолговатости, тускло белевшие в траве у самого ствола граба. <text:span text:style-name="T1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6">–</text:span> Пхе, будет несколько <text:span text:style-name="T16">—</text:span> выберешь для них самый подходящий! <text:span text:style-name="T1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6">&lt;</text:span><text:span text:style-name="T25">короткий</text:span><text:span text:style-name="T1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6">–</text:span> Ходят слухи, Стар <text:span text:style-name="T1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6">–</text:span> Мечтательно разглагольствовал Калрус.</text:p>
      <text:p text:style-name="P2"><text:soft-page-break/><text:span text:style-name="T16">–</text:span> Смотри, как бы ты сам после такой встречи не стал чудным материалом для <text:s/>чудовища, <text:span text:style-name="T16">–</text:span> проворчал Мэдтроттер. <text:span text:style-name="T1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6">–</text:span> Странно, кто-то ходил к замку после того, как он был заброшен, <text:span text:style-name="T16">–</text:span> пробормотал Мэдтроттер. <text:span text:style-name="T1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6">–</text:span> Дискорд! Что их убило? <text:span text:style-name="T16">–</text:span> присвистнул обошедший Хорста с другой стороны Калрус.</text:p>
      <text:p text:style-name="P2"><text:span text:style-name="T16">–</text:span> Что бы их ни убило, нам с этим знакомиться ни к чему, <text:span text:style-name="T16">–</text:span> пробормотал Мэдтроттер озираясь. <text:span text:style-name="T1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6">–</text:span> Это королевский конвой. Такие были на службе у принцесс ещё лет двадцать назад, до Раздора.</text:p>
      <text:p text:style-name="P2"><text:span text:style-name="T16">–</text:span> Такое впечатление, что… <text:span text:style-name="T1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6">–</text:span> ...тут была засада <text:span text:style-name="T1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6">—</text:span> туда мы и помчались, сопровождаемые хлопками и свистом вращающихся шаров.</text:p>
      <text:p text:style-name="P6">***</text:p>
      <text:p text:style-name="P2"><text:span text:style-name="T16">–</text:span> Откуда там останки пегасов? Кто мог поймать их там? Они могут уйти от любой засады.</text:p>
      <text:p text:style-name="P2"><text:span text:style-name="T16">–</text:span> Не знаю, как насчёт летунов, принцессса, но когда мы осматривали кости, на нас было совершено нападение...</text:p>
      <text:p text:style-name="P2"><text:span text:style-name="T16">–</text:span> Вот как? На королевскую стражу в центре Эквестрии? Кто же это был?</text:p>
      <text:p text:style-name="P2"><text:span text:style-name="T16">–</text:span> Лианы, принцесса. <text:span text:style-name="T16">–</text:span> Кимеринн отчеканил последнюю фразу, глядя прямо перед собой. <text:span text:style-name="T1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6">– </text:span>сорок. Мы назвали их <text:span text:style-name="T16">&lt;</text:span><text:span text:style-name="T25">???</text:span><text:span text:style-name="T16">&gt;</text:span></text:p>
      <text:p text:style-name="P2">Луна обошла Кимеринна. </text:p>
      <text:p text:style-name="P2"><text:span text:style-name="T16">–</text:span> У вас рассечен бок. И колотая рана на шее.</text:p>
      <text:p text:style-name="P2"><text:span text:style-name="T16">–</text:span> Не уследил за лианой, Ваше Высочество. Ерунда. Калрус вовремя отсёк плеть. <text:span text:style-name="T16">–</text:span> Голубые глаза Кимеринна смотрели прямо сквозь Луну, не мигая.</text:p>
      <text:p text:style-name="P2"><text:span text:style-name="T1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6">–</text:span> Я ценю вашу службу и хочу достойно наградить вас. Спрашивайте.</text:p>
      <text:p text:style-name="P2"><text:span text:style-name="T16">–</text:span> Мне… мне ничего не нужно, Ваше Высочество. <text:span text:style-name="T16">–</text:span> Кимеринн судорожно сглотнул и на мгновение <text:soft-page-break/>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6">–</text:span> Кимеринн, вы окажете своей принцессе услугу, если согласитесь <text:s/>принять от неё награду! <text:span text:style-name="T16">–</text:span> Если бы он понял… Как когда-то понял Амарок… Аликорны <text:span text:style-name="T16">—</text:span> тоже живые существа. И они очень одиноки…</text:p>
      <text:p text:style-name="P2"><text:span text:style-name="T16">–</text:span> Хорошо, Ваше Высочество. <text:span text:style-name="T16">–</text:span> Кимеринн смотрел не мигая в точку прямо перед собой. <text:span text:style-name="T16">–</text:span> Я хочу… в награду… обращаться к вам на “ты”!</text:p>
      <text:p text:style-name="P2">Туман застилал глаза Луне. Она смотрела на него <text:span text:style-name="T1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6">–</text:span> Ну что же… Я рада оказать такую услугу… Тебе…</text:p>
      <text:p text:style-name="P2"><text:span text:style-name="T16">–</text:span> Принцесса…</text:p>
      <text:p text:style-name="P2"><text:span text:style-name="T16">–</text:span> Луна, мой дорогой. Для тебя <text:span text:style-name="T16">—</text:span> Луна…</text:p>
      <text:p text:style-name="P2">...</text:p>
      <text:p text:style-name="P2"/>
      <text:h text:style-name="P131" text:outline-level="2">Рейд пони-рэйнджеров-2 (<text:span text:style-name="T2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6">&lt;</text:span><text:span text:style-name="T25">гидрорысью</text:span><text:span text:style-name="T16">&gt;</text:span> и нападением <text:span text:style-name="T16">&lt;</text:span><text:span text:style-name="T25">тентаклиан</text:span><text:span text:style-name="T16">&gt;</text:span> казался мне ещё опаснее. А если этот корабль обследовать как следует…</text:p>
      <text:p text:style-name="P2"><text:span text:style-name="T16">–</text:span> Заночуем внутри. - <text:span text:style-name="T1">р</text:span>ешил я.</text:p>
      <text:p text:style-name="P2"><text:span text:style-name="T16">&lt;</text:span><text:span text:style-name="T25">Нужен ли тут самолёт? Нужен артефакт из Fallout Equestria - летучий корабль</text:span>?<text:span text:style-name="T16">&gt;</text:span></text:p>
      <text:p text:style-name="P2">Утро встретило нас туманом. Я пытался рассмотреть руины замка на противоположном берегу.</text:p>
      <text:p text:style-name="P2"><text:span text:style-name="T16">–</text:span> Идти опасно. Засаду прозевать <text:span text:style-name="T16">—</text:span> как два пера об мостовую. Хорст, я слетаю в разведку. Не <text:soft-page-break/>нравится мне это болото.</text:p>
      <text:p text:style-name="P2"><text:span text:style-name="T1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6">–</text:span> Заметил что-то. <text:span text:style-name="T16">–</text:span> Хорст приставил копыто ко лбу, пытаясь рассмотретьчто-то против солнца. <text:span text:style-name="T1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6">–</text:span> Поворачивайте, уходите от болота! <text:span text:style-name="T1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1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6">–</text:span> Не в крыло, а в ногу, <text:span text:style-name="T16">–</text:span> проворчал я, стаскивая зубами с задней ноги толстую плеть плюща, гладко отрубленную стилетом. <text:span text:style-name="T1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6">– </text:span>Схватил бы за крыло <text:span text:style-name="T16">—</text:span> я бы не вырвался.</text:p>
      <text:p text:style-name="P2">Я взглянул вверх. На металлической стенке чётко отпечатались четыре полукруга копыт. </text:p>
      <text:p text:style-name="P2"><text:span text:style-name="T16">–</text:span> И пришлось бы тебе за меня во дворце отдуваться.</text:p>
      <text:p text:style-name="P2"><text:span text:style-name="T16">–</text:span> Нашел что-нибудь интересное в развалинах?</text:p>
      <text:p text:style-name="P2"><text:span text:style-name="T16">–</text:span> А как же! Странное такое. Похожее на обезьяну. Но стройнее и грациознее. И оно было одето…</text:p>
      <text:p text:style-name="P2"><text:span text:style-name="T16">–</text:span> Одето?</text:p>
      <text:p text:style-name="P2"><text:span text:style-name="T16">–</text:span> Да, в потёртые джинсы и куртку. И на спине было что-то вроде перемётной сумки. Не успел как следует расмотреть <text:span text:style-name="T16">—</text:span> оно скрылось в кустах. Что его отличало от обезьяны <text:span text:style-name="T16">—</text:span> оно передвигалось быстрым шагом всего на двух задних ногах, без помощи передних. Как молодой дракон. Или как человек из сказок.</text:p>
      <text:p text:style-name="P2"><text:soft-page-break/><text:span text:style-name="T16">–</text:span> Ещ одно неизвестное чудовище! <text:s/>Что-то их тут много развелось.</text:p>
      <text:p text:style-name="P2">Я крепко задумался. Принцесса приказывала <text:span text:style-name="T16">—</text:span> нет, не приказывала <text:span text:style-name="T1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6">–</text:span> Куда идём, Кэп? <text:span text:style-name="T1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6">–</text:span> Вы ведь в неопасное место идёте, да?</text:p>
      <text:p text:style-name="P2"><text:span text:style-name="T16">–</text:span> Да, Силк Мэйн, в неопасное.</text:p>
      <text:p text:style-name="P2"><text:span text:style-name="T1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6">–</text:span> Силк, не волнуйся, если будет опасно, мы сразу же повернём. (И пойдём другой дорогой <text:span text:style-name="T1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6">—</text:span> ничтожны.</text:p>
      <text:p text:style-name="P2"><text:span text:style-name="T16">–</text:span> Возвращаемся, Мэдди, <text:span text:style-name="T16">–</text:span> решил я. <text:span text:style-name="T1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6">–</text:span> Пони умеют переносить тяготы, Макс. <text:span text:style-name="T16">–</text:span> Иначе бы мы не выжили. В нашей истории бывали очень тяжёлые времена.</text:p>
      <text:p text:style-name="P2"><text:soft-page-break/>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6">– </text:span>Душновато как-то, <text:span text:style-name="T16">–</text:span> Селестия встала с подушек и приоткрыла дверь на балкон. <text:span text:style-name="T16">–</text:span> Тебе не холодно?</text:p>
      <text:p text:style-name="P2"><text:span text:style-name="T16">–</text:span> Нет, вполне тепло. <text:span text:style-name="T16">–</text:span> Я тоже встал с подушек размять затёкшие ноги.</text:p>
      <text:p text:style-name="P2"><text:span text:style-name="T16">–</text:span> Уборная там. <text:span text:style-name="T16">–</text:span> Селестия показала на неприметную дверцу за занавеской в углу.</text:p>
      <text:p text:style-name="P2"><text:span text:style-name="T16">–</text:span> Как ты догадалась? <text:span text:style-name="T1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6">&lt;</text:span><text:span text:style-name="T2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6">&gt;</text:span></text:p>
      <text:p text:style-name="P2"><text:span text:style-name="T16">&lt;</text:span><text:span text:style-name="T2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6">–</text:span> То есть, Кимеринн видел человека у развалин замка?</text:p>
      <text:p text:style-name="P2"><text:span text:style-name="T16">–</text:span> Скорее всего, да. Правда, впоследствии он уже не был так уверен <text:span text:style-name="T1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6">–</text:span> А кто-нибудь поблизости не заметил, как они исчезают?</text:p>
      <text:p text:style-name="P2"><text:span text:style-name="T16">–</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text:soft-page-break/>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1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6">—</text:span> и всё рассыпется в прах. Вот так: миг <text:span text:style-name="T1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6">—</text:span> часть меня, и он <text:span text:style-name="T1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6">–</text:span> Тия, я…</text:p>
      <text:p text:style-name="P2"><text:span text:style-name="T16">–</text:span> Не говори ничего! Твайлайт нашла в архиве северного крыла полузаконченное заклинание <text:span text:style-name="T16">C</text:span>вирла Бородатого. “Защита от неведомой угрозы” <text:span text:style-name="T16">—</text:span> так он назвал его. Синопсис восстановить не удалось <text:span text:style-name="T16">—</text:span> Свирл записал его на некачественной бумаге. Треть заклинания Твайли восстановила экстраполяцией <text:span text:style-name="T1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6">—</text:span> всего лишь появился ты! <text:span text:style-name="T16">–</text:span> это слово Селестия выдохнула мне в лицо, буквально ткнув меня носом. <text:span text:style-name="T16">–</text:span> И всё это время я думала <text:span text:style-name="T16">—</text:span> кто ты? Наше спасение, или всего лишь горькая шутка судьбы? И я до сих пор не знаю. </text:p>
      <text:p text:style-name="P2">Ты извини, Макс, я разнервничалась/ <text:span text:style-name="T16">–</text:span> Селестия отвернулась от меня. Я протянул руку и осторожно поправил локон переливающейся гривы. <text:span text:style-name="T1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6">–</text:span> Я не смогу сделать тебя счастливой, Тия, <text:span text:style-name="T16">–</text:span> я покачал головой. <text:span text:style-name="T16">– </text:span>Я не знаю, чем вам помочь. Скорее всего, я попал сюда случайно.</text:p>
      <text:p text:style-name="P2"><text:span text:style-name="T16">–</text:span> Я так и думала, <text:span text:style-name="T16">–</text:span> кивнула головой Селестия. <text:span text:style-name="T1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6">&lt;</text:span><text:span text:style-name="T25">34 - утерянная глава </text:span><text:span text:style-name="T16">&gt;</text:span></text:p>
      <text:p text:style-name="P2"><text:span text:style-name="T16">&lt;</text:span><text:span text:style-name="T25">34 с Селестией - забытая глава - утерянная память под воздействием порошка из надкрыльев скарабеев. - аванс за спасение Эквестрии</text:span><text:span text:style-name="T16">&gt;</text:span></text:p>
      <text:p text:style-name="P2">Селестия встала и начала по очереди сгибать-разгибать ноги, разминая суставы.</text:p>
      <text:p text:style-name="P2"><text:span text:style-name="T16">–</text:span> Слишком поздно, <text:span text:style-name="T16">–</text:span> пробормотала она, глядя через панорамное окно на ночное небо. <text:span text:style-name="T16">–</text:span> Даже, скорее, рано. Сестра скоро вернётся.</text:p>
      <text:p text:style-name="P2"><text:span text:style-name="T16">–</text:span> Макс, <text:span text:style-name="T16">–</text:span> обернулась она ко мне, <text:span text:style-name="T16">–</text:span> я и так слишком злоупотребила твоим вниманием. Хочется <text:soft-page-break/>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31" text:outline-level="2">В библиотеке замка Селестии</text:h>
      <text:p text:style-name="P92"/>
      <text:p text:style-name="P4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6">&lt;</text:span><text:span text:style-name="T25">название книги</text:span><text:span text:style-name="T1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6">&lt;</text:span><text:span text:style-name="T25">название библиотеки</text:span><text:span text:style-name="T16">&gt;</text:span>, пытаясь найти хоть какую-нибудь зацепку. Но всё тщётно.</text:p>
      <text:p text:style-name="P2">Если верить заклинанию, я <text:span text:style-name="T16">—</text:span> внешняя сила, и если меня хорошо попросить <text:span text:style-name="T16">&lt;</text:span><text:span text:style-name="T25">см. выше - ночь с Селестией</text:span><text:span text:style-name="T1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6">&lt;</text:span>Ожидание<text:span text:style-name="T16">&gt;</text:span></text:p>
      <text:p text:style-name="P2">Наконец двери зала для приёмов растворились, и оттуда вышел потерянного вида пегас.<text:span text:style-name="T16">&lt;</text:span><text:span text:style-name="T26">Расписать в красках церемонию приёма посетителей, как и все остальные церемонии</text:span><text:span text:style-name="T1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6">–</text:span> А, это ты, Макс? <text:span text:style-name="T16">–</text:span> она повернулась ко мне. <text:span text:style-name="T16">–</text:span> Какие новости?</text:p>
      <text:p text:style-name="P2"><text:span text:style-name="T1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text:soft-page-break/>Селестия слабо улыбнулась.</text:p>
      <text:p text:style-name="P2"><text:span text:style-name="T1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6">–</text:span> Селестия подошла к фонтанчику, обмакнула в него копыто и провела им по лбу. <text:span text:style-name="T1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16">–</text:span> Пятьдесят шесть из восьмидесяти? И чем это грозит? Ведь даже не сдав экзамен они не разучатся летать?</text:p>
      <text:p text:style-name="P2"><text:span text:style-name="T1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6">–</text:span> А почему вы не поселитесь в более пригодном для земледелия месте?</text:p>
      <text:p text:style-name="P2"><text:span text:style-name="T16">–</text:span> К сожалению, Эквестрия <text:span text:style-name="T1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6">–</text:span> Вот рекомендательное письмо мэру Понивилля. Вручишь его ей и она выделит тебе жильё и окажет посильную помощь. Если что-то выяснишь <text:span text:style-name="T16">—</text:span> держи меня в ведении. Посылай письма Спайком, он настроен на меня. Этот милый дракончик <text:span text:style-name="T16">—</text:span> ассистент моей ученицы, Твайлайт Спаркл. С ней ты уже знаком.</text:p>
      <text:p text:style-name="P2">Я кивнул.</text:p>
      <text:p text:style-name="P2"><text:span text:style-name="T1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6">&lt;</text:span><text:span text:style-name="T26">упомянуть проблески розового цвета</text:span><text:span text:style-name="T16">&gt;</text:span>. Хвост тоже почти подметал пол <text:span text:style-name="T16">—</text:span> это стало заметно, когда она начала двигаться.</text:p>
      <text:p text:style-name="P2"/>
      <text:p text:style-name="P50">– Говорят, по Мэйнхеттену носятся стаи алмазных псов. Они <text:span text:style-name="T16">&lt;</text:span>в ужасе<text:span text:style-name="T16">&gt;</text:span> повылазили из своих пещер и теперь скулят и пытаются спрятаться в подворотнях. Говорят, в их подземных ходах начал проваливаться пол</text:p>
      <text:p text:style-name="P50">– Куда проваливаться? – не понял я</text:p>
      <text:p text:style-name="P50">– Они не знают. В тех провалах не видно дна...</text:p>
      <text:p text:style-name="P2"/>
      <text:h text:style-name="P131" text:outline-level="2">Понивилль</text:h>
      <text:p text:style-name="P2"/>
      <text:p text:style-name="P2"><text:soft-page-break/>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6">***</text:p>
      <text:p text:style-name="P2"><text:span text:style-name="T16">–</text:span> Привет, Твайлайт Спаркл! Ещё не поздно?</text:p>
      <text:p text:style-name="P2"><text:span text:style-name="T16">–</text:span> Привет! <text:span text:style-name="T16">–</text:span> Твайлайт оторвалась от полки, поставив на место толстенный пыльный фолиант. <text:span text:style-name="T1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6">–</text:span> Это плохо! <text:span text:style-name="T16">–</text:span> Твайлайт помрачнела. <text:span text:style-name="T16">–</text:span> Сон <text:span text:style-name="T1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6">–</text:span> Да, по себе знаю, недосып <text:span text:style-name="T16">—</text:span> одна из паршивейших вещей на свете. <text:span text:style-name="T16">–</text:span> Я уселся на ступеньку лестницы. <text:span text:style-name="T16">– </text:span>Тут такое дело… Тебе удалось что-то узнать про неведомую угрозу, о которой говорила Селестия?</text:p>
      <text:p text:style-name="P2"><text:span text:style-name="T16">–</text:span> Ты про сны о Радужной Фабрике выпускников лётной академии? <text:span text:style-name="T16">–</text:span> Твайлайт отрицательно покачала головой. <text:span text:style-name="T16">–</text:span> Нашла несколько сонников, в самом древнем написано, что сны <text:span text:style-name="T16">—</text:span> ворота в другой мир. Про Фабрику Радуг <text:span text:style-name="T16">—</text:span> ни слова.</text:p>
      <text:p text:style-name="P2"><text:span text:style-name="T16">–</text:span> М-м-м. В описании заклинания Свирл упоминал гармонию. Я и подумал, а что, если это кат-то связано с тобой и твоими друзьями?</text:p>
      <text:p text:style-name="P2"><text:span text:style-name="T16">–</text:span> Хм. Ты так думаешь? <text:span text:style-name="T16">–</text:span> Единорожка вытащила с помощью магии засаленый том из угловой полки с знакомым названием: “Основы магического искусства”.</text:p>
      <text:p text:style-name="P2"><text:span text:style-name="T16">–</text:span> М-м-м… “...на укрепление гармонии нашего континуума...”.</text:p>
      <text:p text:style-name="P2">Твайлайт начала в возбуждении ходить по читальному залу.</text:p>
      <text:p text:style-name="P2"><text:span text:style-name="T1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30">заклинание равновесия, в описании к которому есть ссылка на заклинание роста </text:span><text:span text:style-name="T31">(вставить шутку в стиле Влада)</text:span><text:span text:style-name="T3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6">–</text:span> Элементы-шмелементы, <text:span text:style-name="T16">–</text:span> проворчал Спайк, выкарабкиваясь из-под Твайлайт, <text:span text:style-name="T16">–</text:span> привет, Макс (мы с ним виделись пару раз в Кантерлоте). Ты как, не ушиблась? <text:span text:style-name="T16">–</text:span> Дракончик повернулся к единорожке <text:span text:style-name="T16">&lt;</text:span><text:span text:style-name="T26">аликорнице?</text:span><text:span text:style-name="T16">&gt;</text:span>.</text:p>
      <text:p text:style-name="P2"><text:span text:style-name="T16">–</text:span> Да нет, всё в порядке, Спайк. <text:span text:style-name="T1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oft-page-break/><text:span text:style-name="T1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6">–</text:span> Да, логично, <text:span text:style-name="T16">–</text:span> сказала в нос Твайлайт. <text:span text:style-name="T16">–</text:span> Могла бы и сама догадаться.</text:p>
      <text:p text:style-name="P2"><text:span text:style-name="T16">–</text:span> Но проблема в том, что я не знаю, ак помочь вам. Может, я какая-то неправильная сила? <text:span text:style-name="T16">–</text:span> Я поправил платок на носу Твайлайт.</text:p>
      <text:p text:style-name="P2"><text:span text:style-name="T16">–</text:span> Заклинания Свирла Бородатого обычно срабатывают без ошибок.</text:p>
      <text:p text:style-name="P2"><text:span text:style-name="T16">–</text:span> Если их правильно вызывают, <text:span text:style-name="T16">–</text:span> пробурчал возвратившийся Спайк, укладываясь в корзинку.</text:p>
      <text:p text:style-name="P2"><text:span text:style-name="T16">–</text:span> Что он имел ввиду?</text:p>
      <text:p text:style-name="P2"><text:span text:style-name="T16">–</text:span> Нууу, - Твайлайт смутилась, <text:span text:style-name="T16">–</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6">–</text:span> Единорожка опустила голову.</text:p>
      <text:p text:style-name="P2"/>
      <text:p text:style-name="P2"><text:span text:style-name="T16">&lt;</text:span><text:span text:style-name="T25">Селестия проснётся на Терре в облике кибермозга, т.к. в своём мире она на ступень выше пони (а кибермозг на Терре на ступень выше людей)</text:span><text:span text:style-name="T16">&gt;</text:span></text:p>
      <text:p text:style-name="P2"><text:span text:style-name="T16">–</text:span> Да, печально получилось <text:span text:style-name="T16">&lt;</text:span><text:span text:style-name="T26">и всего-то</text:span><text:span text:style-name="T1">?</text:span><text:span text:style-name="T16">&gt;</text:span>. Но вернёмся к заклинанию. Во второй раз вы вызвали его правильно <text:span text:style-name="T1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6">–</text:span> Нет, она мне ничего не говорила. Но, видишь ли, ваше королевство и вы сами описаны в моём мире в детском сериале.</text:p>
      <text:p text:style-name="P2"><text:span text:style-name="T16">–</text:span> Мы? Описаны? <text:span text:style-name="T16">–</text:span> Твайлайт от удивления открыла рот. <text:span text:style-name="T1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6">–</text:span> Вряд ли кто-то из людей побывал здесь до меня. До вас ведь никто не вызывал это заклинание Свирла?</text:p>
      <text:p text:style-name="P2"><text:span text:style-name="T16">–</text:span> Нет. Собрание столь сильных магов запомнилось бы.</text:p>
      <text:p text:style-name="P2"><text:span text:style-name="T1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6">–</text:span> Вам нравятся рассказы про Эквестрию? <text:span text:style-name="T16">–</text:span> Твайлайт улыбнулась.</text:p>
      <text:p text:style-name="P2"><text:span text:style-name="T1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oft-page-break/><text:span text:style-name="T16">–</text:span> Брони?</text:p>
      <text:p text:style-name="P2"><text:span text:style-name="T1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6">–</text:span> Ого! У нас есть поклонники! Интересно было бы поговорить об этом с твоим другом.</text:p>
      <text:p text:style-name="P2"><text:span text:style-name="T16">–</text:span> Его нет. Он погиб полгода назад.</text:p>
      <text:p text:style-name="P2"><text:span text:style-name="T16">–</text:span> О, мои соболезнования! <text:span text:style-name="T16">–</text:span> Твайлайт подошла ко мне и положила переднюю ногу мне на плечо (когда я сидел, она вполне могла достать до него). <text:span text:style-name="T16">–</text:span> Друзей терять очень тяжко.</text:p>
      <text:p text:style-name="P2"><text:span text:style-name="T1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6">–</text:span> Подумать только! <text:span text:style-name="T1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6">–</text:span> Нууу, я не думаю, что это описан наша Терра. У нас ничего подобного не водится.</text:p>
      <text:p text:style-name="P2"><text:span text:style-name="T16">–</text:span> Да? Ну ладно. В конце-концов, это всего лишь миф. Свирл Бородатый, правда, упоминал о двух случаях встреч с существами, похожими на вас. <text:span text:style-name="T1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6">–</text:span> Печенье испёк Спайк. Он на удивление искусный повар, когда на него находит вдохновение.</text:p>
      <text:p text:style-name="P2"><text:span text:style-name="T1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6">–</text:span> Я помню, ваша магия Элементов Гармонии обладает большой силой.</text:p>
      <text:p text:style-name="P2"><text:span text:style-name="T16">–</text:span> Да. <text:span text:style-name="T16">–</text:span> <text:span text:style-name="T1">к</text:span>ивнула Твайлайт. <text:span text:style-name="T1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6">–</text:span> Для восстановления гармонии, говришь, <text:span text:style-name="T16">–</text:span> я почесал затылок.</text:p>
      <text:p text:style-name="P2"><text:span text:style-name="T16">–</text:span> Ну да, это так. Большие возмущения гармонии можно исправить только с помощью… Ой!..</text:p>
      <text:p text:style-name="P2"><text:span text:style-name="T16">–</text:span> Угу, вот именно. Сейчас имеем “большое возмущение гармонии”.</text:p>
      <text:p text:style-name="P2">Твайлайт прижала копыта к вискам.</text:p>
      <text:p text:style-name="P2"><text:span text:style-name="T1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6">–</text:span> Найтмэр Мун и Дискорд не разорвались и не сгорели.</text:p>
      <text:p text:style-name="P2"><text:span text:style-name="T16">–</text:span> Они очень могущественные маги, одни из лучших. У них сильный антимагический иммунитет. К тому же они биологически бессмертны.</text:p>
      <text:p text:style-name="P32"/>
      <text:p text:style-name="P2"><text:span text:style-name="T16">&lt;</text:span><text:span text:style-name="T2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6">&gt;</text:span></text:p>
      <text:p text:style-name="P32"/>
      <text:p text:style-name="P2"><text:span text:style-name="T16">–</text:span> Хорошо, у тебя есть какие-то встречные предложения?</text:p>
      <text:p text:style-name="P2">Твайлайт задумчиво прошлась вдоль книжной полки.</text:p>
      <text:p text:style-name="P2"><text:span text:style-name="T1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6">–</text:span> Для духа я слишком материален.</text:p>
      <text:p text:style-name="P2"><text:span text:style-name="T16">–</text:span> Я знаю. Но ничего более подходящего в голову не приходит. Приходи завтра после обеда. Хорошо?</text:p>
      <text:p text:style-name="P2"><text:span text:style-name="T16">–</text:span> Хорошо, Твайлайт. Приду. Спокойной ночи!</text:p>
      <text:p text:style-name="P2"><text:span text:style-name="T16">–</text:span> Спокойной ночи, Макс!</text:p>
      <text:p text:style-name="P2"/>
      <text:h text:style-name="P13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oft-page-break/><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text:soft-page-break/>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text:soft-page-break/>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1" text:outline-level="2">Первый сеанс двойного сна. Рэрити</text:h>
      <text:p text:style-name="P2"/>
      <text:p text:style-name="P2"><text:span text:style-name="T16">&lt;</text:span><text:span text:style-name="T2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5">Сон одновременно смотрели Рэрити, Пинки и РД. Флатти и ЭйДжей не успели подойти вовремя, т.к. жили за городом.</text:span><text:span text:style-name="T1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6">–</text:span> Кровать для тебя маловата, Макс, <text:span text:style-name="T16">–</text:span> извиняющимся тоном сообщила Твайлайт. <text:span text:style-name="T16">–</text:span> Мы сдвинули два матраса на полу. Вы с Рэрити должны поместиться.</text:p>
      <text:p text:style-name="P2"><text:soft-page-break/><text:span text:style-name="T16">–</text:span> Может, и поместимся. Но, вообще, я во сне верчусь.</text:p>
      <text:p text:style-name="P2"><text:span text:style-name="T16">–</text:span> Не страшно, ты не успеешь… <text:span text:style-name="T16">–</text:span> её слова были заглушены звоном входного колокольчика. Хлопнула дверь и в читальный зал вошла светлая единорожка.</text:p>
      <text:p text:style-name="P2"><text:span text:style-name="T1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6">—</text:span> всё это придавало Рэрити неожиданный шарм.</text:p>
      <text:p text:style-name="P2"><text:span text:style-name="T16">–</text:span> Рэрити, ты выглядишь… Замечательно выглядишь! <text:span text:style-name="T16">–</text:span> растерянно пролепетала Твайлайт.</text:p>
      <text:p text:style-name="P2"><text:span text:style-name="T16">–</text:span> Дааааааа… Замечательно! <text:span text:style-name="T16">–</text:span> наконец-то смог закрыть рот <text:span text:style-name="T1">и втянуть слюни </text:span>Спайк.</text:p>
      <text:p text:style-name="P2"><text:span text:style-name="T1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6">–</text:span> смущённо сказала Рэрити, глядя мимо меня своими фиолетовыми глазами.</text:p>
      <text:p text:style-name="P2"><text:span text:style-name="T16">–</text:span> Спасибо, Рэрити. Ты выглядишь потрясно. <text:span text:style-name="T1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6">–</text:span> Ну что же, если готовы <text:span text:style-name="T1">—</text:span> ложитесь на матрас и расслабьтесь. Вы должны касаться друг-друга. <text:span text:style-name="T1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6">–</text:span> Готовы? <text:span text:style-name="T16">–</text:span> Спросила Твайлайт.</text:p>
      <text:p text:style-name="P2"><text:span text:style-name="T16">–</text:span> Я готова. <text:span text:style-name="T16">–</text:span> <text:span text:style-name="T1">о</text:span>тозвалась Рэрити.</text:p>
      <text:p text:style-name="P2"><text:span text:style-name="T16">–</text:span> Готов. <text:span text:style-name="T1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1" text:outline-level="2">Сон Макса</text:h>
      <text:p text:style-name="P92"/>
      <text:p text:style-name="P2"><text:span text:style-name="T16">&lt;</text:span><text:span text:style-name="T2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16">–</text:span> Готова, <text:span text:style-name="T16">–</text:span> процедила она.</text:p>
      <text:p text:style-name="P46"><text:soft-page-break/>В сон отправились сразу три пони <text:span text:style-name="T16">—</text:span> Рэрити, Рэйнбоу Дэш и Пинки. Пинки после пробуждения Макса пробуждается безумной <text:span text:style-name="T16">—</text:span> Твайлайт пытается её лечить</text:p>
      <text:p text:style-name="P2"><text:span text:style-name="T25">Эгрегор Эквестрии </text:span><text:span text:style-name="T27">—</text:span><text:span text:style-name="T25"> Селестия </text:span><text:span text:style-name="T27">—</text:span><text:span text:style-name="T25"> на кончике главного рога Анакорна</text:span><text:span text:style-name="T16">&gt;</text:span></text:p>
      <text:p text:style-name="P6">***</text:p>
      <text:p text:style-name="P2"><text:span text:style-name="T16">–</text:span> Вставай, Макс! <text:span text:style-name="T16">–</text:span> Маленькое копыто надавливало мне на грудь, делая энергичные круговые движения.</text:p>
      <text:p text:style-name="P2"><text:span text:style-name="T16">–</text:span> Твайлайт? <text:span text:style-name="T16">–</text:span> Взгляд сфокусировался на лавандовой единорожке, озабоченно осматривающей меня и продолжающей массаж в области сердца.</text:p>
      <text:p text:style-name="P2"><text:span text:style-name="T16">–</text:span> Мне не понравился цвет твоей мордочки. Ты стал слишком бледный. Я решила прервать твой сон. Как ты себя ...</text:p>
      <text:p text:style-name="P2"><text:span text:style-name="T16">–</text:span> … чувствуешь, дорогая Рэрити?! Я могу чем-нибудь помочь? Вот, выпей воды! <text:span text:style-name="T16">–</text:span> <text:span text:style-name="T1">д</text:span>ракончик метался вокруг светлой единорожки, в волнении заламывая лапки.</text:p>
      <text:p text:style-name="P2"><text:span text:style-name="T16">–</text:span> Спасибо, Спайк! Ты очень любезен! <text:span text:style-name="T16">–</text:span> Рэрити приподнялась на матрасе и сделала пару глотков из услужливо поднесенного Спайком стакана.</text:p>
      <text:p text:style-name="P2"><text:span text:style-name="T16">–</text:span> Я в порядке. Что-то удалось узнать? <text:span text:style-name="T16">–</text:span> обратился я к Рэрити.</text:p>
      <text:p text:style-name="P2"><text:span text:style-name="T16">–</text:span> Я всё расскажу, <text:span text:style-name="T16">–</text:span> кивнула единорожка. <text:span text:style-name="T1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6">–</text:span> Годится, <text:span text:style-name="T16">–</text:span> кивнула Твайлайт. <text:span text:style-name="T16">–</text:span> Тогда до завтрашнего вечера каждый свободен и занимается своими делами.</text:p>
      <text:p text:style-name="P2"><text:span text:style-name="T16">– </text:span>Да, Макс?</text:p>
      <text:p text:style-name="P2"><text:span text:style-name="T1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6">–</text:span> Я помогу-у-у-у! <text:span text:style-name="T16">–</text:span> <text:span text:style-name="T1">з</text:span>апрыгала на месте Пинки.</text:p>
      <text:p text:style-name="P2"><text:span text:style-name="T16">–</text:span> Я помогу! <text:span text:style-name="T16">–</text:span> <text:span text:style-name="T1">н</text:span>еожиданно вызвалась Рэйнбоу Дэш, до этого безучастно наблюдавшая за нами.</text:p>
      <text:p text:style-name="P2"/>
      <text:p text:style-name="P49"/>
      <text:p text:style-name="P2"/>
      <text:p text:style-name="P2"><text:span text:style-name="T16">–</text:span> Я первая предложила! <text:span text:style-name="T16">–</text:span> возмутилась Пинки.</text:p>
      <text:p text:style-name="P2"><text:span text:style-name="T16">–</text:span> Предложила не ты, а Твайлайт. <text:span text:style-name="T16">–</text:span> <text:span text:style-name="T1">п</text:span>арировала Рэйнбоу Дэш.</text:p>
      <text:p text:style-name="P2"><text:span text:style-name="T16">–</text:span> Не ссорьтесь, <text:span text:style-name="T1">кобылки</text:span>! Давайте сегодня мне показывает Понивилль Пинки, а завтра <text:span text:style-name="T1">—</text:span> ты, Рэйнбоу. <text:span text:style-name="T16">–</text:span> <text:span text:style-name="T1">п</text:span>редложил я. <text:span text:style-name="T16">–</text:span> Годится?</text:p>
      <text:p text:style-name="P2"><text:span text:style-name="T16">–</text:span> Лады. <text:span text:style-name="T16">–</text:span> проворчала пегаска. <text:span text:style-name="T16">–</text:span> Приходи завтра на девять к библиотеке. Нет, лучше на десять.</text:p>
      <text:p text:style-name="P2"><text:span text:style-name="T16">–</text:span> Хорошо, Рэйнбоу Дэш. Договорились.</text:p>
      <text:p text:style-name="P2"><text:span text:style-name="T16">–</text:span> Пошли-пошли-пошли-пошли, <text:span text:style-name="T16">–</text:span> подталкивала меня головой к выходу Пинки. <text:span text:style-name="T1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1"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6">–</text:span> <text:span text:style-name="T1">э</text:span>нергия Пинки была неиссякаема.</text:p>
      <text:p text:style-name="P2"><text:span text:style-name="T16">–</text:span> Ффух! Дай отдышаться.</text:p>
      <text:p text:style-name="P2"><text:span text:style-name="T16">–</text:span> Устал? <text:span text:style-name="T16">–</text:span> <text:span text:style-name="T1">у</text:span>частливо спросила Пинки.</text:p>
      <text:p text:style-name="P2"><text:span text:style-name="T1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6">–</text:span> Да? Тогда пойдём перекусим.</text:p>
      <text:p text:style-name="P2">Манерный пони-оффициант выслушал наши пожелания и удалился.</text:p>
      <text:p text:style-name="P2"><text:span text:style-name="T16">–</text:span> А какой у тебя был образ жизни?</text:p>
      <text:p text:style-name="P2"><text:span text:style-name="T16">–</text:span> В основном, <text:span text:style-name="T1">э</text:span>сидячий.</text:p>
      <text:p text:style-name="P2"><text:span text:style-name="T1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6">–</text:span> А у нас сидячая работа в порядке вещей.</text:p>
      <text:p text:style-name="P2"><text:span text:style-name="T16">–</text:span> Ужас-ужас! <text:span text:style-name="T16">–</text:span> Пинки прижала копыта передних ног к голове. <text:span text:style-name="T1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6">&lt;</text:span><text:span text:style-name="T25">Рэйнбоу объясняет Максу, почему Пинки расплатилась за него </text:span><text:span text:style-name="T26">—</text:span><text:span text:style-name="T25"> и вспоминает, что когда-то уже объясняла нечто подобное (Леро)</text:span></text:p>
      <text:p text:style-name="P2"><text:span text:style-name="T25">У Твайлайт после видения гибели Кимеринна появились морщинки возле глаз</text:span><text:span text:style-name="T16">&gt;</text:span></text:p>
      <text:p text:style-name="P2"/>
      <text:h text:style-name="P13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6">–</text:span> Привет! Куда это ты собрался? <text:span text:style-name="T16">–</text:span> <text:span text:style-name="T1">п</text:span>розвучало из листвы, как только я взялся за ручку двери. С ветки на землю спланировала Рэйнбоу Дэш.</text:p>
      <text:p text:style-name="P2"><text:span text:style-name="T16">–</text:span> Она ещё спит. Вчера пересидела за книгами. Не стоит её будить. <text:span text:style-name="T16">–</text:span> пегаска <text:span text:style-name="T1">к</text:span>ивнула на дверь. <text:span text:style-name="T16">–</text:span> Ну, пошли?</text:p>
      <text:p text:style-name="P2"><text:span text:style-name="T16">–</text:span> Пошли, Рэйнбоу Дэш. А куда?</text:p>
      <text:p text:style-name="P2"><text:span text:style-name="T16">–</text:span> Слушай, зови меня Дэш. А то и мне придётся звать тебя полным именем, а я этого не выношу.</text:p>
      <text:p text:style-name="P2"><text:span text:style-name="T16">–</text:span> Договорились, Дэш. Так куда мы идём?</text:p>
      <text:p text:style-name="P2"><text:span text:style-name="T16">–</text:span> К <text:span text:style-name="T16">&lt;</text:span><text:span text:style-name="T25">водопаду</text:span><text:span text:style-name="T16">&gt;</text:span>. Там здоровски красивое место.</text:p>
      <text:p text:style-name="P2"><text:soft-page-break/><text:span text:style-name="T16">–</text:span> А я думал, ты хочешь показать мне Понивилль.</text:p>
      <text:p text:style-name="P2"><text:span text:style-name="T16">–</text:span> Да ладно, <text:span text:style-name="T16">–</text:span> засмеялась пегаска, скосив на меня смущёную мордочку, <text:span text:style-name="T1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6">–</text:span> Макс, <text:span text:style-name="T16">–</text:span> нарушила молчание Дэш, <text:span text:style-name="T1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6">–</text:span> Дежа вю? Ты об этом?</text:p>
      <text:p text:style-name="P2"><text:span text:style-name="T16">– </text:span>Что? Какое ещё дежавю?</text:p>
      <text:p text:style-name="P2"><text:span text:style-name="T16">–</text:span> Ложные воспоминания. Ты помнишь о чём-то, чего на самом деле никогда не было.</text:p>
      <text:p text:style-name="P2"><text:span text:style-name="T16">–</text:span> Хм. Может, и дежавю… Может… А если всё же было? Но ты не помнишь когда и как?</text:p>
      <text:p text:style-name="P2"><text:span text:style-name="T16">–</text:span> Дэш, не говори загадками. Если хочешь услышать внятный ответ, задавай внятный вопрос.</text:p>
      <text:p text:style-name="P2"><text:span text:style-name="T16">–</text:span> Не готова я… задать внятный вопрос. <text:span text:style-name="T16">–</text:span> <text:span text:style-name="T1">п</text:span>робормотала пегаска. <text:span text:style-name="T16">–</text:span> Нам туда.</text:p>
      <text:p text:style-name="P2">Дэш указала на тропку, уводящую от путей в молодой берёзово-кленовый лесок.</text:p>
      <text:p text:style-name="P2"><text:span text:style-name="T16">–</text:span> Ну-у-у, так мы до вечера не дойдём. <text:span text:style-name="T16">–</text:span> <text:span text:style-name="T1">н</text:span>едовольно заметила Дэш через пару минут. <text:span text:style-name="T16">–</text:span> Пробежимся?</text:p>
      <text:p text:style-name="P2"><text:span text:style-name="T16">–</text:span> Из меня бегун тот ещё. <text:s/>Я проплыть могу больше, чем пробежать.</text:p>
      <text:p text:style-name="P2"><text:span text:style-name="T1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6">–</text:span> Всё, Дэш. Я больше не могу.</text:p>
      <text:p text:style-name="P2"><text:span text:style-name="T16">–</text:span> Ты шутишь? Мы и полмили не пробежали.</text:p>
      <text:p text:style-name="P2"><text:span text:style-name="T16">–</text:span> Понимаешь, бег <text:span text:style-name="T1">—</text:span> не моя сильная сторона. Никогда не умел долго бегать.</text:p>
      <text:p text:style-name="P2"><text:span text:style-name="T16">–</text:span> Как же ты жил тогда? <text:span text:style-name="T16">–</text:span> недоумённо уставилась на меня пегаска. <text:span text:style-name="T16">– </text:span><text:span text:style-name="T1">Летать-то ты тоже не умеешь?</text:span></text:p>
      <text:p text:style-name="P2"><text:span text:style-name="T1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6">–</text:span> Ничего себе “скорее исключение, чем правило”, <text:span text:style-name="T16">–</text:span> удивлённо повторила Дэш. <text:span text:style-name="T16">–</text:span> Да у нас это такое же исключение, как нелетающий пегас! Какое уж там “правило”! Дискорд, что же нам делать? Так мы не успеем…</text:p>
      <text:p text:style-name="P2"><text:span text:style-name="T16">–</text:span> Мы можем вернуться. А это место ты покажешь мне в другой раз. Выберемся туда в двухдневный поход.</text:p>
      <text:p text:style-name="P2"><text:span text:style-name="T16">–</text:span> Нет уж! Никаких “вернуться”. Если вернёмся, то никогда уже там не побываем. <text:span text:style-name="T16">–</text:span> <text:span text:style-name="T1">с</text:span>ерьёзно заявила Дэш. <text:span text:style-name="T16">–</text:span> Уж поверь мне. Вот что. У тебя передние лапы <text:span text:style-name="T1">—</text:span> те, которые с пальцами, <text:span text:style-name="T1">—</text:span> сильные?</text:p>
      <text:p text:style-name="P2"><text:span text:style-name="T16">&lt;</text:span><text:span text:style-name="T25">Cначала описать попытку усесться сверху. На первой попытке Макс поранился об брошь в гриве РД в виде радужной молнии</text:span><text:span text:style-name="T16">&gt;</text:span></text:p>
      <text:p text:style-name="P2"><text:soft-page-break/><text:span text:style-name="T16">–</text:span> Сможешь меня удержать?</text:p>
      <text:p text:style-name="P2"><text:span text:style-name="T16">–</text:span> Ты про руки, что ли? Смогу. А зачем?</text:p>
      <text:p text:style-name="P2"><text:span text:style-name="T1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6">–</text:span> <text:span text:style-name="T1">н</text:span>ачала оправдываться Дэш.</text:p>
      <text:p text:style-name="P2"><text:span text:style-name="T1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6">–</text:span> Ну да, не сообразила сразу насчёт баланса, <text:span text:style-name="T16">–</text:span> рассмеялась пегаска, вставая на ноги. <text:span text:style-name="T1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6">–</text:span> Ю-у-у-у-ху-у-у-у!!! <text:span text:style-name="T1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6">&lt;</text:span><text:span text:style-name="T25">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5"> Пинки? </text:span><text:span text:style-name="T27">–</text:span><text:span text:style-name="T25"> Дэш сморщила нос. </text:span><text:span text:style-name="T27">–</text:span><text:span text:style-name="T25"> Я скажу ей, чтоб больше не </text:span><text:span text:style-name="T27">платила.</text:span><text:span text:style-name="T16">&gt;</text:span></text:p>
      <text:p text:style-name="P2"><text:span text:style-name="T16">Хотя</text:span> за то немногое время, что мы провели вместе, я понял, что ожидать от голубой пегаски предсказуемости <text:span text:style-name="T1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6">—</text:span> скажем, 35 <text:span text:style-name="T16">– </text:span>40 метров (на 50 я без дыхательной подготовки давно не замахиваюсь, а о 75-ти уже даже и не вспоминаю), но в такой воде <text:span text:style-name="T1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6">–</text:span> Ф-р-р-р. Тьфу! Бр-р-р.</text:p>
      <text:p text:style-name="P2">Дэш выплюнула меня на берег и сама упала рядом.</text:p>
      <text:p text:style-name="P2"><text:span text:style-name="T16">–</text:span> Что ж? Ты? Не? Сказал? Что? <text:s/>Не? Умеешь? Плавать? <text:span text:style-name="T16">–</text:span> <text:span text:style-name="T1">в</text:span> промежутках между вздохами процедила Дэш.</text:p>
      <text:p text:style-name="P2"><text:soft-page-break/><text:span text:style-name="T16">–</text:span> С чего ты взяла? Я умею.</text:p>
      <text:p text:style-name="P2"><text:span text:style-name="T16">–</text:span> Ты ушёл под воду! И не выныривал! <text:span text:style-name="T16">–</text:span> <text:span text:style-name="T1">о</text:span>т возмущения пегаска даже забыла дышать.</text:p>
      <text:p text:style-name="P2"><text:span text:style-name="T16">–</text:span> Я не выныривал, потому что решил поплавать под водой. Я, вообще, это дело люблю.</text:p>
      <text:p text:style-name="P2"><text:span text:style-name="T16">–</text:span> Что??! И ты не предупредил меня?!! Знаешь, как я испугалась?!! Ни одна пони без магии столько под водой не продержится!!</text:p>
      <text:p text:style-name="P2"><text:span text:style-name="T1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6">–</text:span> Да. Это я виновата. Я дура. Извини, <text:span text:style-name="T1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6">&lt;</text:span><text:span text:style-name="T25">В Кантерлоте Макс присутствует на церемонии прощания с Кимеринном</text:span><text:span text:style-name="T1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6">–</text:span> Ух ты! <text:span text:style-name="T1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6">–</text:span> Как тут…</text:p>
      <text:p text:style-name="P2"><text:span text:style-name="T16">–</text:span> Красиво, правда? <text:span text:style-name="T16">–</text:span> Дэш отследила мой взгляд и кивнула.</text:p>
      <text:p text:style-name="P2"><text:span text:style-name="T16">–</text:span> Красиво <text:span text:style-name="T1">—</text:span> это не то <text:span text:style-name="T1">чувство</text:span>. Тут чудесно! Просто слов нет…</text:p>
      <text:p text:style-name="P2"><text:span text:style-name="T1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6">–</text:span> А сейчас? Сейчас у тебя есть такое чувство?</text:p>
      <text:p text:style-name="P2"><text:span text:style-name="T16">–</text:span> Сейчас мне хочется, чтобы ты это видел. Не знаю почему. То есть, не совсем чтобы не знаю. <text:span text:style-name="T16">–</text:span> Дэш отпрянула и посмотрела мне в глаза. <text:span text:style-name="T1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6">–</text:span> Это исключено, Дэш. Я никак не мог повстречаться с тобой в своём мире.</text:p>
      <text:p text:style-name="P2"><text:span text:style-name="T16">–</text:span> Да? Странно. Откуда же это чувство, будто я тебя знаю? <text:span text:style-name="T16">–</text:span> <text:span text:style-name="T1">п</text:span>робормотала пегаска. <text:span text:style-name="T1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oft-page-break/><text:span text:style-name="T16">–</text:span> Тебе надо просушить шерсть. Снимай-ка одежду! <text:span text:style-name="T16">–</text:span> <text:span text:style-name="T1">с</text:span>командовала Дэш.</text:p>
      <text:p text:style-name="P2"><text:span text:style-name="T1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6">–</text:span> Куда это ты спрятался? <text:span text:style-name="T16">–</text:span> <text:span text:style-name="T1">з</text:span>аросли вербы раздвинулись, пропуская пегаску.</text:p>
      <text:p text:style-name="P2"><text:span text:style-name="T16">–</text:span> Оп-па! <text:span text:style-name="T1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6">–</text:span> Ты чего? <text:span text:style-name="T16">–</text:span> <text:span text:style-name="T1">в</text:span> конце-концов озадаченно спросила она. <text:span text:style-name="T16">–</text:span> Что-то не так?</text:p>
      <text:p text:style-name="P2"><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6">–</text:span> А с кем не так? Со мной? С тобой? Или вообще? <text:span text:style-name="T16">–</text:span> <text:span text:style-name="T1">д</text:span>опытывалась пегаска.</text:p>
      <text:p text:style-name="P2"><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2"><text:span text:style-name="T16">–</text:span> Ну и?</text:p>
      <text:p text:style-name="P2"><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6">–</text:span> А какой смысл в этом правиле? Какую цель оно преследует?</text:p>
      <text:p text:style-name="P2"><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6">–</text:span> Вот видишь, ты меня правильно поняла. Описанные тобой табу у нас, кстати, тоже есть.</text:p>
      <text:p text:style-name="P2"><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6">&lt;</text:span><text:span text:style-name="T25">Аликорны </text:span><text:span text:style-name="T27">—</text:span><text:span text:style-name="T25"> элементали. Они воплощают в себе какую-либо сторону чаяний и настроений сообщества пони. Анакорн </text:span><text:span text:style-name="T27">—</text:span><text:span text:style-name="T25"> супераликорн, элементаль всего мира</text:span><text:span text:style-name="T16">&gt;</text:span></text:p>
      <text:p text:style-name="P32"/>
      <text:p text:style-name="P2"><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попросили спеть на празднике <text:span text:style-name="T16">&lt;</text:span><text:span text:style-name="T27">zxcbzxcvb</text:span><text:span text:style-name="T16">&gt;</text:span>.</text:p>
      <text:p text:style-name="P2">Я не ответил.</text:p>
      <text:p text:style-name="P2">Пегаска подошла поближе и села, прижавшись тёплым боком ко мне.</text:p>
      <text:p text:style-name="P2"><text:span text:style-name="T16">–</text:span> Ты молчишь. Я опять рассердила тебя, да? У меня постоянно с этим проблемы. <text:span text:style-name="T16">–</text:span> Дэш напряжённо <text:soft-page-break/>смотрела в одну точку прямо перед собой. Её шерсть не могла скрыть мелко дрожи. <text:span text:style-name="T1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6">–</text:span> У тебя оригинальный способ исповедаться, Дэш, <text:span text:style-name="T16">–</text:span> наконец закашлялся я. <text:span text:style-name="T16">–</text:span> Затащить в укромное местечко, попытаться утопить, а под конец сорвать штаны и… <text:span text:style-name="T16">–</text:span> тут Дэш сама прыснула от смеха.</text:p>
      <text:p text:style-name="P2">Вдоволь отсмеявшись, Дэш ткнула меня носом в грудь и спросила:</text:p>
      <text:p text:style-name="P2"><text:span text:style-name="T16">–</text:span> И?</text:p>
      <text:p text:style-name="P2"><text:span text:style-name="T16">–</text:span> Что “и”?</text:p>
      <text:p text:style-name="P2"><text:span text:style-name="T16">–</text:span> Ты сказал: “ А под конец сорвать штаны и…” <text:span text:style-name="T16">–</text:span> вот я и хочу знать, что “и”?</text:p>
      <text:p text:style-name="P2">Я смутился.</text:p>
      <text:p text:style-name="P2"><text:span text:style-name="T16">–</text:span> Да ничего… Не бери в голову.</text:p>
      <text:p text:style-name="P2"><text:span text:style-name="T16">–</text:span> А я хочу брать! Какой ты всё-таки… <text:span text:style-name="T16">–</text:span> Дэш встала, потянувшись сначала передней половиной, потом задней.</text:p>
      <text:p text:style-name="P2"><text:span text:style-name="T16">–</text:span> Какой?</text:p>
      <text:p text:style-name="P2"><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6">–</text:span> Короче, решай. <text:span text:style-name="T16">–</text:span> <text:span text:style-name="T1">е</text:span>ё нос почти касался моего. <text:span text:style-name="T1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6">–</text:span> Дэш, ты..?</text:p>
      <text:p text:style-name="P2"><text:span text:style-name="T16">–</text:span> Да, Дискорд тебя забери! Я предлагаю тебе ЗА-НЯТЬ-СЯ СЕК-СОМ со мной! <text:span text:style-name="T16">–</text:span> <text:span text:style-name="T1">п</text:span>очти зло отчеканила пегаска. <text:span text:style-name="T1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6">–</text:span> Дэш!</text:p>
      <text:p text:style-name="P2"><text:span text:style-name="T16">–</text:span> Да? <text:span text:style-name="T1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oft-page-break/><text:span text:style-name="T16">–</text:span> Ничего себе!</text:p>
      <text:p text:style-name="P2"><text:span text:style-name="T16">–</text:span> А ты как думал, откуда взялись пони-пегасы и пони-единороги?</text:p>
      <text:p text:style-name="P2"><text:span text:style-name="T16">–</text:span> Я думал, они всегда были.</text:p>
      <text:p text:style-name="P2"><text:span text:style-name="T16">–</text:span> Не всегда. Пегасы произошли от земных пони и грифонов. Пони-единороги <text:span text:style-name="T16">–</text:span> от земных пони и диких единорогов.</text:p>
      <text:p text:style-name="P2"><text:span text:style-name="T16">–</text:span> А что это за дикие единороги?</text:p>
      <text:p text:style-name="P2"><text:span text:style-name="T16">–</text:span> Сейчас они почти не встречаются. У них хвосты как у льва <text:span text:style-name="T1">—</text:span> с кисточкой на конце. И раздвоенные копыта.</text:p>
      <text:p text:style-name="P2"><text:span text:style-name="T16">–</text:span> А аликорны от кого произошли? От пегасов и единорогов?</text:p>
      <text:p text:style-name="P2"><text:span text:style-name="T16">–</text:span> Нет, <text:span text:style-name="T16">–</text:span> отрицательно покачала головой Дэш. <text:span text:style-name="T16">–</text:span> Никто не знает, как появились аликорны. Одно я знаю точно: если единорог спарится с пегасом, аликорна не получится.</text:p>
      <text:p text:style-name="P2"><text:span text:style-name="T16">–</text:span> Что ж, спасибо, что просветила. Однако…</text:p>
      <text:p text:style-name="P2"><text:span text:style-name="T16">–</text:span> Что?</text:p>
      <text:p text:style-name="P2"><text:span text:style-name="T16">–</text:span> Ты лежишь на мне.</text:p>
      <text:p text:style-name="P2"><text:span text:style-name="T16">–</text:span> Ну да, лежу, <text:span text:style-name="T16">–</text:span> Дэш ехидно улыбнулась и заёрзала животом. <text:span text:style-name="T16">–</text:span> А что?</text:p>
      <text:p text:style-name="P2"><text:span text:style-name="T16">–</text:span> А то, что в таком положении я до тебя не достану! У тебя слишком высоко расположена... ммм… анатомия.</text:p>
      <text:p text:style-name="P2"><text:span text:style-name="T16">–</text:span> Потерпи чуть-чуть, <text:span text:style-name="T16">–</text:span> пегаска хихикнула и снова заёрзала животом, прижав его ко мне. <text:span text:style-name="T1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6">–</text:span> Эт-то магия-а-а-а.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тела и ещё примерно такой же… <text:span text:style-name="T16">–</text:span> прошептала пегаска и закрыла глаза, уткнувшись носом мне в предплечье. Дыхание у неё стало прерывистым.</text:p>
      <text:p text:style-name="P2"><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oft-page-break/><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2"><text:span text:style-name="T16">–</text:span> Дэш, <text:span text:style-name="T16">–</text:span> рассмеялся я, <text:span text:style-name="T16">–</text:span> отпусти ухо!</text:p>
      <text:p text:style-name="P2"><text:span text:style-name="T16">–</text:span> Отпускаю, <text:span text:style-name="T16">–</text:span> шепнула пегаска мне в ухо. <text:span text:style-name="T16">–</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pan text:style-name="T16">–</text:span> Мы опаздываем! Рэрити назначила на восемь часов вечера у Твайлайт!</text:p>
      <text:p text:style-name="P2"><text:span text:style-name="T16">&lt;</text:span><text:span text:style-name="T25">Р/Д отправляется в сон до Рэрити и там вспоминает Леро/Листа.</text:span><text:span text:style-name="T16">&gt;</text:span></text:p>
      <text:p text:style-name="P2">Пока я одевался, пегаска в нетерпении рыла копытом землю.</text:p>
      <text:p text:style-name="P2"><text:span text:style-name="T16">–</text:span> Оделся? Хватайся! <text:span text:style-name="T16">–</text:span> Дэш подпрыгнула и зависла у меня над головой, давая схватиться за ноги.</text:p>
      <text:p text:style-name="P2">И мы понеслись…</text:p>
      <text:p text:style-name="P2"/>
      <text:h text:style-name="P13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6">&lt;</text:span><text:span text:style-name="T25">Вкратце суть сна Рэрити.</text:span></text:p>
      <text:p text:style-name="P2"><text:span text:style-name="T25">Она проснулась в мире Терры веб-дизайнером. И мир Эквестрии ей только снился </text:span><text:span text:style-name="T27">—</text:span><text:span text:style-name="T25"> и быстро начал забываться. Т.е. мир Эквестрии - всего лишь сон терранского парня (девушки?)</text:span></text:p>
      <text:p text:style-name="P2"><text:span text:style-name="T25">к экрану - очередь из пони (пони пропадают из Эквестрии). В очереди близко к экрану </text:span><text:span text:style-name="T27">—</text:span><text:span text:style-name="T25"> Селестия. Рэрити </text:span><text:span text:style-name="T27">—</text:span><text:span text:style-name="T25"> без очереди (у неё </text:span><text:span text:style-name="T27">—</text:span><text:span text:style-name="T25"> билет-пропуск от Индрэ).</text:span></text:p>
      <text:p text:style-name="P2"><text:span text:style-name="T25">Рэрити проснулась парнем, т.к. в Эквестрии </text:span><text:span text:style-name="T27">—</text:span><text:span text:style-name="T25"> матриархат, роль терранских мужчин там несут кобылы.</text:span></text:p>
      <text:p text:style-name="P2"><text:span text:style-name="T25">В конце-концов Макс проснётся на Земле, всё это ему приснится и он быстро забудет этот сон. По стопам этого сна он напишет книгу</text:span><text:span text:style-name="T16">&gt;</text:span></text:p>
      <text:p text:style-name="P2"/>
      <text:p text:style-name="P6">***</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text:soft-page-break/>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6">&lt;</text:span><text:span text:style-name="T25">Влад рассказывает Максу о своём сне </text:span><text:span text:style-name="T27">—</text:span><text:span text:style-name="T25"> как он был поняхой, а потом проснулся в мире Терры</text:span><text:span text:style-name="T16">&gt;</text:span></text:p>
      <text:p text:style-name="P32"/>
      <text:p text:style-name="P2"><text:span text:style-name="T16">– </text:span>... я слишком приблизилась к экрану и меня стало тянуть к нему. Пони, ждущий своей очереди, еле увернулся от меня <text:span text:style-name="T16">—</text:span> так быстро я неслась к экрану, <text:span text:style-name="T16">–</text:span> возбуждённо говорила Рэрити, <text:span text:style-name="T16">–</text:span> но тут… <text:span text:style-name="T16">–</text:span> она запнулась.</text:p>
      <text:p text:style-name="P2"><text:span text:style-name="T16">–</text:span> Да? Что “тут”? <text:span text:style-name="T16">–</text:span> Твайлайт была вся внимание.</text:p>
      <text:p text:style-name="P2"><text:span text:style-name="T16">–</text:span> Тут я проснулась.</text:p>
      <text:p text:style-name="P2"><text:span text:style-name="T16">–</text:span> О, понятно. Я была вынуждена прервать ваше сновидение, так как Макс очень плохо выглядел. <text:span text:style-name="T16">–</text:span> <text:span text:style-name="T1">о</text:span>бъяснила Твайлайт. <text:span text:style-name="T16">–</text:span> В твоих манекенах в бутике больше жизни, чем тогда было в нём <text:span text:style-name="T16">–</text:span> она указала копытом на меня. <text:span text:style-name="T16">–</text:span> Но даже то, что ты успела увидеть, очень интересно. Сфера из светящихся пони <text:span text:style-name="T16">–</text:span> это, конечно же, Эгрегор Эквестрии. Место, откуда берутся и куда уходят все пони</text:p>
      <text:p text:style-name="P2">(<text:span text:style-name="T16">&lt;</text:span><text:span text:style-name="T25">согласовать с тем, что говорил Анакорн о Р/Д</text:span><text:span text:style-name="T16">&gt;</text:span>). </text:p>
      <text:p text:style-name="P2">Об этом Эгрегоре пишется в книге <text:span text:style-name="T16">&lt;</text:span><text:span text:style-name="T25">Изменчивой Магии</text:span><text:span text:style-name="T16">&gt;</text:span>. То, что Рэрити удалось его увидеть <text:span text:style-name="T1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32"/>
      <text:p text:style-name="P2"><text:span text:style-name="T16">&lt;</text:span><text:span text:style-name="T25">обоснование сна для Р/Д. РД видит несколько вариантов историй с Mane6 </text:span><text:span text:style-name="T27">—</text:span><text:span text:style-name="T25"> и с собой + Леро </text:span><text:span text:style-name="T27">—</text:span><text:span text:style-name="T25"> намёк на несовместимые фанфики</text:span></text:p>
      <text:p text:style-name="P2"><text:soft-page-break/><text:span text:style-name="T25">Пинки видит кошмар (кексики) и сходит с ума. И ещё она видит как Селестия стала Матрицей (подпрограммой Нексуса)</text:span><text:span text:style-name="T16">&gt;</text:span></text:p>
      <text:p text:style-name="P2"/>
      <text:p text:style-name="P2"><text:span text:style-name="T16">–</text:span> Хммм… <text:span text:style-name="T16">–</text:span> Твайлайт в задумчивости остановилась перед одной из полок. <text:span text:style-name="T1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6">–</text:span> И самое главное… <text:span text:style-name="T16">–</text:span> Рэрити задумчиво потерла висок. <text:span text:style-name="T16">–</text:span> В той очереди, совсем близко к экрану стояла она…</text:p>
      <text:p text:style-name="P2"><text:span text:style-name="T16">–</text:span> Кто <text:span text:style-name="T16">—</text:span> она? <text:span text:style-name="T16">–</text:span> повернулась Твайлайт.</text:p>
      <text:p text:style-name="P2"><text:span text:style-name="T16">–</text:span> Её Высочество, принцесса Селестия...</text:p>
      <text:p text:style-name="P2"/>
      <text:p text:style-name="P2"><text:span text:style-name="T16">&lt;</text:span><text:span text:style-name="T25">Подходя к замку Принцесс, Дэш рассказывает Максу обо сне, который она утаила - с Леро.</text:span><text:span text:style-name="T16">&gt;</text:span> </text:p>
      <text:p text:style-name="P2"/>
      <text:p text:style-name="P2"><text:span text:style-name="T16">&lt;</text:span><text:span text:style-name="T25">Кто следующий готов рассказывать?</text:span></text:p>
      <text:p text:style-name="P46">Пинки дёрнулась на месте, но промолчала.</text:p>
      <text:p text:style-name="P2"><text:span text:style-name="T27">–</text:span><text:span text:style-name="T25"> Я расскажу, - шагнула вперёд радужная пегаска. </text:span><text:span text:style-name="T27">–</text:span><text:span text:style-name="T25"> Хотя вряд ли ты узнаешь что-то полезное. Там галиматья какая-то…</text:span><text:span text:style-name="T16">&gt;</text:span></text:p>
      <text:p text:style-name="P2"/>
      <text:p text:style-name="P2"><text:span text:style-name="T16">&lt;</text:span><text:span text:style-name="T25">Сон РД:</text:span></text:p>
      <text:p text:style-name="P46">...Неприятный зудящий звук, включается картинка. /сюжет из праздника падающих листьев (РД наблюдает саму себя) <text:span text:style-name="T16">–</text:span> original story <text:span text:style-name="T1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6">—</text:span> Эгрегора Эквестрии. Сфера рябит и дрожит, её изображение двоится, троится и множится.</text:p>
      <text:p text:style-name="P46">После рассказа РД рассказывает Пинки. При расказе становится ясно её безумие <text:span text:style-name="T16">—</text:span> она становится Пинкаминой из-за её сна <text:span text:style-name="T16">—</text:span> “Кексиков”. Также она видит во сне центр Эгрегора Эквестрии <text:span text:style-name="T16">—</text:span> Селестию. И она видит, как Селестия превращается в набор цифр и уходит в экран <text:span text:style-name="T16">—</text:span> в мир Терры.</text:p>
      <text:p text:style-name="P46">После чего происходит исчезновение Селестии. Макс + Шестёрка (без Пинки и Рэрити <text:span text:style-name="T1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5">В мире Терры они ищут Селестию. В конце-концов Макс находит её в кибермозге </text:span><text:span text:style-name="T27">—</text:span><text:span text:style-name="T2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5"> Эгрегором Эквестрии. После чего пееренос на Землю на 10 лет назад. Начало написания “Последнего фанфика”.</text:span><text:span text:style-name="T16">&gt;</text:span></text:p>
      <text:p text:style-name="P32"/>
      <text:p text:style-name="P2"><text:span text:style-name="T16">–</text:span> Ну ладно, посижу ночью над книгами. Кто следующий? <text:span text:style-name="T16">– </text:span>Твайлайт посмотрела на Пинки, но та только тёрла копытом висок и морщила лоб, словно пытаясь что-то вспомнить.</text:p>
      <text:p text:style-name="P2"><text:span text:style-name="T16">–</text:span> Я расскажу, - шагнула вперёд радужная пегаска. <text:span text:style-name="T16">–</text:span> Хотя вряд ли ты узнаешь что-то полезное. Там дискордовщина какая-то…</text:p>
      <text:p text:style-name="P2"/>
      <text:h text:style-name="P131" text:outline-level="2">Первый сон РД. Рекурсия</text:h>
      <text:p text:style-name="P2"/>
      <text:p text:style-name="P2"><text:soft-page-break/>Рэйнбоу Дэш проснулась от настойчивого лучика, прорвавшегося сквозь облачные занавески и заглядывавшего ей прямо под чёлку.</text:p>
      <text:p text:style-name="P2"><text:span text:style-name="T16">–</text:span> У-у-у <text:span text:style-name="T1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6">–</text:span> Странно, я думала, буду последней. Ведь я опоздала на двадцать минут, а Флатти и Эй-Джей не любят опаздывать.<text:span text:style-name="T16">&lt;</text:span><text:span text:style-name="T26">Привести эти же фразы в оригинале</text:span><text:span text:style-name="T16">&gt;</text:span></text:p>
      <text:p text:style-name="P2"><text:span text:style-name="T16">–</text:span> Он<text:span text:style-name="T1">и</text:span> не придут. <text:span text:style-name="T16">–</text:span> Твайлайт закрыла фолиант и аккуратно вернула его на полку. <text:span text:style-name="T1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6">&lt;</text:span><text:span text:style-name="T25">… В открывшемся шкафчике я увидел ряд вычурных бутылок и пузатых графинчиков. Их содержимое не вызывало у меня никаких сомнений.</text:span></text:p>
      <text:p text:style-name="P46"><text:span text:style-name="T16">–</text:span> Иногда хочется забыться, <text:span text:style-name="T16">–</text:span> перехватила мой взгляд Селестия, <text:span text:style-name="T16">–</text:span> а от сидра “улетаешь” не так далеко. И выпить его нужно намного больше, чем вина. После <text:s/>этого возникают определённые… хм… неудобства.</text:p>
      <text:p text:style-name="P46"><text:span text:style-name="T16">–</text:span> А водку у вас принято пить?</text:p>
      <text:p text:style-name="P2"><text:span text:style-name="T27">–</text:span><text:span text:style-name="T25"> Некоторые употребляют. Но правительница Эквестрии, пьющая водку </text:span><text:span text:style-name="T26">—</text:span><text:span text:style-name="T25"> это уже черезчур. </text:span><text:span text:style-name="T27">–</text:span><text:span text:style-name="T25"> Засмеялась Селестия. </text:span><text:span text:style-name="T27">–</text:span><text:span text:style-name="T25"> Не то, чтобы я не смогла справиться с последствиями опьянения, но поползут слухи, кривотолки… Со сплетнями не смогу справиться даже я.</text:span><text:span text:style-name="T1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6">–</text:span> Знакомься, Макс, <text:span text:style-name="T16">–</text:span> начала представлять человека Твайлайт. <text:span text:style-name="T16">–</text:span> Это Пинки Пай…</text:p>
      <text:p text:style-name="P2"><text:span text:style-name="T16">–</text:span> Очень приятно, Макс.</text:p>
      <text:p text:style-name="P38">“Макс? Его зовут Макс? Я помню его под другим именем. У него было двухсложное имя. Не помню…”</text:p>
      <text:p text:style-name="P2"><text:span text:style-name="T16">–</text:span> Рэрити. <text:span text:style-name="T16">–</text:span> Твайлайт представила светло-серую единорожку, которая чуть склонила голову в приветствии.</text:p>
      <text:p text:style-name="P2"><text:span text:style-name="T16">–</text:span> Макс. <text:span text:style-name="T16">–</text:span> <text:span text:style-name="T1">к</text:span>ивнул ей в ответ человек.</text:p>
      <text:p text:style-name="P38">“И волосы у него были длинные… И была шерсть на лице… Но глаза - глаза те же…”</text:p>
      <text:p text:style-name="P2">Макс повернулся к ней.</text:p>
      <text:p text:style-name="P2"><text:span text:style-name="T16">–</text:span> Рэйнбоу Дэш. <text:span text:style-name="T16">–</text:span> <text:span text:style-name="T1">п</text:span>редставилась Дэш, всё ещё пытаясь вспомнить нечто ускользающее.</text:p>
      <text:p text:style-name="P2"><text:span text:style-name="T16">–</text:span> Макс. <text:span text:style-name="T16">–</text:span> <text:span text:style-name="T1">з</text:span>акончил представляться человек.</text:p>
      <text:p text:style-name="P38">“Леро! Его звали Леро!”</text:p>
      <text:p text:style-name="P2"><text:soft-page-break/>Картинка перед глазами Дэш поплыла…</text:p>
      <text:p text:style-name="P2"/>
      <text:h text:style-name="P13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6">–</text:span> Ну это мы ещё посмотрим, <text:span text:style-name="T16">–</text:span> сцепив зубы, зло прищурилась пегаска.</text:p>
      <text:p text:style-name="P2"/>
      <text:h text:style-name="P13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6">&lt;</text:span><text:span text:style-name="T25">Концепция абсолютного зла. Вычеркнуть кого-то из бытия.</text:span></text:p>
      <text:p text:style-name="P2"><text:span text:style-name="T25">Пока идёт борьба за вычёркивание </text:span><text:span text:style-name="T26">—</text:span><text:span text:style-name="T25"> это вычёркивание является злом. Но когда вычёркивание произошло, зло исчезает </text:span><text:span text:style-name="T26">—</text:span><text:span text:style-name="T25"> т.к. вычеркнутого никогда не было, о нём никто не знает. Никто </text:span><text:span text:style-name="T26">—</text:span><text:span text:style-name="T25"> даже вычёркивающий</text:span><text:span text:style-name="T16">&gt;</text:span></text:p>
      <text:p text:style-name="P2"/>
      <text:h text:style-name="P131" text:outline-level="2">Четвёртый сон РД. Объединяющий</text:h>
      <text:p text:style-name="P2"/>
      <text:p text:style-name="P2">Рэйнбоу Дэш встала и посмотрела на застывшее внизу тело.</text:p>
      <text:p text:style-name="P38">“Значит, всё. Вот как это бывает.”</text:p>
      <text:p text:style-name="P2">Она расправила левое крыло.</text:p>
      <text:p text:style-name="P38"><text:soft-page-break/>“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6">&lt;</text:span><text:span text:style-name="T26">Именно эту сферу (уменьшеную до глобуса) покажет Анакорн Максу во время беседы</text:span><text:span text:style-name="T16">&gt;</text:span> Казалось, сфера хочет разлететься на тысячи подобных сфер, но какая-то сила удерживает их вместе…</text:p>
      <text:p text:style-name="P6">***</text:p>
      <text:p text:style-name="P2"><text:span text:style-name="T16">–</text:span> А дальше ты спихнула меня с него и стала приводить его в чувство. <text:span text:style-name="T16">–</text:span> <text:span text:style-name="T1">з</text:span>акончила рассказа Рэйнбоу Дэш.</text:p>
      <text:p text:style-name="P2"><text:span text:style-name="T16">–</text:span> Хм. Несколько эпизодов, включая рекурсивный сон. И опять сфера из светящихся точек. <text:span text:style-name="T16">–</text:span> <text:span text:style-name="T1">о</text:span>тметила Твайлайт.</text:p>
      <text:p text:style-name="P2"><text:span text:style-name="T16">–</text:span> Что такое “рекурсивный сон”?</text:p>
      <text:p text:style-name="P2"><text:span text:style-name="T1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6">–</text:span> Пинки, что с тобой? <text:span text:style-name="T16">–</text:span> Твайлайт склонилась над розовой пони. <text:span text:style-name="T16">–</text:span> У тебя волосы распрямились. И поседели.</text:p>
      <text:p text:style-name="P2"><text:span text:style-name="T16">–</text:span> Как поседели?! <text:span text:style-name="T16">–</text:span> <text:span text:style-name="T1">в</text:span>оскликнула Рэрити, тоже склоняясь над Пинки. <text:span text:style-name="T16">–</text:span> Дорогая, но ты слишком молода для седины! Я могу порекомендовать тебе очень хороший лосьон…</text:p>
      <text:p text:style-name="P2"><text:span text:style-name="T16">–</text:span> Дайте ей рассказать сон, <text:span text:style-name="T16">–</text:span> протиснулась между подруг РД. <text:span text:style-name="T16">–</text:span> Что ты…</text:p>
      <text:p text:style-name="P2"><text:span text:style-name="T16">–</text:span> А<text:span text:style-name="T1">АА</text:span>!!! <text:span text:style-name="T16">–</text:span> Пинки тонко вскрикнула и затряслась, глядя на РД полными ужаса глазами.</text:p>
      <text:p text:style-name="P2"><text:span text:style-name="T16">–</text:span> Ты чего? <text:span text:style-name="T1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6">–</text:span> Пинки, дорогая, успокойся, <text:span text:style-name="T16">–</text:span> успокоительно проворковала Рэрити, заслонив РД и принявшись обтирать ей лоб влажным полотенцем, <text:span text:style-name="T16">–</text:span> что бы это ни было, оно уже прошло. Ты проснулась.</text:p>
      <text:p text:style-name="P2"><text:span text:style-name="T16">–</text:span> Если тебе тяжело вспоминать сон, не мучайся, <text:span text:style-name="T16">–</text:span> обратилась Твайлайт.</text:p>
      <text:p text:style-name="P2"><text:soft-page-break/><text:span text:style-name="T16">–</text:span> Мне не тяжело, - пробормотала Пинки. Вид Рэрити её явно успокаивал. <text:span text:style-name="T1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6">–</text:span> Постой-постой, Пинки. Кто <text:span text:style-name="T1">—</text:span> она? Какое облако? Какая открытая дверь? <text:span text:style-name="T16">–</text:span> <text:span text:style-name="T1">з</text:span>апуталась Твайлайт.</text:p>
      <text:p text:style-name="P2"><text:span text:style-name="T16">–</text:span> Там была дверь. Неподалёку от шара. Или окно <text:span text:style-name="T1">—</text:span> не помню. В него прыгали пони из шара. И туда улетела Она в виде облака цифр. <text:span text:style-name="T16">–</text:span> Пинки растерялась и наморщила лоб, пытаясь вспомнить.</text:p>
      <text:p text:style-name="P2"><text:span text:style-name="T16">–</text:span> А кто такая “Она”? <text:span text:style-name="T16">–</text:span> не выдержала Дэш.</text:p>
      <text:p text:style-name="P2"><text:span text:style-name="T16">– </text:span><text:span text:style-name="T1">ААА</text:span>!!! <text:span text:style-name="T16">–</text:span> Пинки бросила взгляд на РД и забилась в истерике. <text:span text:style-name="T16">–</text:span> Дэш, пожалуйста, я не хотела! Это не я, я не могла! Просто не могла, пойми! Прости меня! <text:span text:style-name="T16">–</text:span> Розовая кобылка в беспамятстве опустилась на пол, закрывая глаза копытами.</text:p>
      <text:p text:style-name="P2"><text:span text:style-name="T16">–</text:span> Это неестественные страдания. <text:span text:style-name="T16">–</text:span> пробормотала Твайлайт. <text:span text:style-name="T16">–</text:span> Пинки никогда не впадала в отчаяние НАСТОЛЬКО глубоко. И по такому пустячному поводу, как какой-то сон.</text:p>
      <text:p text:style-name="P2"><text:span text:style-name="T16">–</text:span> Бедняжка, <text:span text:style-name="T16">–</text:span> прошептала Рэрити, <text:span text:style-name="T16">–</text:span> у неё сейчас вид как у <text:span text:style-name="T16">&lt;</text:span><text:span text:style-name="T25">сумасшедшей кобылы</text:span><text:span text:style-name="T1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6">–</text:span> Мда. <text:span text:style-name="T16">–</text:span> Твайлайт беспомощно уставилась в закрывшуюся дверь. <text:span text:style-name="T16">–</text:span> Индрэ не предупреждал о таких последствиях <text:span text:style-name="T16">&lt;</text:span><text:span text:style-name="T25">добавить сочувствия</text:span><text:span text:style-name="T16">&gt;</text:span>.</text:p>
      <text:p text:style-name="P2"/>
      <text:p text:style-name="P2"><text:span text:style-name="T16">&lt;</text:span><text:span text:style-name="T25">После этого случая Тавйлайт решает прекратить сеансы двойного сна. Сеанса с ЭйДжей и Флатти не будет</text:span><text:span text:style-name="T16">&gt;</text:span></text:p>
      <text:p text:style-name="P2"/>
      <text:h text:style-name="P131" text:outline-level="2">Исчезновение Селестии</text:h>
      <text:p text:style-name="P46">Для помощи в открытии коридора в мир Макса, находят в горах Дискорда и упрашивают его помочь.</text:p>
      <text:p text:style-name="P2"><text:span text:style-name="T16">–</text:span> И в твоём мире нет пони-пегасов и пони-единорогов? Есть только земнопони? <text:span text:style-name="T16">–</text:span> допытывалась РД.</text:p>
      <text:p text:style-name="P2"><text:span text:style-name="T1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6">&lt;</text:span><text:span text:style-name="T26">название</text:span><text:span text:style-name="T1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6">–</text:span> Ну хорошо, а кто вами правит? Аликорн? Драконикус? Какой-нибудь человек с рогом во лбу? Или у вас нет правителя?</text:p>
      <text:p text:style-name="P2"><text:span text:style-name="T16">–</text:span> Нет, почему? Правитель есть. Только он не постоянный. Его избирают. Раз в несколько лет.</text:p>
      <text:p text:style-name="P2"><text:span text:style-name="T16">–</text:span> Но это же полная ерунда! <text:span text:style-name="T16">–</text:span> <text:span text:style-name="T1">в</text:span>оскликнула Д<text:span text:style-name="T1">эш</text:span>. <text:span text:style-name="T16">–</text:span> С какой стати он будет заботиться о королевстве как о своём, если будет знать, что через несколько лет оно будет не его? <text:span text:style-name="T16">&lt;</text:span><text:span text:style-name="T26">изменить причину удивления</text:span><text:span text:style-name="T1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oft-page-break/><text:span text:style-name="T16">–</text:span> Хм. Узнаю походку Твайлайт. Что-то случилось. <text:span text:style-name="T16">–</text:span> заметила <text:span text:style-name="T1">пегаска</text:span>.</text:p>
      <text:p text:style-name="P2">И впрямь, на запыхавшейся единорожке лица не было.</text:p>
      <text:p text:style-name="P2"><text:span text:style-name="T16">–</text:span> Она исчезла!!! <text:span text:style-name="T16">–</text:span> Твайлайт не могла отдышаться.</text:p>
      <text:p text:style-name="P2"><text:span text:style-name="T16">–</text:span> Кто <text:span text:style-name="T1">—</text:span> она??? <text:span text:style-name="T16">–</text:span> <text:span text:style-name="T1">х</text:span>ором воскликнули мы и переглянулись.</text:p>
      <text:p text:style-name="P2"><text:span text:style-name="T16">–</text:span> Прин-цес-са Се-лес-ти-я! <text:span text:style-name="T16">–</text:span> <text:span text:style-name="T1">п</text:span>о слогам отчеканила Твайлайт. <text:span text:style-name="T16">–</text:span> Только это между нами. Государственная тайна. Нас вызывают в Кантерлот.</text:p>
      <text:p text:style-name="P2"><text:span text:style-name="T16">–</text:span> Ну и дела, <text:span text:style-name="T16">–</text:span> покачала головой Д<text:span text:style-name="T1">эш</text:span>. <text:span text:style-name="T16">–</text:span> Я слетаю за остальными. Мы ещё успеем на вечерний поезд.</text:p>
      <text:p text:style-name="P2"><text:span text:style-name="T1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6">–</text:span> Рада видеть вас, мои дорогие, <text:span text:style-name="T16">–</text:span> поприветствовала Луна кобылок. Я удостоился едва заметного кивка. <text:span text:style-name="T16">–</text:span> А где элементы Щедрости и Веселья?</text:p>
      <text:p text:style-name="P2"><text:span text:style-name="T16">–</text:span> Рэрити осталась ухаживать за Пинки. Та очень больна, <text:span text:style-name="T16">–</text:span> выступила за всех Твайлайт. <text:span text:style-name="T16">–</text:span> Что произошло? Стража сказала нам…</text:p>
      <text:p text:style-name="P2"><text:span text:style-name="T16">–</text:span> Увы, они не солгали. Моя сестра пропала вчера утром. Стража видела её накануне вечером, но утром нашли только примятую постель. Я знаю, <text:span text:style-name="T16">–</text:span> тут Луна повернулась ко мне и с едва заметным сарказмом продолжила, <text:span text:style-name="T1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6">–</text:span> Не могу ничем помочь. Я знаю не больше твоего.</text:p>
      <text:p text:style-name="P2">Луна как будто ожидала такой ответ.</text:p>
      <text:p text:style-name="P2"><text:span text:style-name="T16">–</text:span> В таком случае мне понадобится твоя помощь, <text:span text:style-name="T16">–</text:span> Луна кивнула Твайлайт. <text:span text:style-name="T16">–</text:span> Ты была её ближайшей и лучшей ученицей и, я надеюсь, поможешь понять мне, где она находится сейчас.</text:p>
      <text:p text:style-name="P2"><text:span text:style-name="T16">–</text:span> Приложу все усилия, Ваше Высочество. Но мне понадобится провести некоторое время в библиотеке Кантерлота.</text:p>
      <text:p text:style-name="P2"><text:span text:style-name="T1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1" text:outline-level="2">Поиск решения</text:h>
      <text:p text:style-name="P92"/>
      <text:p text:style-name="P2"><text:span text:style-name="T1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32"/>
      <text:p text:style-name="P2"><text:span text:style-name="T16">&lt;</text:span><text:span text:style-name="T25">Как Луна, Твайлайт и Дискорд через месяц будут пробираться к замку Принцесс, если к нему уже сейчас пройти почти невозможно?</text:span><text:span text:style-name="T16">&gt;</text:span></text:p>
      <text:p text:style-name="P32"/>
      <text:p text:style-name="P2"><text:span text:style-name="T16">&lt;</text:span><text:span text:style-name="T2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5"> Луна создаёт обратный коридор в срок.</text:span><text:span text:style-name="T16">&gt;</text:span></text:p>
      <text:p text:style-name="P2"/>
      <text:h text:style-name="P131"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6">—</text:span> виднелось под листвой плюща.</text:p>
      <text:p text:style-name="P2">“Откуда здесь взялся рухнувший Боинг?” <text:span text:style-name="T16">&lt;</text:span><text:span text:style-name="T26">Дуглас </text:span><text:span text:style-name="T27">—</text:span><text:span text:style-name="T26"> </text:span><text:span text:style-name="T27">DC-3</text:span><text:span text:style-name="T1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32"/>
      <text:p text:style-name="P2"><text:span text:style-name="T16">&lt;</text:span><text:span text:style-name="T25">высоко летать нельзя из-за молний</text:span><text:span text:style-name="T16">&gt;</text:span></text:p>
      <text:p text:style-name="P32"/>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1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6">—</text:span> помогают идти Твайлайт. Макс и Дэш <text:span text:style-name="T1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6">&lt;</text:span><text:span text:style-name="T25">двухмесячной</text:span><text:span text:style-name="T16">&gt;</text:span> давности осталось лишь направление движения.</text:p>
      <text:p text:style-name="P2">И опять, как <text:span text:style-name="T16">&lt;</text:span><text:span text:style-name="T25">два</text:span><text:span text:style-name="T1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6">&lt;</text:span><text:span text:style-name="T25">основного потока</text:span><text:span text:style-name="T1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6">&lt;</text:span><text:span text:style-name="T25">Поиски Селестии — сюжет:</text:span></text:p>
      <text:p text:style-name="P46">Базовое положение: Селестия физически находится на компе Влада в соседнем с максовым доме, в качестве этической подпрограммы к Нексусу.</text:p>
      <text:p text:style-name="P46">Кратко:</text:p>
      <text:p text:style-name="P4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6">Эпизод 1:</text:p>
      <text:p text:style-name="P4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6"><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6">…</text:p>
      <text:p text:style-name="P46">Итого:</text:p>
      <text:p text:style-name="P4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6">Эпизод 3.5 (необязательный): День из жизни Дискорда (впечатления от нового мира, интерес путешествия, нежелание возвращаться).</text:p>
      <text:p text:style-name="P46">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6">&gt;</text:span></text:p>
      <text:p text:style-name="P2"/>
      <text:h text:style-name="P13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6">&lt;</text:span><text:span text:style-name="T25">три месяца</text:span><text:span text:style-name="T1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6">&gt;</text:span>\Привет, Нексус. Это Макс.</text:p>
      <text:p text:style-name="P2"><text:span text:style-name="T16">&lt;\</text:span>Привет, Макс. Рад тебя видеть.</text:p>
      <text:p text:style-name="P38">Хм. Блок эмоций? Или просто модификация стандартного приветствия?</text:p>
      <text:p text:style-name="P2"><text:soft-page-break/><text:span text:style-name="T16">&gt;\</text:span>Нексус, отключи память событий за последнюю неделю.</text:p>
      <text:p text:style-name="P2"><text:span text:style-name="T16">&lt;\</text:span>Выполнено, Макс.</text:p>
      <text:p text:style-name="P2"><text:span text:style-name="T16">&gt;</text:span>\Задача по корпоративной логике. Выдай наиболее оптимальное решение.</text:p>
      <text:p text:style-name="P2"><text:span text:style-name="T16">&lt;\</text:span>Жду с нетерпением, Макс.</text:p>
      <text:p text:style-name="P2"><text:span text:style-name="T16">&gt;\</text:span>Постановка задачи.</text:p>
      <text:p text:style-name="P2"><text:span text:style-name="T1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6">&gt;\</text:span>Ограничения.</text:p>
      <text:p text:style-name="P2"><text:span text:style-name="T16">&gt;\</text:span>Ты не можешь подать в суд на компанию Б и ждать результатов, так как за время разбирательства компания А обанкротится.</text:p>
      <text:p text:style-name="P2"><text:span text:style-name="T16">&gt;\</text:span>Задание.</text:p>
      <text:p text:style-name="P2"><text:span text:style-name="T1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6">&lt;\</text:span>Задача принята...</text:p>
      <text:p text:style-name="P2"><text:span text:style-name="T16">&lt;\</text:span>...</text:p>
      <text:p text:style-name="P2"><text:span text:style-name="T16">&lt;\</text:span>...</text:p>
      <text:p text:style-name="P2"><text:span text:style-name="T16">&lt;\</text:span>Решение:</text:p>
      <text:p text:style-name="P2"><text:span text:style-name="T16">&lt;\&lt;</text:span><text:span text:style-name="T25">Не следует противопоставлять злу ещё большее зло - это только усилит его — </text:span><text:span text:style-name="T26">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text:soft-page-break/>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text:soft-page-break/>–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6">&lt;</text:span><text:span text:style-name="T25">трёх</text:span><text:span text:style-name="T1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text:soft-page-break/>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6">&lt;</text:span><text:span text:style-name="T25">три месяца</text:span><text:span text:style-name="T1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32"/>
      <text:p text:style-name="P2"><text:span text:style-name="T16">&lt;</text:span><text:span text:style-name="T2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6">&gt;</text:span></text:p>
      <text:p text:style-name="P32"/>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6">&lt;</text:span><text:span text:style-name="T25">расширить</text:span><text:span text:style-name="T1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6">&lt;</text:span><text:span text:style-name="T25">расширить</text:span><text:span text:style-name="T1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6">&lt;</text:span><text:span text:style-name="T25">клоунов/санта-клаусов</text:span><text:span text:style-name="T16">&gt;</text:span>, подстерегавших меня на подходе к офису. Возвратившись домой я с удивлением обнаружил сзади <text:span text:style-name="T16">&lt;</text:span><text:span text:style-name="T25">пять</text:span><text:span text:style-name="T16">&gt;</text:span>длинную прореху в куртке, <text:span text:style-name="T16">&lt;</text:span><text:span text:style-name="T25">как будто сделанную пятернёй с металлическими когтями</text:span><text:span text:style-name="T16">&gt;</text:span>явно сделанную ударом ножа вдогонку наотмашь <text:span text:style-name="T16">&lt;</text:span><text:span text:style-name="T25">Эпплджек понадобилось два часа, чтобы зашить её</text:span><text:span text:style-name="T1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6">&lt;</text:span><text:span text:style-name="T25">подать фонарь под другим сосусом</text:span><text:span text:style-name="T1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6">&lt;</text:span><text:span text:style-name="T25">уменьшить подозрения — о них должен догадаться Макс</text:span><text:span text:style-name="T1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6">&lt;</text:span><text:span text:style-name="T25">улучшить</text:span><text:span text:style-name="T16">&gt;</text:span>. А тот случай, когда мне пришлось зашивать тебе куртку после нападения убийц <text:span text:style-name="T16">&lt;</text:span><text:span text:style-name="T25">клоунов/санта-клаусов</text:span><text:span text:style-name="T1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text:soft-page-break/>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1" text:outline-level="2">След?</text:h>
      <text:p text:style-name="P92"/>
      <text:p text:style-name="P2"><text:span text:style-name="T16">&lt;</text:span><text:span text:style-name="T25">сначала эпизод - проверка сумки в серверной</text:span><text:span text:style-name="T16">&gt;</text:span></text:p>
      <text:p text:style-name="P2"><text:span text:style-name="T16">&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6">&lt;</text:span><text:span text:style-name="T25">“Последний Единорог” Питера Бигла</text:span><text:span text:style-name="T1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32"/>
      <text:p text:style-name="P2"><text:span text:style-name="T16">&lt;</text:span><text:span text:style-name="T25">расширить. Перед кафешкой - диалог с Флатти и ЭйДжей. Все думают, что наконец-то нашли Селестию. Все ликуют</text:span><text:span text:style-name="T16">&gt;</text:span></text:p>
      <text:p text:style-name="P32"/>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6">&lt;</text:span><text:span text:style-name="T25">Расширить сцену в кафе. Ожидание, подьём и… падение ожиданий</text:span><text:span text:style-name="T16">&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6">&lt;</text:span><text:span text:style-name="T25">упомянуть болезнь Флатти в соответствующем разделе</text:span><text:span text:style-name="T1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1" text:outline-level="2">Озарение</text:h>
      <text:p text:style-name="P2"/>
      <text:p text:style-name="P2"><text:span text:style-name="T16">&lt;</text:span><text:span text:style-name="T25">Флаттершай смотрит млп и говорит - всё не так. Макс с Эпплджек пытаются подвести итоги - </text:span><text:soft-page-break/><text:span text:style-name="T25">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6">&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4">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1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1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16">– </text:span>Ну хорошо. Убедила. В конце-концов, можем поступить так. Вы с Флатти вернётесь обратно а я продолжу поиски здесь.</text:p>
      <text:p text:style-name="P77"><text:span text:style-name="T16">–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16">– </text:span>Вы можете связываться со мной раз в месяц по коридору.</text:p>
      <text:p text:style-name="P77"><text:span text:style-name="T1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16">– </text:span>Ну, не раз в месяц <text:span text:style-name="T1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1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1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oft-page-break/><text:span text:style-name="T16">– </text:span>Конечно оставаться. Кто ещё, кроме нас, может найти её?</text:p>
      <text:p text:style-name="P77"><text:span text:style-name="T16">– </text:span>Я думал, ты не сможешь оставить Энджела и всех остальных надолго.</text:p>
      <text:p text:style-name="P77"><text:span text:style-name="T1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16">– </text:span>Извини, Флаттершай, забылся.</text:p>
      <text:p text:style-name="P82"><text:span text:style-name="T16">– </text:span>Та ладно, я ж не против, – возразила Эпплджек. – Не парься, Флатти. Было б хуже, если б он <text:s/>назвал меня Эпплджек на людях.</text:p>
      <text:p text:style-name="P82"><text:span text:style-name="T16">– </text:span>Ты так... – запнулась Флаттершай. – Так быстро забыла свою ферму. И...</text:p>
      <text:p text:style-name="P82"><text:span text:style-name="T1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16">– </text:span>Как ты можешь так говорить? – расплакалась Флаттершай.</text:p>
      <text:p text:style-name="P82"><text:span text:style-name="T16">– </text:span>Эй, девушки, не ссорьтесь! Мы — одна команда! И надеюсь, останемся ею и в дальнейшем. </text:p>
      <text:list xml:id="list3994554014351100548" text:style-name="L5">
        <text:list-header>
          <text:p text:style-name="P12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16">– </text:span>А если нет? – Эпплджек смотрела мне мне прямо в глаза.</text:p>
      <text:list xml:id="list203507637163035" text:continue-numbering="true" text:style-name="L5">
        <text:list-header>
          <text:p text:style-name="P124">Я молча пожал плечами. Эпплджек уверенно продолжила.</text:p>
        </text:list-header>
      </text:list>
      <text:p text:style-name="P82"><text:span text:style-name="T1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16">– </text:span>Спасибо, ЭйДжей.</text:p>
      <text:p text:style-name="P82"><text:span text:style-name="T1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506871369123" text:continue-numbering="true" text:style-name="L5">
        <text:list-header>
          <text:p text:style-name="P124">Флаттершай пробормотала нечто, показавшееся мне знакомым.</text:p>
        </text:list-header>
      </text:list>
      <text:p text:style-name="P82"><text:span text:style-name="T16">– </text:span>Флатти, ты что-то сказала? Я не расслышал.</text:p>
      <text:p text:style-name="P82"><text:span text:style-name="T16">– </text:span>Намерение Изменяет Реальность.</text:p>
      <text:p text:style-name="P82"><text:span text:style-name="T16">– </text:span>Эээ. А где ты слышала эту фразу, если не секрет?</text:p>
      <text:p text:style-name="P82"><text:span text:style-name="T1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506309067454" text:continue-numbering="true" text:style-name="L5">
        <text:list-header>
          <text:p text:style-name="P124">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16">– </text:span>Флатти, ЭйДжей, буду через час. Ждите!</text:p>
      <text:p text:style-name="P77"/>
      <text:h text:style-name="P130" text:outline-level="2">Почти.</text:h>
      <text:p text:style-name="P90"/>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16">расказывать</text:span>.</text:p>
      <text:p text:style-name="P82">–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30" text:outline-level="2">Дискорд</text:h>
      <text:p text:style-name="P92"/>
      <text:p text:style-name="P90">Девушки поспешно собирались, пока я растолковывал им задачу.</text:p>
      <text:p text:style-name="P90"><text:span text:style-name="T1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0"><text:span text:style-name="T16">– </text:span>Это тот твой приятель, который разбился с полгода назад? – спросила Эпплджек.</text:p>
      <text:p text:style-name="P90"><text:span text:style-name="T16">– </text:span>Да, это он.</text:p>
      <text:p text:style-name="P90"><text:span text:style-name="T16">– </text:span>А как мы попадём в его квартиру? Там сейчас кто-то живёт? – Флаттершай прыгала на одной ноге, натягивая кед.</text:p>
      <text:p text:style-name="P90"><text:span text:style-name="T1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1">В гараже я обошёл старый верный <text:span text:style-name="T16">Nissan Navara</text:span> и направился к маленькому электрическому <text:span text:style-name="T16">Eva. </text:span>Для того, чтоб не привлекать внимание, самое оно. <text:s/><text:span text:style-name="T16">&lt;</text:span><text:span text:style-name="T2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6">&gt;</text:span></text:p>
      <text:p text:style-name="P9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16">&lt;</text:span><text:span text:style-name="T25">Плохо написано!</text:span><text:span text:style-name="T16">&gt;</text:span></text:p>
      <text:p text:style-name="P91">Я поднёс брелок пропуска к домофону, но дверь подъезда не открылась. Замигала красная лампочка и зажужжал зуммер.</text:p>
      <text:p text:style-name="P91">Я выругался.</text:p>
      <text:p text:style-name="P91"><text:span text:style-name="T16">– </text:span>Макс, что случилось? У нас проблемы?</text:p>
      <text:p text:style-name="P91"><text:span text:style-name="T1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1"><text:span text:style-name="T16">– </text:span>Так что, будем ломать дверь? – Эпплджек критически осмотрелась, подмечая бабулек на лавочке и зевак во внутреннем скверике.</text:p>
      <text:p text:style-name="P91"><text:span text:style-name="T16">– </text:span>Нет нужды. Лучше станьте-ка сзади меня так, чтобы заслонить от этих бабулек и от вооон той камеры наблюдения.</text:p>
      <text:list xml:id="list4518198245408691630" text:style-name="L6">
        <text:list-header>
          <text:p text:style-name="P12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08"><text:span text:style-name="T16">–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08"><text:span text:style-name="T16">– </text:span>Макс, тут окно разбито! И верёвка какая-то висит. – крикнула Флаттершай из кухни.</text:p>
      <text:p text:style-name="P108"><text:span text:style-name="T16">– </text:span>Оставь, Флатти, не сейчас! – отмахнулся я.</text:p>
      <text:p text:style-name="P114">Лампочка питания на ноутбуке горела, <text:s/>но подключенный монитор оставался тёмным. Я постучал по пробелу, но безрезультатно.</text:p>
      <text:p text:style-name="P108"><text:span text:style-name="T1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8"><text:span text:style-name="T16">– </text:span>Монитор выключен. – <text:s/>раздалось из угла. Кресло с высокой спинкой повернулось, открыв нашим взорам Дискорда. </text:p>
      <text:p text:style-name="P10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108">Он приподнял панамку, дурашливо здороваясь.</text:p>
      <text:p text:style-name="P108"><text:span text:style-name="T16">– </text:span>Оп-па! – пробормотала Эпплджек. – Нежданчик!</text:p>
      <text:p text:style-name="P108"><text:span text:style-name="T16">– </text:span>Ты, я вижу, времени не терял, – моя рука под прикрытием стола медленно тянулась к тяжёлой фарфоровой кружке, стоящей на краю.</text:p>
      <text:p text:style-name="P93"><text:span text:style-name="T1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pan text:style-name="T16">– </text:span>А почему ты вообще решил искать нас тут? – спросила Эпплджек. – Приехал бы домой. Мы б тебя чаем напоили.</text:p>
      <text:p text:style-name="P93"><text:span text:style-name="T16">– </text:span>Видишь ли, дорогая Эй-Джей, я с самого начала знал, где находится наша уважаемая принцесса, а времени в обрез, так что...</text:p>
      <text:p text:style-name="P98">В проёме дверей появилась Флаттершай.</text:p>
      <text:p text:style-name="P93"><text:span text:style-name="T16">– </text:span>С кем это вы тут разговариваете?</text:p>
      <text:list xml:id="list5140752016587658303" text:style-name="L7">
        <text:list-header>
          <text:p text:style-name="P13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8">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пустила толстенный том «Энтерпрайз-паттернов» , издание девятое, дополненное.</text:p>
      <text:p text:style-name="P108">На лице Дискорда появилось удивлённо-мечтательное выражение и он вырубился.</text:p>
      <text:p text:style-name="P108"/>
      <text:h text:style-name="P131" text:outline-level="2">Селестия</text:h>
      <text:p text:style-name="P108"/>
      <text:p text:style-name="P108">Включенный монитор показал схематическое изображение Селестиии, </text:p>
      <text:p text:style-name="P109">&gt;\<text:span text:style-name="T1">Привет, Селестия. Это Макс. Как себя чувствуешь?</text:span></text:p>
      <text:p text:style-name="P109">&lt;\<text:span text:style-name="T1">Макс? МАКС??? МА-А-А-АКС!!! НАКОНЕЦ-ТО! КАК Я РАДА ТЕБЯ СЛЫШАТЬ! </text:span></text:p>
      <text:p text:style-name="P109">&gt;\<text:span text:style-name="T1">Я рад, что нашёл тебя, Тия.</text:span></text:p>
      <text:p text:style-name="P10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9">&gt;\<text:span text:style-name="T1">Тия, я сейчас подключу микрофон и колонки, и мы сможем общаться более удобно.</text:span></text:p>
      <text:p text:style-name="P108">…</text:p>
      <text:p text:style-name="P108">– Привет опять. Как ты меня слышишь?</text:p>
      <text:p text:style-name="P108">– О, Макс, я наконец-то именно СЛЫШУ твой голос, а не чувствую тебя какой-то задней частью <text:soft-page-break/>сознания. Это чудесно! Я уже отвыкла от звуков. Мне казалось, я оглохла и ослепла. Ужасное состояние.</text:p>
      <text:p text:style-name="P109">– <text:span text:style-name="T1">Могу себе представить. Как-то раз я провёл три часа камере сенсорной депривации. Мне не понравилось.</text:span></text:p>
      <text:p text:style-name="P108">– Эммм... Ваше Высочество, вы в порядке? Мы так рады, что наконец-то нашли Вас! – вклинилась в разговор Эпплджек.</text:p>
      <text:p text:style-name="P108">– Кто тут? Макс, кто ещё с тобой?</text:p>
      <text:p text:style-name="P109"><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9">– <text:span text:style-name="T1">Девочки? Я рада вас слышать. А Твайлайт нет рядом?</text:span></text:p>
      <text:p text:style-name="P10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8">При этих словах Дискорд замычал и задёргался. Эпплджек нахмурилась и проверила верёвки, привязывающие его к спинке стула.</text:p>
      <text:p text:style-name="P10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8">– Ноутбук — так называется место, где я нахожусь сейчас? А кто это мычит?</text:p>
      <text:p text:style-name="P10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8">– О, духи предков, но зачем??? Почему у него кляп во рту?</text:p>
      <text:p text:style-name="P108">– Мы связали его. Он нас предал. И тебя. И Эквестрию. Всех.</text:p>
      <text:p text:style-name="P108">При этих словах Эпплджек и Флаттершай непонимающе уставились на меня, а Дискорд протестующе замычал.</text:p>
      <text:p text:style-name="P108">Я начал рассказывать о своих догадках, и непонимающее выражение на лицах девушек сменилось удивлением.</text:p>
      <text:p text:style-name="P10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8">– А зачем тогда ты приложила его книгой? – непонимающе уставился я на неё.</text:p>
      <text:p text:style-name="P108">– Потому что ты напал на него. Я и подумала — тебе виднее. И подсобила.</text:p>
      <text:p text:style-name="P108">Флаттершай отрицающе мотнула головой.</text:p>
      <text:p text:style-name="P108">– Не может Дискорд быть предателем. Он мой друг.</text:p>
      <text:p text:style-name="P108">Дискорд благодарственно замычал и закивал головой.</text:p>
      <text:p text:style-name="P10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8">Дискорд завёл глаза на лоб и обречённо завыл.</text:p>
      <text:p text:style-name="P108">– Макс, постой. Дай мне поговорить с ним. – сказала Селестия. – Не могу поверить, что Дискорд на такое пошёл.</text:p>
      <text:p text:style-name="P108">– Ну хорошо. Поговори. Послушаем, что он скажет.</text:p>
      <text:p text:style-name="P108">Я красноречиво покачал кулак перед его носом и вытащил кляп.</text:p>
      <text:p text:style-name="P108">...</text:p>
      <text:p text:style-name="P99">– Ффы, тьфу, пффф, пфу! <text:span text:style-name="T16">&lt;</text:span><text:span text:style-name="T25">Вот дискорд! Я, то бишь!</text:span><text:span text:style-name="T16">&gt; </text:span>Ну за что мне такое наказание?! Пытаешься творить людям добро и в благодарность получаешь в морду! Вы всегда так на людей кидаетесь вместо <text:soft-page-break/>приветствия?! Святые яйца, мир полон идиотов (к тебе, дорогая Флаттершай, это не относится)!!!</text:p>
      <text:p text:style-name="P10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6">— </text:span><text:span text:style-name="T1">получишь кляп обратно.</text:span></text:p>
      <text:p text:style-name="P99">– Это я-то устраиваю цирк?!! ДА ТЫ НА СЕБЯ ПОСМОТРИ, КЛОУН!!! На людей кидаешься, чашками бросаешься, вон, мне нос разбил! Дерёшься...</text:p>
      <text:p text:style-name="P99">Я угрожающе поднёс тряпку к лицу Дискорда.</text:p>
      <text:p text:style-name="P99">– Ещё одно слово в таком тоне, и ты заткнёшься, а мы уйдём в Эквестрию без тебя!</text:p>
      <text:p text:style-name="P9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9">Дискорд демонстративно закрыл рот и посвистывая уставился в потолок.</text:p>
      <text:p text:style-name="P99">Разговор зашёл в тупик.</text:p>
      <text:p text:style-name="P102"/>
      <text:p text:style-name="P103">На мониторе высветился текст:</text:p>
      <text:p text:style-name="P10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3"/>
      <text:p text:style-name="P103">Из колонок послышался лёгкий шорох.</text:p>
      <text:p text:style-name="P99">– Дик, сейчас не время для ссор. – голос Селестии был мягким, но настойчивым. – Мы в одной лодке.</text:p>
      <text:p text:style-name="P99">– Тебе легко говорить! Тебе не разбивали нос и не оскорбляли угрозами!</text:p>
      <text:p text:style-name="P99">– Ты должен понимать, что у Макса были все основания так себя вести. Твоё поведение вызвало подозрения у него, ведь он мало тебя знает. </text:p>
      <text:p text:style-name="P99">К уговорам Селестии присоединилась Флаттершай.</text:p>
      <text:p text:style-name="P99">– Дискорд, миленький, прости его. Макс хороший. Он просто не знал, что ты тоже хороший...</text:p>
      <text:p text:style-name="P99">У Дискорда покраснели уши и он засмущался и заворчал.</text:p>
      <text:p text:style-name="P9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9">Я пропустил «дятла» мимо ушей.</text:p>
      <text:p text:style-name="P10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0">***</text:p>
      <text:p text:style-name="P9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9">Но, всё равно, главной причиной было любопытство! Видите ли, коллеги, возможность проникнуть в <text:soft-page-break/>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9">Потому разбрасываться такой возможностью не стоит. Если уж тебе повезло оказаться в новом мире — исследуй его сполна!..</text:p>
      <text:p text:style-name="P100">***</text:p>
      <text:p text:style-name="P105">&lt;<text:span text:style-name="T26">сюда можно вставить похождения Дискорда — вторая неопубликованная глава. Первая — секс с Селестией</text:span>&gt;</text:p>
      <text:p text:style-name="P100">***</text:p>
      <text:p text:style-name="P103">– Развяжите мне, наконец, руки! Или хотя бы одну. Плечами жестикулировать неудобно.... </text:p>
      <text:p text:style-name="P103">Я развязал Дискорду левую руку.</text:p>
      <text:p text:style-name="P10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3">Дискорд принялся разминать затёкшее запястье.</text:p>
      <text:p text:style-name="P10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3">– Какое письмо, Корди? – вскинулась до этого зачарованно слушавшая Дискорда Флаттершай.</text:p>
      <text:p text:style-name="P103">– Ну ваше же! Вы с Эпплджек написали мне о своих мытарствах тут. Вежливо так написали, спасибо...</text:p>
      <text:p text:style-name="P103">Флаттершай покрылась пунцовыми пятнами.</text:p>
      <text:p text:style-name="P103">– Я... Мы... – тут она совсем стушевалась.</text:p>
      <text:p text:style-name="P103">– Так а почему ты сказал, что никто не уйдёт в Эквестрию? – наконец перебила Дискорда скучавшая до этого Эпплджек.</text:p>
      <text:p text:style-name="P103">Дискорд уставился на неё долгим взглядом, а потом хлопнул себя по лбу.</text:p>
      <text:p text:style-name="P10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6">&lt;</text:span><text:span text:style-name="T21">упомянуть, что Дискорд учился играть на гитаре в Эквестрии — брал уроки у Рэйнбоу</text:span><text:span text:style-name="T16">&gt;</text:span>).<text:span text:style-name="T16"> </text:span>То есть, эквестрийские три месяца немного короче местных...<text:span text:style-name="T16">&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6">&gt;</text:span></text:p>
      <text:p text:style-name="P103">– И что? – продолжила его мысль Эпплджек.</text:p>
      <text:p text:style-name="P103">– Эквестрийские <text:span text:style-name="T16">&lt;</text:span><text:span text:style-name="T25">три месяца</text:span><text:span text:style-name="T16">&gt;</text:span> КО-РО-ЧЕ местных. – с нажимом повторил Дискорд. – По моим подсчётам, на два дня.</text:p>
      <text:p text:style-name="P103">– И?!! – до меня уже дошло, но Эпплджек продолжала тупить.</text:p>
      <text:p text:style-name="P103">– Короче, времени у нас осталось что-то около пятнадцати минут. Или около того. – заявил Дискорд, поднеся к глазам запястье с массивными часами.</text:p>
      <text:p text:style-name="P103"><text:soft-page-break/>– СКОЛЬКО??? – воскликнули хором я и девушки.</text:p>
      <text:p text:style-name="P103">Дискорд открыл было рот, но его слова заглушил звонок в дверь.</text:p>
      <text:p text:style-name="P103">– ОТКРОЙТЕ, ПОЛИЦИЯ! Вам даётся полминуты, чтобы открыть дверь. Через тридцать секунд дверь будет выбита!</text:p>
      <text:p text:style-name="P10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3">Блядь!</text:p>
      <text:p text:style-name="P103">– На крышу, живо!!! Через окно на кухне! – зашипел Дискорд, отчаянно дёргая узлы свободной рукой.</text:p>
      <text:p text:style-name="P103">Эпплджек, одной рукой сгребя в охапку ноутбук, второй увлекая Флаттершай, кинулась на кухню.</text:p>
      <text:p text:style-name="P103">– А толку? Куда мы с крыши денемся? – спросил я растерянно. Дискорд только раздражённо зарычал в ответ.</text:p>
      <text:p text:style-name="P99">Дверь содрогнулась от мощного удара. Послышался стук падающей штукатурки. Я сломя голову кинулся на кухню.</text:p>
      <text:p text:style-name="P99">– Развяжи меня, идиот!!! – гаркнул вдогонку Дискорд.</text:p>
      <text:p text:style-name="P9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9">– Давай на крышу! Я догоню! – рявкнул он, освобождая вторую руку.</text:p>
      <text:p text:style-name="P99">От второго удара дверная коробка крякнула и наполовину въехала в коридор. </text:p>
      <text:p text:style-name="P9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9">Верёвка в кухонном окне дёргалась от движений лезущих по ней Флатти и Эпплджек. Я словил её рукой и стал на подоконник.</text:p>
      <text:p text:style-name="P99">Чёрт!</text:p>
      <text:p text:style-name="P9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9">Но нет, триста тысяч чертей, раз девушки смогли – я тоже смогу!</text:p>
      <text:p text:style-name="P9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9">Я успел сократить расстояние до Эпплджек наполовину, когда девушки нашли решение.</text:p>
      <text:p text:style-name="P9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9"><text:soft-page-break/>Я выдохнул.</text:p>
      <text:p text:style-name="P9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9">Чёрт! Чёрт! Чёрт! Чёрт!</text:p>
      <text:p text:style-name="P99">Бля!!!...</text:p>
      <text:p text:style-name="P99">Верёвка закончилась, а вместе с ней прекратилась и боль в сожжёных суставах. Наконец-то у меня появилось время для паники. Я обнял ноги<text:span text:style-name="T16"> </text:span>Эпплджек покрепче, закрыл глаза и приготовился...</text:p>
      <text:p text:style-name="P99"/>
      <text:h text:style-name="P131" text:outline-level="2">Назад, в Эквестрию</text:h>
      <text:p text:style-name="P99"/>
      <text:p text:style-name="P99">Долго паниковать не пришлось. </text:p>
      <text:p text:style-name="P99">Я почувствовал сильный рывок за шиворот и захват поперёк груди. </text:p>
      <text:p text:style-name="P99">– ОТПУСТИ ДЕВЧОНКУ!!! – загрохотало мне в ухо. Я открыл глаза.</text:p>
      <text:p text:style-name="P9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9">Я чуть поднял глаза и уставился в чешуйчатую морду дракона.</text:p>
      <text:p text:style-name="P99">– Отпусти Эпплджек. Я её держу. – повторил Дискорд. – Мне сбалансироваться надо. Вы не такие уж и лёгкие.</text:p>
      <text:p text:style-name="P9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9">Наконец это ему удалось, и дальнейший подъём на крышу происходил в молчании.</text:p>
      <text:p text:style-name="P9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9">Флаттершай оторвала заплаканное лицо от моей ветровки.</text:p>
      <text:p text:style-name="P99">– Да-да, ты прав, Корди. Я готова.</text:p>
      <text:p text:style-name="P99">На длинной шее Дискорда разместились Эпплджек и Флаттершай. Я, для сохранения баланса, <text:soft-page-break/>разместился позади крыльев.</text:p>
      <text:p text:style-name="P99">Дискорд расправил крылья и начал короткую пробежку к краю.</text:p>
      <text:p text:style-name="P10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9">И мы полетели навстречу закату.</text:p>
      <text:p text:style-name="P9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9">Впереди по курсу увеличивалась громада моей высотки. Дискорд летел прямо на разрыв в ограждении, который я проделал <text:span text:style-name="T16">&lt;</text:span><text:span text:style-name="T25">полгода</text:span><text:span text:style-name="T16">&gt;</text:span> назад своим проходом в Эквестрию.</text:p>
      <text:p text:style-name="P9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9">– Пристегните ремни! – проревел Дискорд, резко ускоряясь. – Будет весело!!!</text:p>
      <text:p text:style-name="P9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9">– ЙУУУУУУУХХХУУУУУ!!! – заорал Дискорд, сложил крылья и врезался в шар.</text:p>
      <text:p text:style-name="P104">&lt;<text:span text:style-name="T2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2"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6">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16">–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16">– </text:span><text:span text:style-name="T1">Хорошо, с</text:span>ейчас объясню, <text:span text:style-name="T1">– </text:span>кивнул <text:span text:style-name="T1">Анакорн</text:span>. <text:span text:style-name="T16">–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6">&lt;</text:span><text:span text:style-name="T26">привязать к реальным событиям, описанным выше</text:span><text:span text:style-name="T16">&gt;</text:span><text:span text:style-name="T1">. А из таких посёлков Эквестрия состоит на 80% </text:span><text:span text:style-name="T16">&lt;</text:span><text:span text:style-name="T2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84">Ко мне наконец-то пришло понимание ситуации.</text:p>
      <text:p text:style-name="P8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2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23">–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16">&lt;</text:span>упомянуть в эпизоде на Терре, что МЛП-сериал закрылся год назад<text:span text:style-name="T16">&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4"><text:soft-page-break/>– Верни Рэйнбоу!!!</text:p>
      <text:p text:style-name="P84">Обломки карандаша выпали из кулака Анакорна на столик.</text:p>
      <text:p text:style-name="P84">– Э-э-э… м-м-м… ну-у-у... Нельзя сказать, что это совсем невыполнимо… Но, прямо скажу, задачка не для студента!</text:p>
      <text:p text:style-name="P84">– А ты студент?</text:p>
      <text:p text:style-name="P8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4">– Нет. Плата остаётся неизменной. Тут мы квиты. У меня тоже мало шансов помочь тебе — я не имею ни малейшего понятия, как это сделать.</text:p>
      <text:p text:style-name="P84">Ставшие почти прозрачными стены комнаты снова обрели материальность. Анакорн пожал плечами и протянул мне руку через столик.</text:p>
      <text:p text:style-name="P8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4">Я задумался.</text:p>
      <text:p text:style-name="P8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4">Анакорн почесал в затылке.</text:p>
      <text:p text:style-name="P84">– А кьютимарки? Как, <text:span text:style-name="T16">&lt;</text:span><text:span text:style-name="T27">чёрт</text:span><text:span text:style-name="T16">&gt;</text:span> меня побери, объяснить кьютимарки?</text:p>
      <text:p text:style-name="P84">– А кьютимарки ты сам даришь пони, когда распознаёшь их жизненное предназначение.</text:p>
      <text:p text:style-name="P8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4">Я пожал плечами.</text:p>
      <text:p text:style-name="P84">– А по-другому я не могу объяснить их появление. К сожалению.</text:p>
      <text:p text:style-name="P11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0">– Хорошо. Уболтал. Кьютимарки беру на себя. Так и знал, что мне самое трудное достанется!</text:p>
      <text:p text:style-name="P11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0"/>
      <text:p text:style-name="P112">Да, т<text:span text:style-name="T3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3"/>
      <text:p text:style-name="P11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2"/>
      <text:p text:style-name="P110">Я опять задумался. В голове было пусто. Хотя, если подумать с точки зрения программиста, можно... Наверное можно, раз все предыдущее прокатило...</text:p>
      <text:p text:style-name="P111">–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1">– Не понял? Это как? Как ты совместишь разрушенную магическими войнами Эквестрию с романтически-сексуальным раем для попаданцев?</text:p>
      <text:p text:style-name="P111"><text:span text:style-name="T16">–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1">Анакорн долго мусолил карандаш, а потом вдруг заржал.</text:p>
      <text:p text:style-name="P111"><text:span text:style-name="T1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1"><text:span text:style-name="T16">– </text:span>Я ничего никому не назначаю. Ты просил меня придумать отмазку для объяснения различий в фэндоме — я придумал. Не нравится — ну, извиняй.</text:p>
      <text:p text:style-name="P111">Анакорн примирительно похлопал меня по плечу.</text:p>
      <text:p text:style-name="P111"><text:span text:style-name="T1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1">Я подозрительно посмотрел на Анакорна.</text:p>
      <text:p text:style-name="P111"><text:span text:style-name="T16">– </text:span>Какой ещё, нафиг, «мой фанфик»? Я никакого фанфика не писал. И не собираюсь, вообще-то.</text:p>
      <text:p text:style-name="P111">Анакорн ехидно ухмыльнулся и откинулся в кресле, переплетя пальцы за затылком.</text:p>
      <text:p text:style-name="P111"><text:span text:style-name="T1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0"><text:span text:style-name="T1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0"><text:span text:style-name="T1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0"><text:span text:style-name="T16">– </text:span>Факн щит<text:note text:id="ftn12" text:note-class="footnote"><text:note-citation>12</text:note-citation><text:note-body><text:p text:style-name="P10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0">Анакорн развёл руками.</text:p>
      <text:p text:style-name="P110"><text:span text:style-name="T1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0">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6">&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5">–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5">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16">&lt;</text:span><text:span text:style-name="T25">парадокс</text:span><text:span text:style-name="T1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
      <text:p text:style-name="P83">***</text:p>
      <text:p text:style-name="P83"/>
      <text:p text:style-name="P82">&lt;<text:span text:style-name="T2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2"/>
      <text:p text:style-name="P82">– Привет, Макс. – образ Селестии снова реял передо мной, как <text:span text:style-name="T16">&lt;</text:span><text:span text:style-name="T25">полгода</text:span><text:span text:style-name="T16">&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5">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8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6">&lt;<text:span text:style-name="T1">Я поняла, что ты — тот, кто нам нужен, ещё при нашей встрече в библиотеке. Ты, перебрав великое </text:span><text:soft-page-break/><text:span text:style-name="T1">множество книг, остановился на нужной...</text:span>&gt;</text:p>
      <text:p text:style-name="P99">Селестия кивнула, соглашаясь, и образ её начал меркнуть.</text:p>
      <text:p text:style-name="P104">– <text:span text:style-name="T1">Окей. Будь счастлив и... спасибо тебе за всё, Макс.</text:span></text:p>
      <text:p text:style-name="P99">…</text:p>
      <text:p text:style-name="P10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9">Он нахлобучил на себя невесть откуда взявшуюся двууголку.</text:p>
      <text:p text:style-name="P99">– Как вам это нравится, господа?! Дискорд — спаситель Эквестрии! А ведь звучит!!! Разрешите откланяться!..</text:p>
      <text:p text:style-name="P99"/>
      <text:list xml:id="list3657166757164002540" text:style-name="L8">
        <text:list-header>
          <text:p text:style-name="P126">(<text:span text:style-name="T31">Луна — как повелительница снов, слышала разговор Макса с Анакорном</text:span>)</text:p>
          <text:p text:style-name="P127"/>
        </text:list-header>
      </text:list>
      <text:p text:style-name="P100">***</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16">– </text:span>Д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77">Я опустил руку на шею Дэш и ощутил теплоту и лёгкое покалывание в пустоте.</text:p>
      <text:p text:style-name="P77"><text:span text:style-name="T16">–</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31" text:outline-level="2">Земля</text:h>
      <text:p text:style-name="P80">Музыкальная тема из бегущего по лезвию бритвы — <text:span text:style-name="T16">Mission impossible</text:span></text:p>
      <text:p text:style-name="P81">&lt;Ужас возвращения из тёплого волшебного мира друзей в холодную скучную реальность.&gt;</text:p>
      <text:p text:style-name="P7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6">двенадцати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75"><text:span text:style-name="T1">Я нашарил ногами тапки и пошёл в ванную. Проходя мимо стола, зацепился взглядом за</text:span> эскиз <text:span text:style-name="T1">рисунка</text:span>.</text:p>
      <text:p text:style-name="P7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6">Доставая из стола ключи от машины, опять наткнулся взглядом на эскиз.</text:p>
      <text:p text:style-name="P7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6">Назову-ка я фантазию «Последний фанфик».</text:p>
      <text:p text:style-name="P76"/>
      <text:p text:style-name="P76"/>
      <text:p text:style-name="P76"/>
      <text:p text:style-name="P77"/>
      <text:p text:style-name="P77"/>
      <text:p text:style-name="P77"/>
      <text:p text:style-name="P77"><text:soft-page-break/></text:p>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6">&lt;</text:span><text:span text:style-name="T26">Живая лошадь — не кошка, ухаживать за ней сложнее</text:span><text:span text:style-name="T1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6">–</text:span> Держись! <text:span text:style-name="T1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16">&lt;</text:span><text:span text:style-name="T25">взгляд</text:span><text:span text:style-name="T1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6">—</text:span> выглядело по-дурацки, но тем-не-менее <text:span text:style-name="T16">—</text:span> повозка начала медлено набирать высоту. </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05T20:35:04.985388811</dc:date>
    <meta:editing-duration>P48DT8H25M36S</meta:editing-duration>
    <meta:editing-cycles>2052</meta:editing-cycles>
    <meta:generator>LibreOffice/5.0.2.2$Linux_X86_64 LibreOffice_project/00m0$Build-2</meta:generator>
    <meta:document-statistic meta:table-count="0" meta:image-count="0" meta:object-count="0" meta:page-count="123" meta:paragraph-count="2540" meta:word-count="56227" meta:character-count="373657" meta:non-whitespace-character-count="317213"/>
  </office:meta>
</office:document-meta>
</file>